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81in"/>
    </style:style>
    <style:style style:name="co7" style:family="table-column">
      <style:table-column-properties fo:break-before="auto" style:column-width="1.5882in"/>
    </style:style>
    <style:style style:name="co8" style:family="table-column">
      <style:table-column-properties fo:break-before="auto" style:column-width="1.35in"/>
    </style:style>
    <style:style style:name="co9" style:family="table-column">
      <style:table-column-properties fo:break-before="auto" style:column-width="1.8535in"/>
    </style:style>
    <style:style style:name="co10" style:family="table-column">
      <style:table-column-properties fo:break-before="auto" style:column-width="1.6409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0.7228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3.0374in"/>
    </style:style>
    <style:style style:name="co16" style:family="table-column">
      <style:table-column-properties fo:break-before="auto" style:column-width="2.7634in"/>
    </style:style>
    <style:style style:name="co17" style:family="table-column">
      <style:table-column-properties fo:break-before="auto" style:column-width="1.1291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9429in"/>
    </style:style>
    <style:style style:name="co20" style:family="table-column">
      <style:table-column-properties fo:break-before="auto" style:column-width="1.089in"/>
    </style:style>
    <style:style style:name="co21" style:family="table-column">
      <style:table-column-properties fo:break-before="auto" style:column-width="1.4744in"/>
    </style:style>
    <style:style style:name="co22" style:family="table-column">
      <style:table-column-properties fo:break-before="auto" style:column-width="0.7028in"/>
    </style:style>
    <style:style style:name="co23" style:family="table-column">
      <style:table-column-properties fo:break-before="auto" style:column-width="1.1402in"/>
    </style:style>
    <style:style style:name="co24" style:family="table-column">
      <style:table-column-properties fo:break-before="auto" style:column-width="0.7634in"/>
    </style:style>
    <style:style style:name="co25" style:family="table-column">
      <style:table-column-properties fo:break-before="auto" style:column-width="0.9256in"/>
    </style:style>
    <style:style style:name="co26" style:family="table-column">
      <style:table-column-properties fo:break-before="auto" style:column-width="0.789in"/>
    </style:style>
    <style:style style:name="co27" style:family="table-column">
      <style:table-column-properties fo:break-before="auto" style:column-width="0.9173in"/>
    </style:style>
    <style:style style:name="co28" style:family="table-column">
      <style:table-column-properties fo:break-before="auto" style:column-width="0.822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raft">
      <style:table-properties table:display="true" style:writing-mode="lr-tb"/>
    </style:style>
    <style:style style:name="ta2" style:family="table" style:master-page-name="PageStyle_5f_λPoly">
      <style:table-properties table:display="true" style:writing-mode="lr-tb"/>
    </style:style>
    <style:style style:name="ta3" style:family="table" style:master-page-name="PageStyle_5f_λMono">
      <style:table-properties table:display="true" style:writing-mode="lr-tb"/>
    </style:style>
    <style:style style:name="ta4" style:family="table" style:master-page-name="PageStyle_5f_λOrg">
      <style:table-properties table:display="true" style:writing-mode="lr-tb"/>
    </style:style>
    <style:style style:name="ta5" style:family="table" style:master-page-name="PageStyle_5f_R-Mono">
      <style:table-properties table:display="true" style:writing-mode="lr-tb"/>
    </style:style>
    <style:style style:name="ta6" style:family="table" style:master-page-name="PageStyle_5f_R-Poly">
      <style:table-properties table:display="true" style:writing-mode="lr-tb"/>
    </style:style>
    <style:style style:name="ta7" style:family="table" style:master-page-name="PageStyle_5f_Draf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c55a1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a5a5a5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d966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a6a6a6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8cbad"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548235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af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mp base is at 813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 for solar panel 63mm</text:p>
          </table:table-cell>
          <table:table-cell table:number-columns-repeated="6"/>
          <table:table-cell office:value-type="string" calcext:value-type="string">
            <text:p>Monocrystalline </text:p>
          </table:table-cell>
          <table:table-cell table:number-columns-repeated="3"/>
          <table:table-cell office:value-type="string" calcext:value-type="string">
            <text:p>Intensity </text:p>
          </table:table-cell>
          <table:table-cell office:value-type="string" calcext:value-type="string">
            <text:p>distanc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Distance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Isc (mA)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organic</text:p>
          </table:table-cell>
          <table:table-cell office:value-type="string" calcext:value-type="string">
            <text:p>8900lux</text:p>
          </table:table-cell>
          <table:table-cell office:value-type="string" calcext:value-type="string">
            <text:p>61c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mono &amp; poly</text:p>
          </table:table-cell>
          <table:table-cell office:value-type="string" calcext:value-type="string">
            <text:p>9700lux</text:p>
          </table:table-cell>
          <table:table-cell office:value-type="string" calcext:value-type="string">
            <text:p>57cm 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Poly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i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>
            <draw:frame table:end-cell-address="λPoly.J14" table:end-x="0.2in" table:end-y="0.1079in" draw:z-index="0" draw:name="Chart 1" draw:style-name="gr1" draw:text-style-name="P1" svg:width="3.2697in" svg:height="2.1453in" svg:x="0.2252in" svg:y="0.0709in">
              <draw:object draw:notify-on-update-of-ranges="λPoly.B5:λPoly.B11 λPoly.C5:λPoly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5.498" calcext:value-type="float">
            <text:p>5.4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.428" calcext:value-type="float">
            <text:p>5.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.302" calcext:value-type="float">
            <text:p>5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.138" calcext:value-type="float">
            <text:p>5.1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632" calcext:value-type="float">
            <text:p>4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2.705" calcext:value-type="float">
            <text:p>2.7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.453" calcext:value-type="float">
            <text:p>1.4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918" calcext:value-type="float">
            <text:p>0.9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713" calcext:value-type="float">
            <text:p>0.71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unting for backgr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[.$C$12]" office:value-type="float" office:value="4.715" calcext:value-type="float">
            <text:p>4.71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[.$C$12]" office:value-type="float" office:value="4.589" calcext:value-type="float">
            <text:p>4.58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[.$C$12]" office:value-type="float" office:value="4.425" calcext:value-type="float">
            <text:p>4.42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[.$C$12]" office:value-type="float" office:value="3.919" calcext:value-type="float">
            <text:p>3.91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[.$C$12]" office:value-type="float" office:value="1.992" calcext:value-type="float">
            <text:p>1.99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[.$C$12]" office:value-type="float" office:value="0.74" calcext:value-type="float">
            <text:p>0.7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[.$C$12]" office:value-type="float" office:value="0.205" calcext:value-type="float">
            <text:p>0.20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Mono" table:style-name="ta3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/>
          <table:table-cell>
            <draw:frame table:end-cell-address="λMono.K12" table:end-x="0.1413in" table:end-y="0.0661in" draw:z-index="0" draw:name="Chart 1" draw:style-name="gr1" draw:text-style-name="P1" svg:width="2.752in" svg:height="2.1287in" svg:x="0.0252in" svg:y="0.0457in">
              <draw:object draw:notify-on-update-of-ranges="λMono.B5:λMono.B11 λMono.C5:λMono.C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o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2.033" calcext:value-type="float">
            <text:p>2.0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017" calcext:value-type="float">
            <text:p>2.0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.958" calcext:value-type="float">
            <text:p>1.9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.842" calcext:value-type="float">
            <text:p>1.8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.29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815" calcext:value-type="float">
            <text:p>0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58" calcext:value-type="float">
            <text:p>0.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ccounting for background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4]-[.$C$12]" office:value-type="float" office:value="1.563" calcext:value-type="float">
            <text:p>1.5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5]-[.$C$12]" office:value-type="float" office:value="1.547" calcext:value-type="float">
            <text:p>1.54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6]-[.$C$12]" office:value-type="float" office:value="1.523" calcext:value-type="float">
            <text:p>1.52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7]-[.$C$12]" office:value-type="float" office:value="1.488" calcext:value-type="float">
            <text:p>1.488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8]-[.$C$12]" office:value-type="float" office:value="1.372" calcext:value-type="float">
            <text:p>1.37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9]-[.$C$12]" office:value-type="float" office:value="0.82" calcext:value-type="float">
            <text:p>0.8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0]-[.$C$12]" office:value-type="float" office:value="0.345" calcext:value-type="float">
            <text:p>0.34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Org" table:style-name="ta4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rganic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ariation of 0.002V</text:p>
          </table:table-cell>
          <table:table-cell table:number-columns-repeated="2"/>
          <table:table-cell office:value-type="string" calcext:value-type="string">
            <text:p>band gap should be between 610-7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4.405" calcext:value-type="float">
            <text:p>4.405</text:p>
          </table:table-cell>
          <table:table-cell table:formula="of:=SQRT(0.002^2+0.001^2+0.005^2)" office:value-type="float" office:value="0.00547722557505166" calcext:value-type="float">
            <text:p>0.00547722557505166</text:p>
          </table:table-cell>
          <table:table-cell>
            <draw:frame table:end-cell-address="λOrg.J15" table:end-x="0.3996in" table:end-y="0.0913in" draw:z-index="0" draw:name="Chart 1" draw:style-name="gr1" draw:text-style-name="P1" svg:width="3.2028in" svg:height="2.1122in" svg:x="0.4917in" svg:y="0.0874in">
              <draw:object draw:notify-on-update-of-ranges="λOrg.B5:λOrg.B11 λOrg.C5:λOrg.C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38" calcext:value-type="float">
            <text:p>4.38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.347" calcext:value-type="float">
            <text:p>4.347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.303" calcext:value-type="float">
            <text:p>4.30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152" calcext:value-type="float">
            <text:p>4.152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3.311" calcext:value-type="float">
            <text:p>3.311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3.049" calcext:value-type="float">
            <text:p>3.049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043" calcext:value-type="float">
            <text:p>3.04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3.04" calcext:value-type="float">
            <text:p>3.04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ccounting for background: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3.04" office:value-type="float" office:value="1.34" calcext:value-type="float">
            <text:p>1.3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3.04" office:value-type="float" office:value="1.307" calcext:value-type="float">
            <text:p>1.30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3.04" office:value-type="float" office:value="1.263" calcext:value-type="float">
            <text:p>1.2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3.04" office:value-type="float" office:value="1.112" calcext:value-type="float">
            <text:p>1.11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3.04" office:value-type="float" office:value="0.271" calcext:value-type="float">
            <text:p>0.27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3.04" office:value-type="float" office:value="0.0089999999999999" calcext:value-type="float">
            <text:p>0.008999999999999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3.04" office:value-type="float" office:value="0.00300000000000011" calcext:value-type="float">
            <text:p>0.0030000000000001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Mono" table:style-name="ta5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no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Power of lamp</text:p>
          </table:table-cell>
          <table:table-cell office:value-type="float" office:value="0.566893424036281" calcext:value-type="float">
            <text:p>0.566893424036281</text:p>
          </table:table-cell>
          <table:table-cell office:value-type="float" office:value="0.41589" calcext:value-type="float">
            <text:p>0.41589</text:p>
          </table:table-cell>
          <table:table-cell table:formula="of:=[.L1]*[.K1]" office:value-type="float" office:value="0.235765306122449" calcext:value-type="float">
            <text:p>0.235765306122449</text:p>
          </table:table-cell>
          <table:table-cell office:value-type="string" calcext:value-type="string">
            <text:p>Took the area of the previous "circle" cause we technically never adjusted the focusing on the different panel sizes, so we get a smaller coverage of 41.6% which leads to 0.24W roughl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0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16" office:value-type="string" calcext:value-type="string">
            <text:p>Temperature (K)</text:p>
          </table:table-cell>
          <table:table-cell table:style-name="ce16" office:value-type="string" calcext:value-type="string">
            <text:p>Efficiency <text:s/>(%)</text:p>
          </table:table-cell>
          <table:table-cell>
            <draw:frame table:end-cell-address="'R-Mono'.AD18" table:end-x="0.0299in" table:end-y="0.0587in" draw:z-index="0" draw:name="Chart 6" draw:style-name="gr1" draw:text-style-name="P1" svg:width="10.3539in" svg:height="2.8622in" svg:x="0.3315in" svg:y="0.0713in">
              <draw:object draw:notify-on-update-of-ranges="'R-Mono'.T4:'R-Mono'.T19 'R-Mono'.U4:'R-Mono'.U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4" table:formula="of:=[.F4]/[.J4]" office:value-type="float" office:value="151.109971426478" calcext:value-type="float">
            <text:p>151.10997142647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75" calcext:value-type="float">
            <text:p>2.75</text:p>
          </table:table-cell>
          <table:table-cell office:value-type="float" office:value="2.73" calcext:value-type="float">
            <text:p>2.73</text:p>
          </table:table-cell>
          <table:table-cell table:formula="of:=AVERAGE([.C4:.E4])" office:value-type="float" office:value="2.75" calcext:value-type="float">
            <text:p>2.75</text:p>
          </table:table-cell>
          <table:table-cell office:value-type="float" office:value="18.216" calcext:value-type="float">
            <text:p>18.216</text:p>
          </table:table-cell>
          <table:table-cell office:value-type="float" office:value="18.22" calcext:value-type="float">
            <text:p>18.22</text:p>
          </table:table-cell>
          <table:table-cell office:value-type="float" office:value="18.16" calcext:value-type="float">
            <text:p>18.16</text:p>
          </table:table-cell>
          <table:table-cell table:formula="of:=10^(-3)*SUM([.G4:.I4])/3" office:value-type="float" office:value="0.0181986666666667" calcext:value-type="float">
            <text:p>0.0181986666666667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table:style-name="ce4" table:formula="of:=AVERAGE([.K4:.L4])" office:value-type="float" office:value="9.1" calcext:value-type="float">
            <text:p>9.1</text:p>
          </table:table-cell>
          <table:table-cell table:formula="of:=272+[.M4]" office:value-type="float" office:value="281.1" calcext:value-type="float">
            <text:p>281.1</text:p>
          </table:table-cell>
          <table:table-cell table:number-columns-repeated="2"/>
          <table:table-cell table:formula="of:=([.P4]^2)*[.A4]" office:value-type="float" office:value="0" calcext:value-type="float">
            <text:p>0</text:p>
          </table:table-cell>
          <table:table-cell table:formula="of:=([.Q4]/[.$M$1])*100" office:value-type="float" office:value="0" calcext:value-type="float">
            <text:p>0</text:p>
          </table:table-cell>
          <table:table-cell/>
          <table:table-cell table:style-name="ce16" office:value-type="float" office:value="370.8" calcext:value-type="float">
            <text:p>370.8</text:p>
          </table:table-cell>
          <table:table-cell table:style-name="ce16" office:value-type="float" office:value="0.528732076817658" calcext:value-type="float">
            <text:p>0.528732076817658</text:p>
          </table:table-cell>
          <table:table-cell table:number-columns-repeated="9"/>
        </table:table-row>
        <table:table-row table:style-name="ro1">
          <table:table-cell table:style-name="ce5" table:formula="of:=[.F5]/[.J5]" office:value-type="float" office:value="121.457791000372" calcext:value-type="float">
            <text:p>121.457791000372</text:p>
          </table:table-cell>
          <table:table-cell/>
          <table:table-cell office:value-type="float" office:value="2.178" calcext:value-type="float">
            <text:p>2.178</text:p>
          </table:table-cell>
          <table:table-cell table:number-columns-repeated="2" office:value-type="float" office:value="2.177" calcext:value-type="float">
            <text:p>2.177</text:p>
          </table:table-cell>
          <table:table-cell table:formula="of:=AVERAGE([.C5:.E5])" office:value-type="float" office:value="2.17733333333333" calcext:value-type="float">
            <text:p>2.17733333333333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3" calcext:value-type="float">
            <text:p>17.93</text:p>
          </table:table-cell>
          <table:table-cell table:formula="of:=10^(-3)*SUM([.G5:.I5])/3" office:value-type="float" office:value="0.0179266666666667" calcext:value-type="float">
            <text:p>0.01792666666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table:style-name="ce5" table:formula="of:=AVERAGE([.K5:.L5])" office:value-type="float" office:value="17.9" calcext:value-type="float">
            <text:p>17.9</text:p>
          </table:table-cell>
          <table:table-cell table:formula="of:=272+[.M5]" office:value-type="float" office:value="289.9" calcext:value-type="float">
            <text:p>289.9</text:p>
          </table:table-cell>
          <table:table-cell table:number-columns-repeated="2"/>
          <table:table-cell table:formula="of:=([.P5]^2)*[.A5]" office:value-type="float" office:value="0" calcext:value-type="float">
            <text:p>0</text:p>
          </table:table-cell>
          <table:table-cell table:formula="of:=([.Q5]/[.$M$1])*100" office:value-type="float" office:value="0" calcext:value-type="float">
            <text:p>0</text:p>
          </table:table-cell>
          <table:table-cell/>
          <table:table-cell table:style-name="ce16" office:value-type="float" office:value="355.5" calcext:value-type="float">
            <text:p>355.5</text:p>
          </table:table-cell>
          <table:table-cell table:style-name="ce16" office:value-type="float" office:value="0.434250556484722" calcext:value-type="float">
            <text:p>0.434250556484722</text:p>
          </table:table-cell>
          <table:table-cell table:number-columns-repeated="9"/>
        </table:table-row>
        <table:table-row table:style-name="ro1">
          <table:table-cell table:style-name="ce4" table:formula="of:=[.F6]/[.J6]" office:value-type="float" office:value="112.469709021625" calcext:value-type="float">
            <text:p>112.469709021625</text:p>
          </table:table-cell>
          <table:table-cell/>
          <table:table-cell office:value-type="float" office:value="2.0266" calcext:value-type="float">
            <text:p>2.0266</text:p>
          </table:table-cell>
          <table:table-cell table:number-columns-repeated="2" office:value-type="float" office:value="2.0267" calcext:value-type="float">
            <text:p>2.0267</text:p>
          </table:table-cell>
          <table:table-cell table:formula="of:=AVERAGE([.C6:.E6])" office:value-type="float" office:value="2.02666666666667" calcext:value-type="float">
            <text:p>2.02666666666667</text:p>
          </table:table-cell>
          <table:table-cell table:number-columns-repeated="2" office:value-type="float" office:value="18.02" calcext:value-type="float">
            <text:p>18.02</text:p>
          </table:table-cell>
          <table:table-cell office:value-type="float" office:value="18.019" calcext:value-type="float">
            <text:p>18.019</text:p>
          </table:table-cell>
          <table:table-cell table:formula="of:=10^(-3)*SUM([.G6:.I6])/3" office:value-type="float" office:value="0.0180196666666667" calcext:value-type="float">
            <text:p>0.0180196666666667</text:p>
          </table:table-cell>
          <table:table-cell office:value-type="float" office:value="35.7" calcext:value-type="float">
            <text:p>35.7</text:p>
          </table:table-cell>
          <table:table-cell office:value-type="float" office:value="33.9" calcext:value-type="float">
            <text:p>33.9</text:p>
          </table:table-cell>
          <table:table-cell table:style-name="ce4" table:formula="of:=AVERAGE([.K6:.L6])" office:value-type="float" office:value="34.8" calcext:value-type="float">
            <text:p>34.8</text:p>
          </table:table-cell>
          <table:table-cell table:formula="of:=272+[.M6]" office:value-type="float" office:value="306.8" calcext:value-type="float">
            <text:p>306.8</text:p>
          </table:table-cell>
          <table:table-cell table:number-columns-repeated="2"/>
          <table:table-cell table:formula="of:=([.P6]^2)*[.A6]" office:value-type="float" office:value="0" calcext:value-type="float">
            <text:p>0</text:p>
          </table:table-cell>
          <table:table-cell table:formula="of:=([.Q6]/[.$M$1])*100" office:value-type="float" office:value="0" calcext:value-type="float">
            <text:p>0</text:p>
          </table:table-cell>
          <table:table-cell/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1.36769356994048" calcext:value-type="float">
            <text:p>1.36769356994048</text:p>
          </table:table-cell>
          <table:table-cell table:number-columns-repeated="9"/>
        </table:table-row>
        <table:table-row table:style-name="ro1">
          <table:table-cell table:style-name="ce6" table:formula="of:=[.F7]/[.J7]" office:value-type="float" office:value="82.9751448327415" calcext:value-type="float">
            <text:p>82.9751448327415</text:p>
          </table:table-cell>
          <table:table-cell/>
          <table:table-cell office:value-type="float" office:value="1.468" calcext:value-type="float">
            <text:p>1.468</text:p>
          </table:table-cell>
          <table:table-cell office:value-type="float" office:value="1.489" calcext:value-type="float">
            <text:p>1.489</text:p>
          </table:table-cell>
          <table:table-cell office:value-type="float" office:value="1.483" calcext:value-type="float">
            <text:p>1.483</text:p>
          </table:table-cell>
          <table:table-cell table:formula="of:=AVERAGE([.C7:.E7])" office:value-type="float" office:value="1.48" calcext:value-type="float">
            <text:p>1.48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3" calcext:value-type="float">
            <text:p>17.83</text:p>
          </table:table-cell>
          <table:table-cell office:value-type="float" office:value="17.84" calcext:value-type="float">
            <text:p>17.84</text:p>
          </table:table-cell>
          <table:table-cell table:formula="of:=10^(-3)*SUM([.G7:.I7])/3" office:value-type="float" office:value="0.0178366666666667" calcext:value-type="float">
            <text:p>0.01783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93.6" calcext:value-type="float">
            <text:p>93.6</text:p>
          </table:table-cell>
          <table:table-cell table:style-name="ce6" table:formula="of:=AVERAGE([.K7:.L7])" office:value-type="float" office:value="98.8" calcext:value-type="float">
            <text:p>98.8</text:p>
          </table:table-cell>
          <table:table-cell table:formula="of:=272+[.M7]" office:value-type="float" office:value="370.8" calcext:value-type="float">
            <text:p>370.8</text:p>
          </table:table-cell>
          <table:table-cell/>
          <table:table-cell table:formula="of:=10^-3*3.876" office:value-type="float" office:value="0.003876" calcext:value-type="float">
            <text:p>0.003876</text:p>
          </table:table-cell>
          <table:table-cell table:formula="of:=([.P7]^2)*[.A7]" office:value-type="float" office:value="0.00124656679947673" calcext:value-type="float">
            <text:p>0.00124656679947673</text:p>
          </table:table-cell>
          <table:table-cell table:formula="of:=([.Q7]/[.$M$1])*100" office:value-type="float" office:value="0.528732076817658" calcext:value-type="float">
            <text:p>0.528732076817658</text:p>
          </table:table-cell>
          <table:table-cell/>
          <table:table-cell table:style-name="ce16" office:value-type="float" office:value="334.8" calcext:value-type="float">
            <text:p>334.8</text:p>
          </table:table-cell>
          <table:table-cell table:style-name="ce16" office:value-type="float" office:value="1.55480545519896" calcext:value-type="float">
            <text:p>1.55480545519896</text:p>
          </table:table-cell>
          <table:table-cell table:number-columns-repeated="9"/>
        </table:table-row>
        <table:table-row table:style-name="ro1">
          <table:table-cell table:style-name="ce4" table:formula="of:=[.F8]/[.J8]" office:value-type="float" office:value="92.1062476618032" calcext:value-type="float">
            <text:p>92.1062476618032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1.641" calcext:value-type="float">
            <text:p>1.641</text:p>
          </table:table-cell>
          <table:table-cell office:value-type="float" office:value="1.645" calcext:value-type="float">
            <text:p>1.645</text:p>
          </table:table-cell>
          <table:table-cell table:formula="of:=AVERAGE([.C8:.E8])" office:value-type="float" office:value="1.64133333333333" calcext:value-type="float">
            <text:p>1.6413333333333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3" calcext:value-type="float">
            <text:p>17.83</text:p>
          </table:table-cell>
          <table:table-cell table:formula="of:=10^(-3)*SUM([.G8:.I8])/3" office:value-type="float" office:value="0.01782" calcext:value-type="float">
            <text:p>0.0178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style-name="ce4" table:formula="of:=AVERAGE([.K8:.L8])" office:value-type="float" office:value="83.5" calcext:value-type="float">
            <text:p>83.5</text:p>
          </table:table-cell>
          <table:table-cell table:formula="of:=272+[.M8]" office:value-type="float" office:value="355.5" calcext:value-type="float">
            <text:p>355.5</text:p>
          </table:table-cell>
          <table:table-cell/>
          <table:table-cell table:formula="of:=10^-3*3.334" office:value-type="float" office:value="0.003334" calcext:value-type="float">
            <text:p>0.003334</text:p>
          </table:table-cell>
          <table:table-cell table:formula="of:=([.P8]^2)*[.A8]" office:value-type="float" office:value="0.00102381215383464" calcext:value-type="float">
            <text:p>0.00102381215383464</text:p>
          </table:table-cell>
          <table:table-cell table:formula="of:=([.Q8]/[.$M$1])*100" office:value-type="float" office:value="0.434250556484722" calcext:value-type="float">
            <text:p>0.434250556484722</text:p>
          </table:table-cell>
          <table:table-cell/>
          <table:table-cell table:style-name="ce16" office:value-type="float" office:value="325.2" calcext:value-type="float">
            <text:p>325.2</text:p>
          </table:table-cell>
          <table:table-cell table:style-name="ce16" office:value-type="float" office:value="1.61395666109086" calcext:value-type="float">
            <text:p>1.61395666109086</text:p>
          </table:table-cell>
          <table:table-cell table:number-columns-repeated="9"/>
        </table:table-row>
        <table:table-row table:style-name="ro1">
          <table:table-cell table:style-name="ce7" table:formula="of:=[.F9]/[.J9]" office:value-type="float" office:value="95.6235912847483" calcext:value-type="float">
            <text:p>95.6235912847483</text:p>
          </table:table-cell>
          <table:table-cell/>
          <table:table-cell office:value-type="float" office:value="1.699" calcext:value-type="float">
            <text:p>1.699</text:p>
          </table:table-cell>
          <table:table-cell office:value-type="float" office:value="1.697" calcext:value-type="float">
            <text:p>1.697</text:p>
          </table:table-cell>
          <table:table-cell office:value-type="float" office:value="1.695" calcext:value-type="float">
            <text:p>1.695</text:p>
          </table:table-cell>
          <table:table-cell table:formula="of:=AVERAGE([.C9:.E9])" office:value-type="float" office:value="1.697" calcext:value-type="float">
            <text:p>1.697</text:p>
          </table:table-cell>
          <table:table-cell office:value-type="float" office:value="17.75" calcext:value-type="float">
            <text:p>17.75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5" calcext:value-type="float">
            <text:p>17.75</text:p>
          </table:table-cell>
          <table:table-cell table:formula="of:=10^(-3)*SUM([.G9:.I9])/3" office:value-type="float" office:value="0.0177466666666667" calcext:value-type="float">
            <text:p>0.017746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7" table:formula="of:=AVERAGE([.K9:.L9])" office:value-type="float" office:value="73" calcext:value-type="float">
            <text:p>73</text:p>
          </table:table-cell>
          <table:table-cell table:formula="of:=272+[.M9]" office:value-type="float" office:value="345" calcext:value-type="float">
            <text:p>345</text:p>
          </table:table-cell>
          <table:table-cell/>
          <table:table-cell table:style-name="ce17" table:formula="of:=10^-3*5.807" office:value-type="float" office:value="0.005807" calcext:value-type="float">
            <text:p>0.005807</text:p>
          </table:table-cell>
          <table:table-cell table:formula="of:=([.P9]^2)*[.A9]" office:value-type="float" office:value="0.00322454693198723" calcext:value-type="float">
            <text:p>0.00322454693198723</text:p>
          </table:table-cell>
          <table:table-cell table:formula="of:=([.Q9]/[.$M$1])*100" office:value-type="float" office:value="1.36769356994048" calcext:value-type="float">
            <text:p>1.36769356994048</text:p>
          </table:table-cell>
          <table:table-cell/>
          <table:table-cell table:style-name="ce16" office:value-type="float" office:value="321.3" calcext:value-type="float">
            <text:p>321.3</text:p>
          </table:table-cell>
          <table:table-cell table:style-name="ce16" office:value-type="float" office:value="3.03760289985602" calcext:value-type="float">
            <text:p>3.03760289985602</text:p>
          </table:table-cell>
          <table:table-cell table:number-columns-repeated="9"/>
        </table:table-row>
        <table:table-row table:style-name="ro1">
          <table:table-cell table:style-name="ce4" table:formula="of:=[.F10]/[.J10]" office:value-type="float" office:value="101.519984987803" calcext:value-type="float">
            <text:p>101.519984987803</text:p>
          </table:table-cell>
          <table:table-cell/>
          <table:table-cell office:value-type="float" office:value="1.802" calcext:value-type="float">
            <text:p>1.802</text:p>
          </table:table-cell>
          <table:table-cell office:value-type="float" office:value="1.803" calcext:value-type="float">
            <text:p>1.803</text:p>
          </table:table-cell>
          <table:table-cell office:value-type="float" office:value="1.805" calcext:value-type="float">
            <text:p>1.805</text:p>
          </table:table-cell>
          <table:table-cell table:formula="of:=AVERAGE([.C10:.E10])" office:value-type="float" office:value="1.80333333333333" calcext:value-type="float">
            <text:p>1.80333333333333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17.77" calcext:value-type="float">
            <text:p>17.77</text:p>
          </table:table-cell>
          <table:table-cell table:formula="of:=10^(-3)*SUM([.G10:.I10])/3" office:value-type="float" office:value="0.0177633333333333" calcext:value-type="float">
            <text:p>0.0177633333333333</text:p>
          </table:table-cell>
          <table:table-cell office:value-type="float" office:value="65" calcext:value-type="float">
            <text:p>65</text:p>
          </table:table-cell>
          <table:table-cell office:value-type="float" office:value="60.6" calcext:value-type="float">
            <text:p>60.6</text:p>
          </table:table-cell>
          <table:table-cell table:style-name="ce4" table:formula="of:=AVERAGE([.K10:.L10])" office:value-type="float" office:value="62.8" calcext:value-type="float">
            <text:p>62.8</text:p>
          </table:table-cell>
          <table:table-cell table:formula="of:=272+[.M10]" office:value-type="float" office:value="334.8" calcext:value-type="float">
            <text:p>334.8</text:p>
          </table:table-cell>
          <table:table-cell/>
          <table:table-cell table:formula="of:=10^-3*6.009" office:value-type="float" office:value="0.006009" calcext:value-type="float">
            <text:p>0.006009</text:p>
          </table:table-cell>
          <table:table-cell table:formula="of:=([.P10]^2)*[.A10]" office:value-type="float" office:value="0.00366569184105837" calcext:value-type="float">
            <text:p>0.00366569184105837</text:p>
          </table:table-cell>
          <table:table-cell table:formula="of:=([.Q10]/[.$M$1])*100" office:value-type="float" office:value="1.55480545519897" calcext:value-type="float">
            <text:p>1.55480545519897</text:p>
          </table:table-cell>
          <table:table-cell/>
          <table:table-cell table:style-name="ce16" office:value-type="float" office:value="315.75" calcext:value-type="float">
            <text:p>315.75</text:p>
          </table:table-cell>
          <table:table-cell table:style-name="ce16" office:value-type="float" office:value="2.12853712360606" calcext:value-type="float">
            <text:p>2.12853712360606</text:p>
          </table:table-cell>
          <table:table-cell table:number-columns-repeated="9"/>
        </table:table-row>
        <table:table-row table:style-name="ro1">
          <table:table-cell table:style-name="ce8" table:formula="of:=[.F11]/[.J11]" office:value-type="float" office:value="105.172089524168" calcext:value-type="float">
            <text:p>105.172089524168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6" calcext:value-type="float">
            <text:p>1.866</text:p>
          </table:table-cell>
          <table:table-cell table:formula="of:=AVERAGE([.C11:.E11])" office:value-type="float" office:value="1.864" calcext:value-type="float">
            <text:p>1.864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17.72" calcext:value-type="float">
            <text:p>17.72</text:p>
          </table:table-cell>
          <table:table-cell table:formula="of:=10^(-3)*SUM([.G11:.I11])/3" office:value-type="float" office:value="0.0177233333333333" calcext:value-type="float">
            <text:p>0.0177233333333333</text:p>
          </table:table-cell>
          <table:table-cell office:value-type="float" office:value="54.6" calcext:value-type="float">
            <text:p>54.6</text:p>
          </table:table-cell>
          <table:table-cell office:value-type="float" office:value="51.8" calcext:value-type="float">
            <text:p>51.8</text:p>
          </table:table-cell>
          <table:table-cell table:style-name="ce8" table:formula="of:=AVERAGE([.K11:.L11])" office:value-type="float" office:value="53.2" calcext:value-type="float">
            <text:p>53.2</text:p>
          </table:table-cell>
          <table:table-cell table:formula="of:=272+[.M11]" office:value-type="float" office:value="325.2" calcext:value-type="float">
            <text:p>325.2</text:p>
          </table:table-cell>
          <table:table-cell/>
          <table:table-cell table:formula="of:=10^-3*6.015" office:value-type="float" office:value="0.006015" calcext:value-type="float">
            <text:p>0.006015</text:p>
          </table:table-cell>
          <table:table-cell table:formula="of:=([.P11]^2)*[.A11]" office:value-type="float" office:value="0.00380514986270454" calcext:value-type="float">
            <text:p>0.00380514986270454</text:p>
          </table:table-cell>
          <table:table-cell table:formula="of:=([.Q11]/[.$M$1])*100" office:value-type="float" office:value="1.61395666109087" calcext:value-type="float">
            <text:p>1.61395666109087</text:p>
          </table:table-cell>
          <table:table-cell/>
          <table:table-cell table:style-name="ce16" office:value-type="float" office:value="311.2" calcext:value-type="float">
            <text:p>311.2</text:p>
          </table:table-cell>
          <table:table-cell table:style-name="ce16" office:value-type="float" office:value="3.71814836444381" calcext:value-type="float">
            <text:p>3.71814836444381</text:p>
          </table:table-cell>
          <table:table-cell table:number-columns-repeated="9"/>
        </table:table-row>
        <table:table-row table:style-name="ro1">
          <table:table-cell table:style-name="ce4" table:formula="of:=[.F12]/[.J12]" office:value-type="float" office:value="108.537044001504" calcext:value-type="float">
            <text:p>108.537044001504</text:p>
          </table:table-cell>
          <table:table-cell/>
          <table:table-cell office:value-type="float" office:value="1.923" calcext:value-type="float">
            <text:p>1.9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25" calcext:value-type="float">
            <text:p>1.925</text:p>
          </table:table-cell>
          <table:table-cell table:formula="of:=AVERAGE([.C12:.E12])" office:value-type="float" office:value="1.924" calcext:value-type="float">
            <text:p>1.924</text:p>
          </table:table-cell>
          <table:table-cell table:number-columns-repeated="2" office:value-type="float" office:value="17.73" calcext:value-type="float">
            <text:p>17.73</text:p>
          </table:table-cell>
          <table:table-cell office:value-type="float" office:value="17.72" calcext:value-type="float">
            <text:p>17.72</text:p>
          </table:table-cell>
          <table:table-cell table:formula="of:=10^(-3)*SUM([.G12:.I12])/3" office:value-type="float" office:value="0.0177266666666667" calcext:value-type="float">
            <text:p>0.0177266666666667</text:p>
          </table:table-cell>
          <table:table-cell office:value-type="float" office:value="49.6" calcext:value-type="float">
            <text:p>49.6</text:p>
          </table:table-cell>
          <table:table-cell office:value-type="float" office:value="49" calcext:value-type="float">
            <text:p>49</text:p>
          </table:table-cell>
          <table:table-cell table:style-name="ce4" table:formula="of:=AVERAGE([.K12:.L12])" office:value-type="float" office:value="49.3" calcext:value-type="float">
            <text:p>49.3</text:p>
          </table:table-cell>
          <table:table-cell table:formula="of:=272+[.M12]" office:value-type="float" office:value="321.3" calcext:value-type="float">
            <text:p>321.3</text:p>
          </table:table-cell>
          <table:table-cell/>
          <table:table-cell table:formula="of:=10^-3*8.123" office:value-type="float" office:value="0.008123" calcext:value-type="float">
            <text:p>0.008123</text:p>
          </table:table-cell>
          <table:table-cell table:formula="of:=([.P12]^2)*[.A12]" office:value-type="float" office:value="0.00716161377562991" calcext:value-type="float">
            <text:p>0.00716161377562991</text:p>
          </table:table-cell>
          <table:table-cell table:formula="of:=([.Q12]/[.$M$1])*100" office:value-type="float" office:value="3.03760289985601" calcext:value-type="float">
            <text:p>3.03760289985601</text:p>
          </table:table-cell>
          <table:table-cell/>
          <table:table-cell table:style-name="ce16" office:value-type="float" office:value="278.15" calcext:value-type="float">
            <text:p>278.15</text:p>
          </table:table-cell>
          <table:table-cell table:style-name="ce16" office:value-type="float" office:value="8.24356908991626" calcext:value-type="float">
            <text:p>8.24356908991626</text:p>
          </table:table-cell>
          <table:table-cell table:number-columns-repeated="9"/>
        </table:table-row>
        <table:table-row table:style-name="ro1">
          <table:table-cell table:style-name="ce9" table:formula="of:=[.F13]/[.J13]" office:value-type="float" office:value="110.272812793979" calcext:value-type="float">
            <text:p>110.272812793979</text:p>
          </table:table-cell>
          <table:table-cell/>
          <table:table-cell office:value-type="float" office:value="1.953" calcext:value-type="float">
            <text:p>1.953</text:p>
          </table:table-cell>
          <table:table-cell table:number-columns-repeated="2" office:value-type="float" office:value="1.954" calcext:value-type="float">
            <text:p>1.954</text:p>
          </table:table-cell>
          <table:table-cell table:formula="of:=AVERAGE([.C13:.E13])" office:value-type="float" office:value="1.95366666666667" calcext:value-type="float">
            <text:p>1.95366666666667</text:p>
          </table:table-cell>
          <table:table-cell table:number-columns-repeated="2" office:value-type="float" office:value="17.72" calcext:value-type="float">
            <text:p>17.72</text:p>
          </table:table-cell>
          <table:table-cell office:value-type="float" office:value="17.71" calcext:value-type="float">
            <text:p>17.71</text:p>
          </table:table-cell>
          <table:table-cell table:formula="of:=10^(-3)*SUM([.G13:.I13])/3" office:value-type="float" office:value="0.0177166666666667" calcext:value-type="float">
            <text:p>0.017716666666666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table:style-name="ce9" table:formula="of:=AVERAGE([.K13:.L13])" office:value-type="float" office:value="43.75" calcext:value-type="float">
            <text:p>43.75</text:p>
          </table:table-cell>
          <table:table-cell table:formula="of:=272+[.M13]" office:value-type="float" office:value="315.75" calcext:value-type="float">
            <text:p>315.75</text:p>
          </table:table-cell>
          <table:table-cell/>
          <table:table-cell table:formula="of:=10^-3*6.746" office:value-type="float" office:value="0.006746" calcext:value-type="float">
            <text:p>0.006746</text:p>
          </table:table-cell>
          <table:table-cell table:formula="of:=([.P13]^2)*[.A13]" office:value-type="float" office:value="0.0050183520653998" calcext:value-type="float">
            <text:p>0.0050183520653998</text:p>
          </table:table-cell>
          <table:table-cell table:formula="of:=([.Q13]/[.$M$1])*100" office:value-type="float" office:value="2.12853712360606" calcext:value-type="float">
            <text:p>2.12853712360606</text:p>
          </table:table-cell>
          <table:table-cell/>
          <table:table-cell table:style-name="ce16" office:value-type="float" office:value="281.35" calcext:value-type="float">
            <text:p>281.35</text:p>
          </table:table-cell>
          <table:table-cell table:style-name="ce16" office:value-type="float" office:value="8.46988777216664" calcext:value-type="float">
            <text:p>8.46988777216664</text:p>
          </table:table-cell>
          <table:table-cell table:number-columns-repeated="9"/>
        </table:table-row>
        <table:table-row table:style-name="ro1">
          <table:table-cell table:style-name="ce4" table:formula="of:=[.F14]/[.J14]" office:value-type="float" office:value="112.707078313253" calcext:value-type="float">
            <text:p>112.707078313253</text:p>
          </table:table-cell>
          <table:table-cell/>
          <table:table-cell office:value-type="float" office:value="1.995" calcext:value-type="float">
            <text:p>1.995</text:p>
          </table:table-cell>
          <table:table-cell table:number-columns-repeated="2" office:value-type="float" office:value="1.996" calcext:value-type="float">
            <text:p>1.996</text:p>
          </table:table-cell>
          <table:table-cell table:formula="of:=AVERAGE([.C14:.E14])" office:value-type="float" office:value="1.99566666666667" calcext:value-type="float">
            <text:p>1.99566666666667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4:.I14])/3" office:value-type="float" office:value="0.0177066666666667" calcext:value-type="float">
            <text:p>0.01770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table:style-name="ce4" table:formula="of:=AVERAGE([.K14:.L14])" office:value-type="float" office:value="39.2" calcext:value-type="float">
            <text:p>39.2</text:p>
          </table:table-cell>
          <table:table-cell table:formula="of:=272+[.M14]" office:value-type="float" office:value="311.2" calcext:value-type="float">
            <text:p>311.2</text:p>
          </table:table-cell>
          <table:table-cell/>
          <table:table-cell table:formula="of:=10^-3*8.82" office:value-type="float" office:value="0.00882" calcext:value-type="float">
            <text:p>0.00882</text:p>
          </table:table-cell>
          <table:table-cell table:formula="of:=([.P14]^2)*[.A14]" office:value-type="float" office:value="0.0087677541189759" calcext:value-type="float">
            <text:p>0.0087677541189759</text:p>
          </table:table-cell>
          <table:table-cell table:formula="of:=([.Q14]/[.$M$1])*100" office:value-type="float" office:value="3.71884831707266" calcext:value-type="float">
            <text:p>3.71884831707266</text:p>
          </table:table-cell>
          <table:table-cell/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7.55717958369594" calcext:value-type="float">
            <text:p>7.55717958369594</text:p>
          </table:table-cell>
          <table:table-cell table:number-columns-repeated="9"/>
        </table:table-row>
        <table:table-row table:style-name="ro1">
          <table:table-cell table:style-name="ce10" table:formula="of:=[.F15]/[.J15]" office:value-type="float" office:value="114.815512048193" calcext:value-type="float">
            <text:p>114.81551204819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034" calcext:value-type="float">
            <text:p>2.034</text:p>
          </table:table-cell>
          <table:table-cell office:value-type="float" office:value="2.035" calcext:value-type="float">
            <text:p>2.035</text:p>
          </table:table-cell>
          <table:table-cell table:formula="of:=AVERAGE([.C15:.E15])" office:value-type="float" office:value="2.033" calcext:value-type="float">
            <text:p>2.033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5:.I15])/3" office:value-type="float" office:value="0.0177066666666667" calcext:value-type="float">
            <text:p>0.0177066666666667</text:p>
          </table:table-cell>
          <table:table-cell office:value-type="float" office:value="34.2" calcext:value-type="float">
            <text:p>34.2</text:p>
          </table:table-cell>
          <table:table-cell office:value-type="float" office:value="32.9" calcext:value-type="float">
            <text:p>32.9</text:p>
          </table:table-cell>
          <table:table-cell table:style-name="ce10" table:formula="of:=AVERAGE([.K15:.L15])" office:value-type="float" office:value="33.55" calcext:value-type="float">
            <text:p>33.55</text:p>
          </table:table-cell>
          <table:table-cell table:formula="of:=272+[.M15]" office:value-type="float" office:value="305.55" calcext:value-type="float">
            <text:p>305.55</text:p>
          </table:table-cell>
          <table:table-cell/>
          <table:table-cell table:formula="of:=10^-3*9.672" office:value-type="float" office:value="0.009672" calcext:value-type="float">
            <text:p>0.009672</text:p>
          </table:table-cell>
          <table:table-cell table:formula="of:=([.P15]^2)*[.A15]" office:value-type="float" office:value="0.0107407137578313" calcext:value-type="float">
            <text:p>0.0107407137578313</text:p>
          </table:table-cell>
          <table:table-cell table:formula="of:=([.Q15]/[.$M$1])*100" office:value-type="float" office:value="4.55568036471531" calcext:value-type="float">
            <text:p>4.55568036471531</text:p>
          </table:table-cell>
          <table:table-cell/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8.07223847531024" calcext:value-type="float">
            <text:p>8.07223847531024</text:p>
          </table:table-cell>
          <table:table-cell table:number-columns-repeated="9"/>
        </table:table-row>
        <table:table-row table:style-name="ro1">
          <table:table-cell table:style-name="ce4" table:formula="of:=[.F16]/[.J16]" office:value-type="float" office:value="117.930657827831" calcext:value-type="float">
            <text:p>117.930657827831</text:p>
          </table:table-cell>
          <table:table-cell/>
          <table:table-cell table:number-columns-repeated="2" office:value-type="float" office:value="2.087" calcext:value-type="float">
            <text:p>2.087</text:p>
          </table:table-cell>
          <table:table-cell office:value-type="float" office:value="2.088" calcext:value-type="float">
            <text:p>2.088</text:p>
          </table:table-cell>
          <table:table-cell table:formula="of:=AVERAGE([.C16:.E16])" office:value-type="float" office:value="2.08733333333333" calcext:value-type="float">
            <text:p>2.08733333333333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7.699" calcext:value-type="float">
            <text:p>17.699</text:p>
          </table:table-cell>
          <table:table-cell table:formula="of:=10^(-3)*SUM([.G16:.I16])/3" office:value-type="float" office:value="0.0176996666666667" calcext:value-type="float">
            <text:p>0.0176996666666667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style-name="ce4" table:formula="of:=AVERAGE([.K16:.L16])" office:value-type="float" office:value="27.25" calcext:value-type="float">
            <text:p>27.25</text:p>
          </table:table-cell>
          <table:table-cell table:formula="of:=272+[.M16]" office:value-type="float" office:value="299.25" calcext:value-type="float">
            <text:p>299.25</text:p>
          </table:table-cell>
          <table:table-cell/>
          <table:table-cell table:formula="of:=10^-3*9.401" office:value-type="float" office:value="0.009401" calcext:value-type="float">
            <text:p>0.009401</text:p>
          </table:table-cell>
          <table:table-cell table:formula="of:=([.P16]^2)*[.A16]" office:value-type="float" office:value="0.010422570139965" calcext:value-type="float">
            <text:p>0.010422570139965</text:p>
          </table:table-cell>
          <table:table-cell table:formula="of:=([.Q16]/[.$M$1])*100" office:value-type="float" office:value="4.42073955298233" calcext:value-type="float">
            <text:p>4.42073955298233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8.10566818282634" calcext:value-type="float">
            <text:p>8.10566818282634</text:p>
          </table:table-cell>
          <table:table-cell table:number-columns-repeated="9"/>
        </table:table-row>
        <table:table-row table:style-name="ro1">
          <table:table-cell table:style-name="ce11" table:formula="of:=[.F17]/[.J17]" office:value-type="float" office:value="135.103652517275" calcext:value-type="float">
            <text:p>135.103652517275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2.283" calcext:value-type="float">
            <text:p>2.283</text:p>
          </table:table-cell>
          <table:table-cell office:value-type="float" office:value="2.275" calcext:value-type="float">
            <text:p>2.275</text:p>
          </table:table-cell>
          <table:table-cell table:formula="of:=AVERAGE([.C17:.E17])" office:value-type="float" office:value="2.281" calcext:value-type="float">
            <text:p>2.281</text:p>
          </table:table-cell>
          <table:table-cell office:value-type="float" office:value="16.883" calcext:value-type="float">
            <text:p>16.883</text:p>
          </table:table-cell>
          <table:table-cell office:value-type="float" office:value="16.886" calcext:value-type="float">
            <text:p>16.886</text:p>
          </table:table-cell>
          <table:table-cell office:value-type="float" office:value="16.881" calcext:value-type="float">
            <text:p>16.881</text:p>
          </table:table-cell>
          <table:table-cell table:formula="of:=10^(-3)*SUM([.G17:.I17])/3" office:value-type="float" office:value="0.0168833333333333" calcext:value-type="float">
            <text:p>0.0168833333333333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table:style-name="ce11" table:formula="of:=AVERAGE([.K17:.L17])" office:value-type="float" office:value="6.15" calcext:value-type="float">
            <text:p>6.15</text:p>
          </table:table-cell>
          <table:table-cell table:formula="of:=272+[.M17]" office:value-type="float" office:value="278.15" calcext:value-type="float">
            <text:p>278.15</text:p>
          </table:table-cell>
          <table:table-cell/>
          <table:table-cell table:formula="of:=10^-3*11.994" office:value-type="float" office:value="0.011994" calcext:value-type="float">
            <text:p>0.011994</text:p>
          </table:table-cell>
          <table:table-cell table:formula="of:=([.P17]^2)*[.A17]" office:value-type="float" office:value="0.0194354759002566" calcext:value-type="float">
            <text:p>0.0194354759002566</text:p>
          </table:table-cell>
          <table:table-cell table:formula="of:=([.Q17]/[.$M$1])*100" office:value-type="float" office:value="8.24356908991624" calcext:value-type="float">
            <text:p>8.24356908991624</text:p>
          </table:table-cell>
          <table:table-cell/>
          <table:table-cell table:formula="of:=[.N22]" office:value-type="float" office:value="291.7" calcext:value-type="float">
            <text:p>291.7</text:p>
          </table:table-cell>
          <table:table-cell table:formula="of:=[.R22]" office:value-type="float" office:value="7.05346001786753" calcext:value-type="float">
            <text:p>7.05346001786753</text:p>
          </table:table-cell>
          <table:table-cell table:number-columns-repeated="9"/>
        </table:table-row>
        <table:table-row table:style-name="ro1">
          <table:table-cell table:style-name="ce4" table:formula="of:=[.F18]/[.J18]" office:value-type="float" office:value="133.310907076144" calcext:value-type="float">
            <text:p>133.31090707614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49" calcext:value-type="float">
            <text:p>2.249</text:p>
          </table:table-cell>
          <table:table-cell office:value-type="float" office:value="2.238" calcext:value-type="float">
            <text:p>2.238</text:p>
          </table:table-cell>
          <table:table-cell table:formula="of:=AVERAGE([.C18:.E18])" office:value-type="float" office:value="2.24566666666667" calcext:value-type="float">
            <text:p>2.24566666666667</text:p>
          </table:table-cell>
          <table:table-cell office:value-type="float" office:value="16.845" calcext:value-type="float">
            <text:p>16.845</text:p>
          </table:table-cell>
          <table:table-cell office:value-type="float" office:value="16.847" calcext:value-type="float">
            <text:p>16.847</text:p>
          </table:table-cell>
          <table:table-cell office:value-type="float" office:value="16.844" calcext:value-type="float">
            <text:p>16.844</text:p>
          </table:table-cell>
          <table:table-cell table:formula="of:=10^(-3)*SUM([.G18:.I18])/3" office:value-type="float" office:value="0.0168453333333333" calcext:value-type="float">
            <text:p>0.0168453333333333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table:style-name="ce4" table:formula="of:=AVERAGE([.K18:.L18])" office:value-type="float" office:value="9.35" calcext:value-type="float">
            <text:p>9.35</text:p>
          </table:table-cell>
          <table:table-cell table:formula="of:=272+[.M18]" office:value-type="float" office:value="281.35" calcext:value-type="float">
            <text:p>281.35</text:p>
          </table:table-cell>
          <table:table-cell/>
          <table:table-cell table:formula="of:=10^-3*12.239" office:value-type="float" office:value="0.012239" calcext:value-type="float">
            <text:p>0.012239</text:p>
          </table:table-cell>
          <table:table-cell table:formula="of:=([.P18]^2)*[.A18]" office:value-type="float" office:value="0.0199690568342766" calcext:value-type="float">
            <text:p>0.0199690568342766</text:p>
          </table:table-cell>
          <table:table-cell table:formula="of:=([.Q18]/[.$M$1])*100" office:value-type="float" office:value="8.46988777216666" calcext:value-type="float">
            <text:p>8.46988777216666</text:p>
          </table:table-cell>
          <table:table-cell/>
          <table:table-cell table:formula="of:=[.N15]" office:value-type="float" office:value="305.55" calcext:value-type="float">
            <text:p>305.55</text:p>
          </table:table-cell>
          <table:table-cell table:formula="of:=[.R15]" office:value-type="float" office:value="4.55568036471531" calcext:value-type="float">
            <text:p>4.55568036471531</text:p>
          </table:table-cell>
          <table:table-cell table:number-columns-repeated="9"/>
        </table:table-row>
        <table:table-row table:style-name="ro1">
          <table:table-cell table:style-name="ce12" table:formula="of:=[.F19]/[.J19]" office:value-type="float" office:value="131.745433631478" calcext:value-type="float">
            <text:p>131.745433631478</text:p>
          </table:table-cell>
          <table:table-cell/>
          <table:table-cell office:value-type="float" office:value="2.212" calcext:value-type="float">
            <text:p>2.212</text:p>
          </table:table-cell>
          <table:table-cell office:value-type="float" office:value="2.215" calcext:value-type="float">
            <text:p>2.215</text:p>
          </table:table-cell>
          <table:table-cell office:value-type="float" office:value="2.216" calcext:value-type="float">
            <text:p>2.216</text:p>
          </table:table-cell>
          <table:table-cell table:formula="of:=AVERAGE([.C19:.E19])" office:value-type="float" office:value="2.21433333333333" calcext:value-type="float">
            <text:p>2.21433333333333</text:p>
          </table:table-cell>
          <table:table-cell office:value-type="float" office:value="16.809" calcext:value-type="float">
            <text:p>16.809</text:p>
          </table:table-cell>
          <table:table-cell office:value-type="float" office:value="16.808" calcext:value-type="float">
            <text:p>16.808</text:p>
          </table:table-cell>
          <table:table-cell office:value-type="float" office:value="16.806" calcext:value-type="float">
            <text:p>16.806</text:p>
          </table:table-cell>
          <table:table-cell table:formula="of:=10^(-3)*SUM([.G19:.I19])/3" office:value-type="float" office:value="0.0168076666666667" calcext:value-type="float">
            <text:p>0.016807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table:style-name="ce14" table:formula="of:=AVERAGE([.K19:.L19])" office:value-type="float" office:value="12.35" calcext:value-type="float">
            <text:p>12.35</text:p>
          </table:table-cell>
          <table:table-cell table:formula="of:=272+[.M19]" office:value-type="float" office:value="284.35" calcext:value-type="float">
            <text:p>284.35</text:p>
          </table:table-cell>
          <table:table-cell/>
          <table:table-cell table:formula="of:=10^-3*11.625" office:value-type="float" office:value="0.011625" calcext:value-type="float">
            <text:p>0.011625</text:p>
          </table:table-cell>
          <table:table-cell table:formula="of:=([.P19]^2)*[.A19]" office:value-type="float" office:value="0.017804160241854" calcext:value-type="float">
            <text:p>0.017804160241854</text:p>
          </table:table-cell>
          <table:table-cell table:formula="of:=([.Q19]/[.$M$1])*100" office:value-type="float" office:value="7.55164554729145" calcext:value-type="float">
            <text:p>7.55164554729145</text:p>
          </table:table-cell>
          <table:table-cell/>
          <table:table-cell table:formula="of:=[.N16]" office:value-type="float" office:value="299.25" calcext:value-type="float">
            <text:p>299.25</text:p>
          </table:table-cell>
          <table:table-cell table:formula="of:=[.R16]" office:value-type="float" office:value="4.42073955298233" calcext:value-type="float">
            <text:p>4.42073955298233</text:p>
          </table:table-cell>
          <table:table-cell table:number-columns-repeated="9"/>
        </table:table-row>
        <table:table-row table:style-name="ro1">
          <table:table-cell table:style-name="ce4" table:formula="of:=[.F20]/[.J20]" office:value-type="float" office:value="130.745699415995" calcext:value-type="float">
            <text:p>130.745699415995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2.194" calcext:value-type="float">
            <text:p>2.194</text:p>
          </table:table-cell>
          <table:table-cell office:value-type="float" office:value="2.193" calcext:value-type="float">
            <text:p>2.193</text:p>
          </table:table-cell>
          <table:table-cell table:formula="of:=AVERAGE([.C20:.E20])" office:value-type="float" office:value="2.194" calcext:value-type="float">
            <text:p>2.194</text:p>
          </table:table-cell>
          <table:table-cell office:value-type="float" office:value="16.779" calcext:value-type="float">
            <text:p>16.779</text:p>
          </table:table-cell>
          <table:table-cell office:value-type="float" office:value="16.78" calcext:value-type="float">
            <text:p>16.78</text:p>
          </table:table-cell>
          <table:table-cell office:value-type="float" office:value="16.783" calcext:value-type="float">
            <text:p>16.783</text:p>
          </table:table-cell>
          <table:table-cell table:formula="of:=10^(-3)*SUM([.G20:.I20])/3" office:value-type="float" office:value="0.0167806666666667" calcext:value-type="float">
            <text:p>0.0167806666666667</text:p>
          </table:table-cell>
          <table:table-cell office:value-type="float" office:value="13.8" calcext:value-type="float">
            <text:p>13.8</text:p>
          </table:table-cell>
          <table:table-cell office:value-type="float" office:value="14.3" calcext:value-type="float">
            <text:p>14.3</text:p>
          </table:table-cell>
          <table:table-cell table:style-name="ce4" table:formula="of:=AVERAGE([.K20:.L20])" office:value-type="float" office:value="14.05" calcext:value-type="float">
            <text:p>14.05</text:p>
          </table:table-cell>
          <table:table-cell table:formula="of:=272+[.M20]" office:value-type="float" office:value="286.05" calcext:value-type="float">
            <text:p>286.05</text:p>
          </table:table-cell>
          <table:table-cell/>
          <table:table-cell table:formula="of:=10^-3*12.052" office:value-type="float" office:value="0.012052" calcext:value-type="float">
            <text:p>0.012052</text:p>
          </table:table-cell>
          <table:table-cell table:formula="of:=([.P20]^2)*[.A20]" office:value-type="float" office:value="0.0189909048851457" calcext:value-type="float">
            <text:p>0.0189909048851457</text:p>
          </table:table-cell>
          <table:table-cell table:formula="of:=([.Q20]/[.$M$1])*100" office:value-type="float" office:value="8.05500401966793" calcext:value-type="float">
            <text:p>8.05500401966793</text:p>
          </table:table-cell>
          <table:table-cell table:number-columns-repeated="12"/>
        </table:table-row>
        <table:table-row table:style-name="ro1">
          <table:table-cell table:style-name="ce13" table:formula="of:=[.F21]/[.J21]" office:value-type="float" office:value="129.671990929525" calcext:value-type="float">
            <text:p>129.671990929525</text:p>
          </table:table-cell>
          <table:table-cell/>
          <table:table-cell office:value-type="float" office:value="2.174" calcext:value-type="float">
            <text:p>2.174</text:p>
          </table:table-cell>
          <table:table-cell office:value-type="float" office:value="2.173" calcext:value-type="float">
            <text:p>2.173</text:p>
          </table:table-cell>
          <table:table-cell office:value-type="float" office:value="2.172" calcext:value-type="float">
            <text:p>2.172</text:p>
          </table:table-cell>
          <table:table-cell table:formula="of:=AVERAGE([.C21:.E21])" office:value-type="float" office:value="2.173" calcext:value-type="float">
            <text:p>2.173</text:p>
          </table:table-cell>
          <table:table-cell office:value-type="float" office:value="16.753" calcext:value-type="float">
            <text:p>16.753</text:p>
          </table:table-cell>
          <table:table-cell office:value-type="float" office:value="16.758" calcext:value-type="float">
            <text:p>16.758</text:p>
          </table:table-cell>
          <table:table-cell office:value-type="float" office:value="16.762" calcext:value-type="float">
            <text:p>16.762</text:p>
          </table:table-cell>
          <table:table-cell table:formula="of:=10^(-3)*SUM([.G21:.I21])/3" office:value-type="float" office:value="0.0167576666666667" calcext:value-type="float">
            <text:p>0.0167576666666667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table:style-name="ce13" table:formula="of:=AVERAGE([.K21:.L21])" office:value-type="float" office:value="16" calcext:value-type="float">
            <text:p>16</text:p>
          </table:table-cell>
          <table:table-cell table:formula="of:=272+[.M21]" office:value-type="float" office:value="288" calcext:value-type="float">
            <text:p>288</text:p>
          </table:table-cell>
          <table:table-cell/>
          <table:table-cell table:formula="of:=10^-3*12.141" office:value-type="float" office:value="0.012141" calcext:value-type="float">
            <text:p>0.012141</text:p>
          </table:table-cell>
          <table:table-cell table:formula="of:=([.P21]^2)*[.A21]" office:value-type="float" office:value="0.0191141547200088" calcext:value-type="float">
            <text:p>0.0191141547200088</text:p>
          </table:table-cell>
          <table:table-cell table:formula="of:=([.Q21]/[.$M$1])*100" office:value-type="float" office:value="8.10728051313942" calcext:value-type="float">
            <text:p>8.10728051313942</text:p>
          </table:table-cell>
          <table:table-cell table:number-columns-repeated="12"/>
        </table:table-row>
        <table:table-row table:style-name="ro1">
          <table:table-cell table:formula="of:=[.F22]/[.J22]" office:value-type="float" office:value="130.234251729579" calcext:value-type="float">
            <text:p>130.234251729579</text:p>
          </table:table-cell>
          <table:table-cell/>
          <table:table-cell office:value-type="float" office:value="2.145" calcext:value-type="float">
            <text:p>2.145</text:p>
          </table:table-cell>
          <table:table-cell office:value-type="float" office:value="2.146" calcext:value-type="float">
            <text:p>2.146</text:p>
          </table:table-cell>
          <table:table-cell office:value-type="float" office:value="2.147" calcext:value-type="float">
            <text:p>2.147</text:p>
          </table:table-cell>
          <table:table-cell table:formula="of:=AVERAGE([.C22:.E22])" office:value-type="float" office:value="2.146" calcext:value-type="float">
            <text:p>2.146</text:p>
          </table:table-cell>
          <table:table-cell office:value-type="float" office:value="16.473" calcext:value-type="float">
            <text:p>16.473</text:p>
          </table:table-cell>
          <table:table-cell office:value-type="float" office:value="16.478" calcext:value-type="float">
            <text:p>16.478</text:p>
          </table:table-cell>
          <table:table-cell office:value-type="float" office:value="16.483" calcext:value-type="float">
            <text:p>16.483</text:p>
          </table:table-cell>
          <table:table-cell table:formula="of:=10^(-3)*SUM([.G22:.I22])/3" office:value-type="float" office:value="0.016478" calcext:value-type="float">
            <text:p>0.016478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style-name="ce15" table:formula="of:=AVERAGE([.K22:.L22])" office:value-type="float" office:value="19.7" calcext:value-type="float">
            <text:p>19.7</text:p>
          </table:table-cell>
          <table:table-cell table:formula="of:=272+[.M22]" office:value-type="float" office:value="291.7" calcext:value-type="float">
            <text:p>291.7</text:p>
          </table:table-cell>
          <table:table-cell/>
          <table:table-cell table:formula="of:=10^-3*11.3" office:value-type="float" office:value="0.0113" calcext:value-type="float">
            <text:p>0.0113</text:p>
          </table:table-cell>
          <table:table-cell table:formula="of:=([.P22]^2)*[.A22]" office:value-type="float" office:value="0.0166296116033499" calcext:value-type="float">
            <text:p>0.0166296116033499</text:p>
          </table:table-cell>
          <table:table-cell table:formula="of:=([.Q22]/[.$M$1])*100" office:value-type="float" office:value="7.05346001786753" calcext:value-type="float">
            <text:p>7.05346001786753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6"/>
          <table:table-cell table:number-columns-repeated="17"/>
        </table:table-row>
        <table:table-row table:style-name="ro1">
          <table:table-cell table:number-columns-repeated="12"/>
          <table:table-cell table:style-name="ce16"/>
          <table:table-cell table:number-columns-repeated="9"/>
          <table:table-cell table:style-name="ce18" office:value-type="string" calcext:value-type="string">
            <text:p>Final Table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</table:table-row>
        <table:table-row table:style-name="ro1">
          <table:table-cell table:number-columns-repeated="22"/>
          <table:table-cell table:style-name="ce18" office:value-type="float" office:value="0.528732076817658" calcext:value-type="float">
            <text:p>0.528732076817658</text:p>
          </table:table-cell>
          <table:table-cell table:style-name="ce18" office:value-type="float" office:value="0.0539339154294676" calcext:value-type="float">
            <text:p>0.0539339154294676</text:p>
          </table:table-cell>
          <table:table-cell table:style-name="ce18" office:value-type="float" office:value="370.8" calcext:value-type="float">
            <text:p>370.8</text:p>
          </table:table-cell>
          <table:table-cell table:style-name="ce18" office:value-type="float" office:value="5.20096144957834" calcext:value-type="float">
            <text:p>5.20096144957834</text:p>
          </table:table-cell>
          <table:table-cell table:style-name="ce18" office:value-type="float" office:value="0.00000815484883852647" calcext:value-type="float">
            <text:p>8.15484883852647E-06</text:p>
          </table:table-cell>
          <table:table-cell table:style-name="ce18" office:value-type="float" office:value="0.00124656679947673" calcext:value-type="float">
            <text:p>0.00124656679947673</text:p>
          </table:table-cell>
          <table:table-cell table:style-name="ce18" office:value-type="float" office:value="0.0472215397782454" calcext:value-type="float">
            <text:p>0.0472215397782454</text:p>
          </table:table-cell>
          <table:table-cell table:style-name="ce18" office:value-type="float" office:value="0.000419542112441878" calcext:value-type="float">
            <text:p>0.000419542112441878</text:p>
          </table:table-cell>
        </table:table-row>
        <table:table-row table:style-name="ro1">
          <table:table-cell table:number-columns-repeated="22"/>
          <table:table-cell table:style-name="ce18" office:value-type="float" office:value="0.434250556484722" calcext:value-type="float">
            <text:p>0.434250556484722</text:p>
          </table:table-cell>
          <table:table-cell table:style-name="ce18" office:value-type="float" office:value="0.0442319706755161" calcext:value-type="float">
            <text:p>0.0442319706755161</text:p>
          </table:table-cell>
          <table:table-cell table:style-name="ce18" office:value-type="float" office:value="355.5" calcext:value-type="float">
            <text:p>355.5</text:p>
          </table:table-cell>
          <table:table-cell table:style-name="ce18" office:value-type="float" office:value="3.50142828000232" calcext:value-type="float">
            <text:p>3.50142828000232</text:p>
          </table:table-cell>
          <table:table-cell table:style-name="ce18" office:value-type="float" office:value="0.00000363889484823395" calcext:value-type="float">
            <text:p>3.63889484823395E-06</text:p>
          </table:table-cell>
          <table:table-cell table:style-name="ce18" office:value-type="float" office:value="0.00102381215383464" calcext:value-type="float">
            <text:p>0.00102381215383464</text:p>
          </table:table-cell>
          <table:table-cell table:style-name="ce18" office:value-type="float" office:value="0.0350038481837957" calcext:value-type="float">
            <text:p>0.0350038481837957</text:p>
          </table:table-cell>
          <table:table-cell table:style-name="ce18" office:value-type="float" office:value="0.000141188059002907" calcext:value-type="float">
            <text:p>0.000141188059002907</text:p>
          </table:table-cell>
        </table:table-row>
        <table:table-row table:style-name="ro1">
          <table:table-cell table:number-columns-repeated="22"/>
          <table:table-cell table:style-name="ce18" office:value-type="float" office:value="1.36769356994048" calcext:value-type="float">
            <text:p>1.36769356994048</text:p>
          </table:table-cell>
          <table:table-cell table:style-name="ce18" office:value-type="float" office:value="0.139254904322717" calcext:value-type="float">
            <text:p>0.139254904322717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.00166620396073" calcext:value-type="float">
            <text:p>3.00166620396073</text:p>
          </table:table-cell>
          <table:table-cell table:style-name="ce18" office:value-type="float" office:value="0.00000669624062039825" calcext:value-type="float">
            <text:p>6.69624062039825E-06</text:p>
          </table:table-cell>
          <table:table-cell table:style-name="ce18" office:value-type="float" office:value="0.00322454693198723" calcext:value-type="float">
            <text:p>0.00322454693198723</text:p>
          </table:table-cell>
          <table:table-cell table:style-name="ce18" office:value-type="float" office:value="0.107070558465105" calcext:value-type="float">
            <text:p>0.107070558465105</text:p>
          </table:table-cell>
          <table:table-cell table:style-name="ce18" office:value-type="float" office:value="0.000254715957306219" calcext:value-type="float">
            <text:p>0.0002547159573062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2357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3"/>
          <table:table-cell table:style-name="ce18" office:value-type="float" office:value="1.55480545519897" calcext:value-type="float">
            <text:p>1.55480545519897</text:p>
          </table:table-cell>
          <table:table-cell table:style-name="ce18" office:value-type="float" office:value="0.158300917210721" calcext:value-type="float">
            <text:p>0.158300917210721</text:p>
          </table:table-cell>
          <table:table-cell table:style-name="ce18" office:value-type="float" office:value="334.8" calcext:value-type="float">
            <text:p>334.8</text:p>
          </table:table-cell>
          <table:table-cell table:style-name="ce18" office:value-type="float" office:value="2.20227155455452" calcext:value-type="float">
            <text:p>2.20227155455452</text:p>
          </table:table-cell>
          <table:table-cell table:style-name="ce18" office:value-type="float" office:value="0.00000698302054644936" calcext:value-type="float">
            <text:p>6.98302054644936E-06</text:p>
          </table:table-cell>
          <table:table-cell table:style-name="ce18" office:value-type="float" office:value="0.00366569184105836" calcext:value-type="float">
            <text:p>0.00366569184105836</text:p>
          </table:table-cell>
          <table:table-cell table:style-name="ce18" office:value-type="float" office:value="0.11443410491516" calcext:value-type="float">
            <text:p>0.11443410491516</text:p>
          </table:table-cell>
          <table:table-cell table:style-name="ce18" office:value-type="float" office:value="0.000242436487204832" calcext:value-type="float">
            <text:p>0.000242436487204832</text:p>
          </table:table-cell>
        </table:table-row>
        <table:table-row table:style-name="ro1">
          <table:table-cell table:number-columns-repeated="2"/>
          <table:table-cell table:formula="of:=COM.MICROSOFT.STDEV.P([.C4:.E4])" office:value-type="float" office:value="0.0163299316185545" calcext:value-type="float">
            <text:p>0.0163299316185545</text:p>
          </table:table-cell>
          <table:table-cell/>
          <table:table-cell table:formula="of:=SQRT(([.C31])^2+(0.001)^2)" office:value-type="float" office:value="0.0163605215890774" calcext:value-type="float">
            <text:p>0.0163605215890774</text:p>
          </table:table-cell>
          <table:table-cell/>
          <table:table-cell table:formula="of:=COM.MICROSOFT.STDEV.P([.G4:.I4])" office:value-type="float" office:value="0.0273901847788987" calcext:value-type="float">
            <text:p>0.0273901847788987</text:p>
          </table:table-cell>
          <table:table-cell table:formula="of:=10^-3*[.G31]" office:value-type="float" office:value="0.0000273901847788987" calcext:value-type="float">
            <text:p>2.73901847788987E-05</text:p>
          </table:table-cell>
          <table:table-cell table:formula="of:=SQRT(([.H31])^2+(0.000001)^2)" office:value-type="float" office:value="0.0000274084334142288" calcext:value-type="float">
            <text:p>2.74084334142288E-05</text:p>
          </table:table-cell>
          <table:table-cell/>
          <table:table-cell table:formula="of:=SQRT(((1/[.J4])*([.E31]))^2+(([.F4]/[.J4]^2)*[.I31])^2)" office:value-type="float" office:value="0.927354653807343" calcext:value-type="float">
            <text:p>0.927354653807343</text:p>
          </table:table-cell>
          <table:table-cell table:number-columns-repeated="2"/>
          <table:table-cell table:formula="of:=SQRT((2*[.A4]*[.L31]*[.M31])^2+(([.L31]^2)*[.K31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1])^2+(((100*[.O31])/[.$M$1]^2)*[.P31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1.61395666109087" calcext:value-type="float">
            <text:p>1.61395666109087</text:p>
          </table:table-cell>
          <table:table-cell table:style-name="ce18" office:value-type="float" office:value="0.164329993308459" calcext:value-type="float">
            <text:p>0.164329993308459</text:p>
          </table:table-cell>
          <table:table-cell table:style-name="ce18" office:value-type="float" office:value="325.2" calcext:value-type="float">
            <text:p>325.2</text:p>
          </table:table-cell>
          <table:table-cell table:style-name="ce18" office:value-type="float" office:value="1.40356688476182" calcext:value-type="float">
            <text:p>1.40356688476182</text:p>
          </table:table-cell>
          <table:table-cell table:style-name="ce18" office:value-type="float" office:value="0.0000080439117321788" calcext:value-type="float">
            <text:p>8.0439117321788E-06</text:p>
          </table:table-cell>
          <table:table-cell table:style-name="ce18" office:value-type="float" office:value="0.00380514986270453" calcext:value-type="float">
            <text:p>0.00380514986270453</text:p>
          </table:table-cell>
          <table:table-cell table:style-name="ce18" office:value-type="float" office:value="0.115180895880506" calcext:value-type="float">
            <text:p>0.115180895880506</text:p>
          </table:table-cell>
          <table:table-cell table:style-name="ce18" office:value-type="float" office:value="0.000286188304299439" calcext:value-type="float">
            <text:p>0.000286188304299439</text:p>
          </table:table-cell>
        </table:table-row>
        <table:table-row table:style-name="ro1">
          <table:table-cell table:number-columns-repeated="2"/>
          <table:table-cell table:formula="of:=COM.MICROSOFT.STDEV.P([.C5:.E5])" office:value-type="float" office:value="0.00047140452079098" calcext:value-type="float">
            <text:p>0.00047140452079098</text:p>
          </table:table-cell>
          <table:table-cell/>
          <table:table-cell table:formula="of:=SQRT(([.C32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5:.I5])" office:value-type="float" office:value="0.00471404520790938" calcext:value-type="float">
            <text:p>0.00471404520790938</text:p>
          </table:table-cell>
          <table:table-cell table:formula="of:=10^-3*[.G32]" office:value-type="float" office:value="0.00000471404520790938" calcext:value-type="float">
            <text:p>4.71404520790938E-06</text:p>
          </table:table-cell>
          <table:table-cell table:formula="of:=SQRT(([.H32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5])*([.E32]))^2+(([.F5]/[.J5]^2)*[.I32])^2)" office:value-type="float" office:value="0.0697797430672264" calcext:value-type="float">
            <text:p>0.0697797430672264</text:p>
          </table:table-cell>
          <table:table-cell table:number-columns-repeated="2"/>
          <table:table-cell table:formula="of:=SQRT((2*[.A5]*[.L32]*[.M32])^2+(([.L32]^2)*[.K32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2])^2+(((100*[.O32])/[.$M$1]^2)*[.P32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3.03760289985601" calcext:value-type="float">
            <text:p>3.03760289985601</text:p>
          </table:table-cell>
          <table:table-cell table:style-name="ce18" office:value-type="float" office:value="0.309246704918778" calcext:value-type="float">
            <text:p>0.309246704918778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102280134539208" calcext:value-type="float">
            <text:p>1.02280134539208E-05</text:p>
          </table:table-cell>
          <table:table-cell table:style-name="ce18" office:value-type="float" office:value="0.00716161377562994" calcext:value-type="float">
            <text:p>0.00716161377562994</text:p>
          </table:table-cell>
          <table:table-cell table:style-name="ce18" office:value-type="float" office:value="0.209980395757962" calcext:value-type="float">
            <text:p>0.209980395757962</text:p>
          </table:table-cell>
          <table:table-cell table:style-name="ce18" office:value-type="float" office:value="0.000336218506103541" calcext:value-type="float">
            <text:p>0.000336218506103541</text:p>
          </table:table-cell>
        </table:table-row>
        <table:table-row table:style-name="ro1">
          <table:table-cell table:number-columns-repeated="2"/>
          <table:table-cell table:formula="of:=COM.MICROSOFT.STDEV.P([.C6:.E6])" office:value-type="float" office:value="0.0000471404520789933" calcext:value-type="float">
            <text:p>4.71404520789933E-05</text:p>
          </table:table-cell>
          <table:table-cell/>
          <table:table-cell table:formula="of:=SQRT(([.C33])^2+(0.001)^2)" office:value-type="float" office:value="0.00100111049451208" calcext:value-type="float">
            <text:p>0.00100111049451208</text:p>
          </table:table-cell>
          <table:table-cell/>
          <table:table-cell table:formula="of:=COM.MICROSOFT.STDEV.P([.G6:.I6])" office:value-type="float" office:value="0.000471404520791608" calcext:value-type="float">
            <text:p>0.000471404520791608</text:p>
          </table:table-cell>
          <table:table-cell table:formula="of:=10^-3*[.G33]" office:value-type="float" office:value="0.00000047140452079161" calcext:value-type="float">
            <text:p>4.71404520791608E-07</text:p>
          </table:table-cell>
          <table:table-cell table:formula="of:=SQRT(([.H33])^2+(0.000001)^2)" office:value-type="float" office:value="0.00000110554159678538" calcext:value-type="float">
            <text:p>1.10554159678538E-06</text:p>
          </table:table-cell>
          <table:table-cell/>
          <table:table-cell table:formula="of:=SQRT(((1/[.J6])*([.E33]))^2+(([.F6]/[.J6]^2)*[.I33])^2)" office:value-type="float" office:value="0.0559834206495178" calcext:value-type="float">
            <text:p>0.0559834206495178</text:p>
          </table:table-cell>
          <table:table-cell table:number-columns-repeated="2"/>
          <table:table-cell table:formula="of:=SQRT((2*[.A6]*[.L33]*[.M33])^2+(([.L33]^2)*[.K33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3])^2+(((100*[.O33])/[.$M$1]^2)*[.P33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2.12853712360606" calcext:value-type="float">
            <text:p>2.12853712360606</text:p>
          </table:table-cell>
          <table:table-cell table:style-name="ce18" office:value-type="float" office:value="0.216703973282273" calcext:value-type="float">
            <text:p>0.216703973282273</text:p>
          </table:table-cell>
          <table:table-cell table:style-name="ce18" office:value-type="float" office:value="315.75" calcext:value-type="float">
            <text:p>315.7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0807876105021311" calcext:value-type="float">
            <text:p>8.07876105021311E-06</text:p>
          </table:table-cell>
          <table:table-cell table:style-name="ce18" office:value-type="float" office:value="0.00501835206539981" calcext:value-type="float">
            <text:p>0.00501835206539981</text:p>
          </table:table-cell>
          <table:table-cell table:style-name="ce18" office:value-type="float" office:value="0.144986860347496" calcext:value-type="float">
            <text:p>0.144986860347496</text:p>
          </table:table-cell>
          <table:table-cell table:style-name="ce18" office:value-type="float" office:value="0.000250529606751691" calcext:value-type="float">
            <text:p>0.000250529606751691</text:p>
          </table:table-cell>
        </table:table-row>
        <table:table-row table:style-name="ro1">
          <table:table-cell table:number-columns-repeated="2"/>
          <table:table-cell table:formula="of:=COM.MICROSOFT.STDEV.P([.C7:.E7])" office:value-type="float" office:value="0.0088317608663279" calcext:value-type="float">
            <text:p>0.0088317608663279</text:p>
          </table:table-cell>
          <table:table-cell/>
          <table:table-cell table:formula="of:=SQRT(([.C34])^2+(0.001)^2)" office:value-type="float" office:value="0.00888819441731565" calcext:value-type="float">
            <text:p>0.00888819441731565</text:p>
          </table:table-cell>
          <table:table-cell/>
          <table:table-cell table:formula="of:=COM.MICROSOFT.STDEV.P([.G7:.I7])" office:value-type="float" office:value="0.00471404520791105" calcext:value-type="float">
            <text:p>0.00471404520791105</text:p>
          </table:table-cell>
          <table:table-cell table:formula="of:=10^-3*[.G34]" office:value-type="float" office:value="0.00000471404520791105" calcext:value-type="float">
            <text:p>4.71404520791105E-06</text:p>
          </table:table-cell>
          <table:table-cell table:formula="of:=SQRT(([.H34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7])*([.E34]))^2+(([.F7]/[.J7]^2)*[.I34])^2)" office:value-type="float" office:value="0.498814274426735" calcext:value-type="float">
            <text:p>0.49881427442673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05" calcext:value-type="float">
            <text:p>0.000005</text:p>
          </table:table-cell>
          <table:table-cell table:formula="of:=SQRT((2*[.A7]*[.L34]*[.M34])^2+(([.L34]^2)*[.K34])^2)" office:value-type="float" office:value="0.00000815484883852647" calcext:value-type="float">
            <text:p>8.15484883852647E-06</text:p>
          </table:table-cell>
          <table:table-cell office:value-type="float" office:value="0.00124656679947673" calcext:value-type="float">
            <text:p>0.0012465667994767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4])^2+(((100*[.O34])/[.$M$1]^2)*[.P34])^2)" office:value-type="float" office:value="0.0539339154294676" calcext:value-type="float">
            <text:p>0.0539339154294676</text:p>
          </table:table-cell>
          <table:table-cell table:formula="of:=ABS([.L7]-[.K7])/2" office:value-type="float" office:value="5.2" calcext:value-type="float">
            <text:p>5.2</text:p>
          </table:table-cell>
          <table:table-cell table:formula="of:=SQRT(([.R34])^2+(0.1)^2)" office:value-type="float" office:value="5.20096144957834" calcext:value-type="float">
            <text:p>5.20096144957834</text:p>
          </table:table-cell>
          <table:table-cell table:number-columns-repeated="3"/>
          <table:table-cell table:style-name="ce18" office:value-type="float" office:value="3.71884831707266" calcext:value-type="float">
            <text:p>3.71884831707266</text:p>
          </table:table-cell>
          <table:table-cell table:style-name="ce18" office:value-type="float" office:value="0.378594871691585" calcext:value-type="float">
            <text:p>0.378594871691585</text:p>
          </table:table-cell>
          <table:table-cell table:style-name="ce18" office:value-type="float" office:value="311.2" calcext:value-type="float">
            <text:p>311.2</text:p>
          </table:table-cell>
          <table:table-cell table:style-name="ce18" office:value-type="float" office:value="0.806225774829856" calcext:value-type="float">
            <text:p>0.806225774829856</text:p>
          </table:table-cell>
          <table:table-cell table:style-name="ce18" office:value-type="float" office:value="0.0000113182994735912" calcext:value-type="float">
            <text:p>1.13182994735912E-05</text:p>
          </table:table-cell>
          <table:table-cell table:style-name="ce18" office:value-type="float" office:value="0.0087677541189759" calcext:value-type="float">
            <text:p>0.0087677541189759</text:p>
          </table:table-cell>
          <table:table-cell table:style-name="ce18" office:value-type="float" office:value="0.248121013799172" calcext:value-type="float">
            <text:p>0.248121013799172</text:p>
          </table:table-cell>
          <table:table-cell table:style-name="ce18" office:value-type="float" office:value="0.00035502782188032" calcext:value-type="float">
            <text:p>0.00035502782188032</text:p>
          </table:table-cell>
        </table:table-row>
        <table:table-row table:style-name="ro1">
          <table:table-cell table:number-columns-repeated="2"/>
          <table:table-cell table:formula="of:=COM.MICROSOFT.STDEV.P([.C8:.E8])" office:value-type="float" office:value="0.00286744175568092" calcext:value-type="float">
            <text:p>0.00286744175568092</text:p>
          </table:table-cell>
          <table:table-cell/>
          <table:table-cell table:formula="of:=SQRT(([.C35])^2+(0.001)^2)" office:value-type="float" office:value="0.00303681119304814" calcext:value-type="float">
            <text:p>0.00303681119304814</text:p>
          </table:table-cell>
          <table:table-cell/>
          <table:table-cell table:formula="of:=COM.MICROSOFT.STDEV.P([.G8:.I8])" office:value-type="float" office:value="0.00816496580927709" calcext:value-type="float">
            <text:p>0.00816496580927709</text:p>
          </table:table-cell>
          <table:table-cell table:formula="of:=10^-3*[.G35]" office:value-type="float" office:value="0.00000816496580927709" calcext:value-type="float">
            <text:p>8.16496580927709E-06</text:p>
          </table:table-cell>
          <table:table-cell table:formula="of:=SQRT(([.H35])^2+(0.000001)^2)" office:value-type="float" office:value="0.00000822597511950187" calcext:value-type="float">
            <text:p>8.22597511950187E-06</text:p>
          </table:table-cell>
          <table:table-cell/>
          <table:table-cell table:formula="of:=SQRT(((1/[.J8])*([.E35]))^2+(([.F8]/[.J8]^2)*[.I35])^2)" office:value-type="float" office:value="0.175639753024114" calcext:value-type="float">
            <text:p>0.175639753024114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0005" calcext:value-type="float">
            <text:p>0.000005</text:p>
          </table:table-cell>
          <table:table-cell table:formula="of:=SQRT((2*[.A8]*[.L35]*[.M35])^2+(([.L35]^2)*[.K35])^2)" office:value-type="float" office:value="0.00000363889484823395" calcext:value-type="float">
            <text:p>3.63889484823395E-06</text:p>
          </table:table-cell>
          <table:table-cell office:value-type="float" office:value="0.00102381215383464" calcext:value-type="float">
            <text:p>0.0010238121538346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5])^2+(((100*[.O35])/[.$M$1]^2)*[.P35])^2)" office:value-type="float" office:value="0.0442319706755161" calcext:value-type="float">
            <text:p>0.0442319706755161</text:p>
          </table:table-cell>
          <table:table-cell table:formula="of:=ABS([.L8]-[.K8])/2" office:value-type="float" office:value="3.5" calcext:value-type="float">
            <text:p>3.5</text:p>
          </table:table-cell>
          <table:table-cell table:formula="of:=SQRT(([.R35])^2+(0.1)^2)" office:value-type="float" office:value="3.50142828000232" calcext:value-type="float">
            <text:p>3.50142828000232</text:p>
          </table:table-cell>
          <table:table-cell table:number-columns-repeated="3"/>
          <table:table-cell table:style-name="ce18" office:value-type="float" office:value="4.55568036471531" calcext:value-type="float">
            <text:p>4.55568036471531</text:p>
          </table:table-cell>
          <table:table-cell table:style-name="ce18" office:value-type="float" office:value="0.463806965859788" calcext:value-type="float">
            <text:p>0.463806965859788</text:p>
          </table:table-cell>
          <table:table-cell table:style-name="ce18" office:value-type="float" office:value="305.55" calcext:value-type="float">
            <text:p>305.55</text:p>
          </table:table-cell>
          <table:table-cell table:style-name="ce18" office:value-type="float" office:value="0.657647321898297" calcext:value-type="float">
            <text:p>0.657647321898297</text:p>
          </table:table-cell>
          <table:table-cell table:style-name="ce18" office:value-type="float" office:value="0.0000170303539512305" calcext:value-type="float">
            <text:p>1.70303539512305E-05</text:p>
          </table:table-cell>
          <table:table-cell table:style-name="ce18" office:value-type="float" office:value="0.0107407137578313" calcext:value-type="float">
            <text:p>0.0107407137578313</text:p>
          </table:table-cell>
          <table:table-cell table:style-name="ce18" office:value-type="float" office:value="0.298372609413557" calcext:value-type="float">
            <text:p>0.298372609413557</text:p>
          </table:table-cell>
          <table:table-cell table:style-name="ce18" office:value-type="float" office:value="0.000593694625988886" calcext:value-type="float">
            <text:p>0.000593694625988886</text:p>
          </table:table-cell>
        </table:table-row>
        <table:table-row table:style-name="ro1">
          <table:table-cell table:number-columns-repeated="2"/>
          <table:table-cell table:formula="of:=COM.MICROSOFT.STDEV.P([.C9:.E9])" office:value-type="float" office:value="0.00163299316185545" calcext:value-type="float">
            <text:p>0.00163299316185545</text:p>
          </table:table-cell>
          <table:table-cell/>
          <table:table-cell table:formula="of:=SQRT(([.C36])^2+(0.001)^2)" office:value-type="float" office:value="0.00191485421551268" calcext:value-type="float">
            <text:p>0.00191485421551268</text:p>
          </table:table-cell>
          <table:table-cell/>
          <table:table-cell table:formula="of:=COM.MICROSOFT.STDEV.P([.G9:.I9])" office:value-type="float" office:value="0.00471404520791105" calcext:value-type="float">
            <text:p>0.00471404520791105</text:p>
          </table:table-cell>
          <table:table-cell table:formula="of:=10^-3*[.G36]" office:value-type="float" office:value="0.00000471404520791105" calcext:value-type="float">
            <text:p>4.71404520791105E-06</text:p>
          </table:table-cell>
          <table:table-cell table:formula="of:=SQRT(([.H36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9])*([.E36]))^2+(([.F9]/[.J9]^2)*[.I36])^2)" office:value-type="float" office:value="0.110979695123762" calcext:value-type="float">
            <text:p>0.110979695123762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000005" calcext:value-type="float">
            <text:p>0.000005</text:p>
          </table:table-cell>
          <table:table-cell table:formula="of:=SQRT((2*[.A9]*[.L36]*[.M36])^2+(([.L36]^2)*[.K36])^2)" office:value-type="float" office:value="0.00000669624062039825" calcext:value-type="float">
            <text:p>6.69624062039825E-06</text:p>
          </table:table-cell>
          <table:table-cell office:value-type="float" office:value="0.00322454693198723" calcext:value-type="float">
            <text:p>0.0032245469319872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6])^2+(((100*[.O36])/[.$M$1]^2)*[.P36])^2)" office:value-type="float" office:value="0.139254904322717" calcext:value-type="float">
            <text:p>0.139254904322717</text:p>
          </table:table-cell>
          <table:table-cell table:formula="of:=ABS([.L9]-[.K9])/2" office:value-type="float" office:value="3" calcext:value-type="float">
            <text:p>3</text:p>
          </table:table-cell>
          <table:table-cell table:formula="of:=SQRT(([.R36])^2+(0.1)^2)" office:value-type="float" office:value="3.00166620396073" calcext:value-type="float">
            <text:p>3.00166620396073</text:p>
          </table:table-cell>
          <table:table-cell table:number-columns-repeated="3"/>
          <table:table-cell table:style-name="ce18" office:value-type="float" office:value="4.42073955298233" calcext:value-type="float">
            <text:p>4.42073955298233</text:p>
          </table:table-cell>
          <table:table-cell table:style-name="ce18" office:value-type="float" office:value="0.450045001605397" calcext:value-type="float">
            <text:p>0.450045001605397</text:p>
          </table:table-cell>
          <table:table-cell table:style-name="ce18" office:value-type="float" office:value="299.25" calcext:value-type="float">
            <text:p>299.2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24020536175131" calcext:value-type="float">
            <text:p>1.24020536175131E-05</text:p>
          </table:table-cell>
          <table:table-cell table:style-name="ce18" office:value-type="float" office:value="0.010422570139965" calcext:value-type="float">
            <text:p>0.010422570139965</text:p>
          </table:table-cell>
          <table:table-cell table:style-name="ce18" office:value-type="float" office:value="0.282109642383845" calcext:value-type="float">
            <text:p>0.282109642383845</text:p>
          </table:table-cell>
          <table:table-cell table:style-name="ce18" office:value-type="float" office:value="0.000367862685114615" calcext:value-type="float">
            <text:p>0.000367862685114615</text:p>
          </table:table-cell>
        </table:table-row>
        <table:table-row table:style-name="ro1">
          <table:table-cell table:number-columns-repeated="2"/>
          <table:table-cell table:formula="of:=COM.MICROSOFT.STDEV.P([.C10:.E10])" office:value-type="float" office:value="0.00124721912892461" calcext:value-type="float">
            <text:p>0.00124721912892461</text:p>
          </table:table-cell>
          <table:table-cell/>
          <table:table-cell table:formula="of:=SQRT(([.C37])^2+(0.001)^2)" office:value-type="float" office:value="0.00159861050777088" calcext:value-type="float">
            <text:p>0.00159861050777088</text:p>
          </table:table-cell>
          <table:table-cell/>
          <table:table-cell table:formula="of:=COM.MICROSOFT.STDEV.P([.G10:.I10])" office:value-type="float" office:value="0.00471404520790938" calcext:value-type="float">
            <text:p>0.00471404520790938</text:p>
          </table:table-cell>
          <table:table-cell table:formula="of:=10^-3*[.G37]" office:value-type="float" office:value="0.00000471404520790938" calcext:value-type="float">
            <text:p>4.71404520790938E-06</text:p>
          </table:table-cell>
          <table:table-cell table:formula="of:=SQRT(([.H37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0])*([.E37]))^2+(([.F10]/[.J10]^2)*[.I37])^2)" office:value-type="float" office:value="0.094114809060404" calcext:value-type="float">
            <text:p>0.09411480906040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0005" calcext:value-type="float">
            <text:p>0.000005</text:p>
          </table:table-cell>
          <table:table-cell table:formula="of:=SQRT((2*[.A10]*[.L37]*[.M37])^2+(([.L37]^2)*[.K37])^2)" office:value-type="float" office:value="0.00000698302054644936" calcext:value-type="float">
            <text:p>6.98302054644936E-06</text:p>
          </table:table-cell>
          <table:table-cell office:value-type="float" office:value="0.00366569184105836" calcext:value-type="float">
            <text:p>0.00366569184105836</text:p>
          </table:table-cell>
          <table:table-cell office:value-type="float" office:value="0.024" calcext:value-type="float">
            <text:p>0.024</text:p>
          </table:table-cell>
          <table:table-cell table:formula="of:=SQRT(((100/[.$M$1])*[.N37])^2+(((100*[.O37])/[.$M$1]^2)*[.P37])^2)" office:value-type="float" office:value="0.158300917210721" calcext:value-type="float">
            <text:p>0.158300917210721</text:p>
          </table:table-cell>
          <table:table-cell table:formula="of:=ABS([.L10]-[.K10])/2" office:value-type="float" office:value="2.2" calcext:value-type="float">
            <text:p>2.2</text:p>
          </table:table-cell>
          <table:table-cell table:formula="of:=SQRT(([.R37])^2+(0.1)^2)" office:value-type="float" office:value="2.20227155455452" calcext:value-type="float">
            <text:p>2.20227155455452</text:p>
          </table:table-cell>
          <table:table-cell table:number-columns-repeated="3"/>
          <table:table-cell table:style-name="ce18" office:value-type="float" office:value="8.24356908991624" calcext:value-type="float">
            <text:p>8.24356908991624</text:p>
          </table:table-cell>
          <table:table-cell table:style-name="ce18" office:value-type="float" office:value="0.839345498255306" calcext:value-type="float">
            <text:p>0.839345498255306</text:p>
          </table:table-cell>
          <table:table-cell table:style-name="ce18" office:value-type="float" office:value="278.15" calcext:value-type="float">
            <text:p>278.15</text:p>
          </table:table-cell>
          <table:table-cell table:style-name="ce18" office:value-type="float" office:value="0.657647321898295" calcext:value-type="float">
            <text:p>0.657647321898295</text:p>
          </table:table-cell>
          <table:table-cell table:style-name="ce18" office:value-type="float" office:value="0.0000411984363953227" calcext:value-type="float">
            <text:p>4.11984363953227E-05</text:p>
          </table:table-cell>
          <table:table-cell table:style-name="ce18" office:value-type="float" office:value="0.0194354759002567" calcext:value-type="float">
            <text:p>0.0194354759002567</text:p>
          </table:table-cell>
          <table:table-cell table:style-name="ce18" office:value-type="float" office:value="0.504674892342295" calcext:value-type="float">
            <text:p>0.504674892342295</text:p>
          </table:table-cell>
          <table:table-cell table:style-name="ce18" office:value-type="float" office:value="0.00145321644733957" calcext:value-type="float">
            <text:p>0.00145321644733957</text:p>
          </table:table-cell>
        </table:table-row>
        <table:table-row table:style-name="ro1">
          <table:table-cell table:number-columns-repeated="2"/>
          <table:table-cell table:formula="of:=COM.MICROSOFT.STDEV.P([.C11:.E11])" office:value-type="float" office:value="0.00216024689946932" calcext:value-type="float">
            <text:p>0.00216024689946932</text:p>
          </table:table-cell>
          <table:table-cell/>
          <table:table-cell table:formula="of:=SQRT(([.C38])^2+(0.001)^2)" office:value-type="float" office:value="0.00238047614284765" calcext:value-type="float">
            <text:p>0.00238047614284765</text:p>
          </table:table-cell>
          <table:table-cell/>
          <table:table-cell table:formula="of:=COM.MICROSOFT.STDEV.P([.G11:.I11])" office:value-type="float" office:value="0.00471404520791105" calcext:value-type="float">
            <text:p>0.00471404520791105</text:p>
          </table:table-cell>
          <table:table-cell table:formula="of:=10^-3*[.G38]" office:value-type="float" office:value="0.00000471404520791105" calcext:value-type="float">
            <text:p>4.71404520791105E-06</text:p>
          </table:table-cell>
          <table:table-cell table:formula="of:=SQRT(([.H38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1])*([.E38]))^2+(([.F11]/[.J11]^2)*[.I38])^2)" office:value-type="float" office:value="0.137323526724694" calcext:value-type="float">
            <text:p>0.137323526724694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00005" calcext:value-type="float">
            <text:p>0.000005</text:p>
          </table:table-cell>
          <table:table-cell table:formula="of:=SQRT((2*[.A11]*[.L38]*[.M38])^2+(([.L38]^2)*[.K38])^2)" office:value-type="float" office:value="0.0000080439117321788" calcext:value-type="float">
            <text:p>8.0439117321788E-06</text:p>
          </table:table-cell>
          <table:table-cell office:value-type="float" office:value="0.00380514986270453" calcext:value-type="float">
            <text:p>0.0038051498627045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8])^2+(((100*[.O38])/[.$M$1]^2)*[.P38])^2)" office:value-type="float" office:value="0.164329993308459" calcext:value-type="float">
            <text:p>0.164329993308459</text:p>
          </table:table-cell>
          <table:table-cell table:formula="of:=ABS([.L11]-[.K11])/2" office:value-type="float" office:value="1.4" calcext:value-type="float">
            <text:p>1.4</text:p>
          </table:table-cell>
          <table:table-cell table:formula="of:=SQRT(([.R38])^2+(0.1)^2)" office:value-type="float" office:value="1.40356688476182" calcext:value-type="float">
            <text:p>1.40356688476182</text:p>
          </table:table-cell>
          <table:table-cell table:number-columns-repeated="3"/>
          <table:table-cell table:style-name="ce18" office:value-type="float" office:value="8.46988777216666" calcext:value-type="float">
            <text:p>8.46988777216666</text:p>
          </table:table-cell>
          <table:table-cell table:style-name="ce18" office:value-type="float" office:value="0.862482118572406" calcext:value-type="float">
            <text:p>0.862482118572406</text:p>
          </table:table-cell>
          <table:table-cell table:style-name="ce18" office:value-type="float" office:value="281.35" calcext:value-type="float">
            <text:p>281.3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51825663603573" calcext:value-type="float">
            <text:p>5.1825663603573E-05</text:p>
          </table:table-cell>
          <table:table-cell table:style-name="ce18" office:value-type="float" office:value="0.0199690568342766" calcext:value-type="float">
            <text:p>0.0199690568342766</text:p>
          </table:table-cell>
          <table:table-cell table:style-name="ce18" office:value-type="float" office:value="0.527876892262047" calcext:value-type="float">
            <text:p>0.527876892262047</text:p>
          </table:table-cell>
          <table:table-cell table:style-name="ce18" office:value-type="float" office:value="0.00188885250034849" calcext:value-type="float">
            <text:p>0.00188885250034849</text:p>
          </table:table-cell>
        </table:table-row>
        <table:table-row table:style-name="ro1">
          <table:table-cell table:number-columns-repeated="2"/>
          <table:table-cell table:formula="of:=COM.MICROSOFT.STDEV.P([.C12:.E12])" office:value-type="float" office:value="0.000816496580927727" calcext:value-type="float">
            <text:p>0.000816496580927727</text:p>
          </table:table-cell>
          <table:table-cell/>
          <table:table-cell table:formula="of:=SQRT(([.C39])^2+(0.001)^2)" office:value-type="float" office:value="0.00129099444873581" calcext:value-type="float">
            <text:p>0.00129099444873581</text:p>
          </table:table-cell>
          <table:table-cell/>
          <table:table-cell table:formula="of:=COM.MICROSOFT.STDEV.P([.G12:.I12])" office:value-type="float" office:value="0.00471404520791105" calcext:value-type="float">
            <text:p>0.00471404520791105</text:p>
          </table:table-cell>
          <table:table-cell table:formula="of:=10^-3*[.G39]" office:value-type="float" office:value="0.00000471404520791105" calcext:value-type="float">
            <text:p>4.71404520791105E-06</text:p>
          </table:table-cell>
          <table:table-cell table:formula="of:=SQRT(([.H39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2])*([.E39]))^2+(([.F12]/[.J12]^2)*[.I39])^2)" office:value-type="float" office:value="0.0785777630482684" calcext:value-type="float">
            <text:p>0.0785777630482684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000005" calcext:value-type="float">
            <text:p>0.000005</text:p>
          </table:table-cell>
          <table:table-cell table:formula="of:=SQRT((2*[.A12]*[.L39]*[.M39])^2+(([.L39]^2)*[.K39])^2)" office:value-type="float" office:value="0.0000102280134539208" calcext:value-type="float">
            <text:p>1.02280134539208E-05</text:p>
          </table:table-cell>
          <table:table-cell office:value-type="float" office:value="0.00716161377562994" calcext:value-type="float">
            <text:p>0.0071616137756299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9])^2+(((100*[.O39])/[.$M$1]^2)*[.P39])^2)" office:value-type="float" office:value="0.309246704918778" calcext:value-type="float">
            <text:p>0.309246704918778</text:p>
          </table:table-cell>
          <table:table-cell table:formula="of:=ABS([.L12]-[.K12])/2" office:value-type="float" office:value="0.300000000000001" calcext:value-type="float">
            <text:p>0.300000000000001</text:p>
          </table:table-cell>
          <table:table-cell table:formula="of:=SQRT(([.R39])^2+(0.1)^2)" office:value-type="float" office:value="0.316227766016839" calcext:value-type="float">
            <text:p>0.316227766016839</text:p>
          </table:table-cell>
          <table:table-cell table:number-columns-repeated="3"/>
          <table:table-cell table:style-name="ce18" office:value-type="float" office:value="7.55164554729145" calcext:value-type="float">
            <text:p>7.55164554729145</text:p>
          </table:table-cell>
          <table:table-cell table:style-name="ce18" office:value-type="float" office:value="0.768785626758925" calcext:value-type="float">
            <text:p>0.768785626758925</text:p>
          </table:table-cell>
          <table:table-cell table:style-name="ce18" office:value-type="float" office:value="284.35" calcext:value-type="float">
            <text:p>284.35</text:p>
          </table:table-cell>
          <table:table-cell table:style-name="ce18" office:value-type="float" office:value="0.364005494464026" calcext:value-type="float">
            <text:p>0.364005494464026</text:p>
          </table:table-cell>
          <table:table-cell table:style-name="ce18" office:value-type="float" office:value="0.0000221097090878466" calcext:value-type="float">
            <text:p>2.21097090878466E-05</text:p>
          </table:table-cell>
          <table:table-cell table:style-name="ce18" office:value-type="float" office:value="0.0178041602418539" calcext:value-type="float">
            <text:p>0.0178041602418539</text:p>
          </table:table-cell>
          <table:table-cell table:style-name="ce18" office:value-type="float" office:value="0.47837785836769" calcext:value-type="float">
            <text:p>0.47837785836769</text:p>
          </table:table-cell>
          <table:table-cell table:style-name="ce18" office:value-type="float" office:value="0.000732450218634004" calcext:value-type="float">
            <text:p>0.000732450218634004</text:p>
          </table:table-cell>
        </table:table-row>
        <table:table-row table:style-name="ro1">
          <table:table-cell table:number-columns-repeated="2"/>
          <table:table-cell table:formula="of:=COM.MICROSOFT.STDEV.P([.C13:.E13])" office:value-type="float" office:value="0.00047140452079098" calcext:value-type="float">
            <text:p>0.00047140452079098</text:p>
          </table:table-cell>
          <table:table-cell/>
          <table:table-cell table:formula="of:=SQRT(([.C40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3:.I13])" office:value-type="float" office:value="0.00471404520790938" calcext:value-type="float">
            <text:p>0.00471404520790938</text:p>
          </table:table-cell>
          <table:table-cell table:formula="of:=10^-3*[.G40]" office:value-type="float" office:value="0.00000471404520790938" calcext:value-type="float">
            <text:p>4.71404520790938E-06</text:p>
          </table:table-cell>
          <table:table-cell table:formula="of:=SQRT(([.H40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3])*([.E40]))^2+(([.F13]/[.J13]^2)*[.I40])^2)" office:value-type="float" office:value="0.0692356013311924" calcext:value-type="float">
            <text:p>0.0692356013311924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000005" calcext:value-type="float">
            <text:p>0.000005</text:p>
          </table:table-cell>
          <table:table-cell table:formula="of:=SQRT((2*[.A13]*[.L40]*[.M40])^2+(([.L40]^2)*[.K40])^2)" office:value-type="float" office:value="0.00000807876105021311" calcext:value-type="float">
            <text:p>8.07876105021311E-06</text:p>
          </table:table-cell>
          <table:table-cell office:value-type="float" office:value="0.00501835206539981" calcext:value-type="float">
            <text:p>0.00501835206539981</text:p>
          </table:table-cell>
          <table:table-cell office:value-type="float" office:value="0.024" calcext:value-type="float">
            <text:p>0.024</text:p>
          </table:table-cell>
          <table:table-cell table:formula="of:=SQRT(((100/[.$M$1])*[.N40])^2+(((100*[.O40])/[.$M$1]^2)*[.P40])^2)" office:value-type="float" office:value="0.216703973282273" calcext:value-type="float">
            <text:p>0.216703973282273</text:p>
          </table:table-cell>
          <table:table-cell table:formula="of:=ABS([.L13]-[.K13])/2" office:value-type="float" office:value="0.25" calcext:value-type="float">
            <text:p>0.25</text:p>
          </table:table-cell>
          <table:table-cell table:formula="of:=SQRT(([.R40])^2+(0.1)^2)" office:value-type="float" office:value="0.269258240356725" calcext:value-type="float">
            <text:p>0.269258240356725</text:p>
          </table:table-cell>
          <table:table-cell table:number-columns-repeated="3"/>
          <table:table-cell table:style-name="ce18" office:value-type="float" office:value="8.05500401966793" calcext:value-type="float">
            <text:p>8.05500401966793</text:p>
          </table:table-cell>
          <table:table-cell table:style-name="ce18" office:value-type="float" office:value="0.820009864244165" calcext:value-type="float">
            <text:p>0.820009864244165</text:p>
          </table:table-cell>
          <table:table-cell table:style-name="ce18" office:value-type="float" office:value="286.05" calcext:value-type="float">
            <text:p>286.0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94461104195581" calcext:value-type="float">
            <text:p>1.94461104195581E-05</text:p>
          </table:table-cell>
          <table:table-cell table:style-name="ce18" office:value-type="float" office:value="0.0189909048851456" calcext:value-type="float">
            <text:p>0.0189909048851456</text:p>
          </table:table-cell>
          <table:table-cell table:style-name="ce18" office:value-type="float" office:value="0.515821956988644" calcext:value-type="float">
            <text:p>0.515821956988644</text:p>
          </table:table-cell>
          <table:table-cell table:style-name="ce18" office:value-type="float" office:value="0.000612192421043083" calcext:value-type="float">
            <text:p>0.000612192421043083</text:p>
          </table:table-cell>
        </table:table-row>
        <table:table-row table:style-name="ro1">
          <table:table-cell table:number-columns-repeated="2"/>
          <table:table-cell table:formula="of:=COM.MICROSOFT.STDEV.P([.C14:.E14])" office:value-type="float" office:value="0.00047140452079098" calcext:value-type="float">
            <text:p>0.00047140452079098</text:p>
          </table:table-cell>
          <table:table-cell/>
          <table:table-cell table:formula="of:=SQRT(([.C41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4:.I14])" office:value-type="float" office:value="0.00471404520791105" calcext:value-type="float">
            <text:p>0.00471404520791105</text:p>
          </table:table-cell>
          <table:table-cell table:formula="of:=10^-3*[.G41]" office:value-type="float" office:value="0.00000471404520791105" calcext:value-type="float">
            <text:p>4.71404520791105E-06</text:p>
          </table:table-cell>
          <table:table-cell table:formula="of:=SQRT(([.H41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4])*([.E41]))^2+(([.F14]/[.J14]^2)*[.I41])^2)" office:value-type="float" office:value="0.0695642719864195" calcext:value-type="float">
            <text:p>0.0695642719864195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005" calcext:value-type="float">
            <text:p>0.000005</text:p>
          </table:table-cell>
          <table:table-cell table:formula="of:=SQRT((2*[.A14]*[.L41]*[.M41])^2+(([.L41]^2)*[.K41])^2)" office:value-type="float" office:value="0.0000113182994735912" calcext:value-type="float">
            <text:p>1.13182994735912E-05</text:p>
          </table:table-cell>
          <table:table-cell office:value-type="float" office:value="0.0087677541189759" calcext:value-type="float">
            <text:p>0.008767754118975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1])^2+(((100*[.O41])/[.$M$1]^2)*[.P41])^2)" office:value-type="float" office:value="0.378594871691585" calcext:value-type="float">
            <text:p>0.378594871691585</text:p>
          </table:table-cell>
          <table:table-cell table:formula="of:=ABS([.L14]-[.K14])/2" office:value-type="float" office:value="0.800000000000001" calcext:value-type="float">
            <text:p>0.800000000000001</text:p>
          </table:table-cell>
          <table:table-cell table:formula="of:=SQRT(([.R41])^2+(0.1)^2)" office:value-type="float" office:value="0.806225774829856" calcext:value-type="float">
            <text:p>0.806225774829856</text:p>
          </table:table-cell>
          <table:table-cell table:number-columns-repeated="3"/>
          <table:table-cell table:style-name="ce18" office:value-type="float" office:value="8.10728051313942" calcext:value-type="float">
            <text:p>8.10728051313942</text:p>
          </table:table-cell>
          <table:table-cell table:style-name="ce18" office:value-type="float" office:value="0.825333060451536" calcext:value-type="float">
            <text:p>0.825333060451536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198934528966451" calcext:value-type="float">
            <text:p>1.98934528966451E-05</text:p>
          </table:table-cell>
          <table:table-cell table:style-name="ce18" office:value-type="float" office:value="0.0191141547200088" calcext:value-type="float">
            <text:p>0.0191141547200088</text:p>
          </table:table-cell>
          <table:table-cell table:style-name="ce18" office:value-type="float" office:value="0.524906346003617" calcext:value-type="float">
            <text:p>0.524906346003617</text:p>
          </table:table-cell>
          <table:table-cell table:style-name="ce18" office:value-type="float" office:value="0.000640299527997417" calcext:value-type="float">
            <text:p>0.000640299527997417</text:p>
          </table:table-cell>
        </table:table-row>
        <table:table-row table:style-name="ro1">
          <table:table-cell table:number-columns-repeated="2"/>
          <table:table-cell table:formula="of:=COM.MICROSOFT.STDEV.P([.C15:.E15])" office:value-type="float" office:value="0.00216024689946939" calcext:value-type="float">
            <text:p>0.00216024689946939</text:p>
          </table:table-cell>
          <table:table-cell/>
          <table:table-cell table:formula="of:=SQRT(([.C42])^2+(0.001)^2)" office:value-type="float" office:value="0.00238047614284771" calcext:value-type="float">
            <text:p>0.00238047614284771</text:p>
          </table:table-cell>
          <table:table-cell/>
          <table:table-cell table:formula="of:=COM.MICROSOFT.STDEV.P([.G15:.I15])" office:value-type="float" office:value="0.00471404520791105" calcext:value-type="float">
            <text:p>0.00471404520791105</text:p>
          </table:table-cell>
          <table:table-cell table:formula="of:=10^-3*[.G42]" office:value-type="float" office:value="0.00000471404520791105" calcext:value-type="float">
            <text:p>4.71404520791105E-06</text:p>
          </table:table-cell>
          <table:table-cell table:formula="of:=SQRT(([.H42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5])*([.E42]))^2+(([.F15]/[.J15]^2)*[.I42])^2)" office:value-type="float" office:value="0.138023179735734" calcext:value-type="float">
            <text:p>0.138023179735734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0.000005" calcext:value-type="float">
            <text:p>0.000005</text:p>
          </table:table-cell>
          <table:table-cell table:formula="of:=SQRT((2*[.A15]*[.L42]*[.M42])^2+(([.L42]^2)*[.K42])^2)" office:value-type="float" office:value="0.0000170303539512305" calcext:value-type="float">
            <text:p>1.70303539512305E-05</text:p>
          </table:table-cell>
          <table:table-cell office:value-type="float" office:value="0.0107407137578313" calcext:value-type="float">
            <text:p>0.0107407137578313</text:p>
          </table:table-cell>
          <table:table-cell office:value-type="float" office:value="0.024" calcext:value-type="float">
            <text:p>0.024</text:p>
          </table:table-cell>
          <table:table-cell table:formula="of:=SQRT(((100/[.$M$1])*[.N42])^2+(((100*[.O42])/[.$M$1]^2)*[.P42])^2)" office:value-type="float" office:value="0.463806965859788" calcext:value-type="float">
            <text:p>0.463806965859788</text:p>
          </table:table-cell>
          <table:table-cell table:formula="of:=ABS([.L15]-[.K15])/2" office:value-type="float" office:value="0.650000000000002" calcext:value-type="float">
            <text:p>0.650000000000002</text:p>
          </table:table-cell>
          <table:table-cell table:formula="of:=SQRT(([.R42])^2+(0.1)^2)" office:value-type="float" office:value="0.657647321898297" calcext:value-type="float">
            <text:p>0.657647321898297</text:p>
          </table:table-cell>
          <table:table-cell table:number-columns-repeated="3"/>
          <table:table-cell table:style-name="ce18" office:value-type="float" office:value="7.05346001786753" calcext:value-type="float">
            <text:p>7.05346001786753</text:p>
          </table:table-cell>
          <table:table-cell table:style-name="ce18" office:value-type="float" office:value="0.718056983167666" calcext:value-type="float">
            <text:p>0.718056983167666</text:p>
          </table:table-cell>
          <table:table-cell table:style-name="ce18" office:value-type="float" office:value="291.7" calcext:value-type="float">
            <text:p>291.7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182934194983357" calcext:value-type="float">
            <text:p>1.82934194983357E-05</text:p>
          </table:table-cell>
          <table:table-cell table:style-name="ce18" office:value-type="float" office:value="0.0166296116033499" calcext:value-type="float">
            <text:p>0.0166296116033499</text:p>
          </table:table-cell>
          <table:table-cell table:style-name="ce18" office:value-type="float" office:value="0.470270666272585" calcext:value-type="float">
            <text:p>0.470270666272585</text:p>
          </table:table-cell>
          <table:table-cell table:style-name="ce18" office:value-type="float" office:value="0.000601703435101212" calcext:value-type="float">
            <text:p>0.000601703435101212</text:p>
          </table:table-cell>
        </table:table-row>
        <table:table-row table:style-name="ro1">
          <table:table-cell table:number-columns-repeated="2"/>
          <table:table-cell table:formula="of:=COM.MICROSOFT.STDEV.P([.C16:.E16])" office:value-type="float" office:value="0.00047140452079098" calcext:value-type="float">
            <text:p>0.00047140452079098</text:p>
          </table:table-cell>
          <table:table-cell/>
          <table:table-cell table:formula="of:=SQRT(([.C43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6:.I16])" office:value-type="float" office:value="0.000471404520789933" calcext:value-type="float">
            <text:p>0.000471404520789933</text:p>
          </table:table-cell>
          <table:table-cell table:formula="of:=10^-3*[.G43]" office:value-type="float" office:value="0.00000047140452078993" calcext:value-type="float">
            <text:p>4.71404520789933E-07</text:p>
          </table:table-cell>
          <table:table-cell table:formula="of:=SQRT(([.H43])^2+(0.000001)^2)" office:value-type="float" office:value="0.00000110554159678467" calcext:value-type="float">
            <text:p>1.10554159678467E-06</text:p>
          </table:table-cell>
          <table:table-cell/>
          <table:table-cell table:formula="of:=SQRT(((1/[.J16])*([.E43]))^2+(([.F16]/[.J16]^2)*[.I43])^2)" office:value-type="float" office:value="0.0628939973700556" calcext:value-type="float">
            <text:p>0.0628939973700556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.000005" calcext:value-type="float">
            <text:p>0.000005</text:p>
          </table:table-cell>
          <table:table-cell table:formula="of:=SQRT((2*[.A16]*[.L43]*[.M43])^2+(([.L43]^2)*[.K43])^2)" office:value-type="float" office:value="0.0000124020536175131" calcext:value-type="float">
            <text:p>1.24020536175131E-05</text:p>
          </table:table-cell>
          <table:table-cell office:value-type="float" office:value="0.010422570139965" calcext:value-type="float">
            <text:p>0.010422570139965</text:p>
          </table:table-cell>
          <table:table-cell office:value-type="float" office:value="0.024" calcext:value-type="float">
            <text:p>0.024</text:p>
          </table:table-cell>
          <table:table-cell table:formula="of:=SQRT(((100/[.$M$1])*[.N43])^2+(((100*[.O43])/[.$M$1]^2)*[.P43])^2)" office:value-type="float" office:value="0.450045001605397" calcext:value-type="float">
            <text:p>0.450045001605397</text:p>
          </table:table-cell>
          <table:table-cell table:formula="of:=ABS([.L16]-[.K16])/2" office:value-type="float" office:value="0.25" calcext:value-type="float">
            <text:p>0.25</text:p>
          </table:table-cell>
          <table:table-cell table:formula="of:=SQRT(([.R43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7:.E17])" office:value-type="float" office:value="0.00432049379893865" calcext:value-type="float">
            <text:p>0.00432049379893865</text:p>
          </table:table-cell>
          <table:table-cell/>
          <table:table-cell table:formula="of:=SQRT(([.C44])^2+(0.001)^2)" office:value-type="float" office:value="0.00443471156521676" calcext:value-type="float">
            <text:p>0.00443471156521676</text:p>
          </table:table-cell>
          <table:table-cell/>
          <table:table-cell table:formula="of:=COM.MICROSOFT.STDEV.P([.G17:.I17])" office:value-type="float" office:value="0.00205480466765596" calcext:value-type="float">
            <text:p>0.00205480466765596</text:p>
          </table:table-cell>
          <table:table-cell table:formula="of:=10^-3*[.G44]" office:value-type="float" office:value="0.00000205480466765596" calcext:value-type="float">
            <text:p>2.05480466765596E-06</text:p>
          </table:table-cell>
          <table:table-cell table:formula="of:=SQRT(([.H44])^2+(0.000001)^2)" office:value-type="float" office:value="0.00000228521820013335" calcext:value-type="float">
            <text:p>2.28521820013335E-06</text:p>
          </table:table-cell>
          <table:table-cell/>
          <table:table-cell table:formula="of:=SQRT(((1/[.J17])*([.E44]))^2+(([.F17]/[.J17]^2)*[.I44])^2)" office:value-type="float" office:value="0.263303795367542" calcext:value-type="float">
            <text:p>0.263303795367542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0.000005" calcext:value-type="float">
            <text:p>0.000005</text:p>
          </table:table-cell>
          <table:table-cell table:formula="of:=SQRT((2*[.A17]*[.L44]*[.M44])^2+(([.L44]^2)*[.K44])^2)" office:value-type="float" office:value="0.0000411984363953227" calcext:value-type="float">
            <text:p>4.11984363953227E-05</text:p>
          </table:table-cell>
          <table:table-cell office:value-type="float" office:value="0.0194354759002567" calcext:value-type="float">
            <text:p>0.0194354759002567</text:p>
          </table:table-cell>
          <table:table-cell office:value-type="float" office:value="0.024" calcext:value-type="float">
            <text:p>0.024</text:p>
          </table:table-cell>
          <table:table-cell table:formula="of:=SQRT(((100/[.$M$1])*[.N44])^2+(((100*[.O44])/[.$M$1]^2)*[.P44])^2)" office:value-type="float" office:value="0.839345498255306" calcext:value-type="float">
            <text:p>0.839345498255306</text:p>
          </table:table-cell>
          <table:table-cell table:formula="of:=ABS([.L17]-[.K17])/2" office:value-type="float" office:value="0.65" calcext:value-type="float">
            <text:p>0.65</text:p>
          </table:table-cell>
          <table:table-cell table:formula="of:=SQRT(([.R44])^2+(0.1)^2)" office:value-type="float" office:value="0.657647321898295" calcext:value-type="float">
            <text:p>0.65764732189829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8:.E18])" office:value-type="float" office:value="0.00543650214343339" calcext:value-type="float">
            <text:p>0.00543650214343339</text:p>
          </table:table-cell>
          <table:table-cell/>
          <table:table-cell table:formula="of:=SQRT(([.C45])^2+(0.001)^2)" office:value-type="float" office:value="0.00552770798392569" calcext:value-type="float">
            <text:p>0.00552770798392569</text:p>
          </table:table-cell>
          <table:table-cell/>
          <table:table-cell table:formula="of:=COM.MICROSOFT.STDEV.P([.G18:.I18])" office:value-type="float" office:value="0.00124721912892491" calcext:value-type="float">
            <text:p>0.00124721912892491</text:p>
          </table:table-cell>
          <table:table-cell table:formula="of:=10^-3*[.G45]" office:value-type="float" office:value="0.00000124721912892491" calcext:value-type="float">
            <text:p>1.24721912892491E-06</text:p>
          </table:table-cell>
          <table:table-cell table:formula="of:=SQRT(([.H45])^2+(0.000001)^2)" office:value-type="float" office:value="0.00000159861050777111" calcext:value-type="float">
            <text:p>1.59861050777111E-06</text:p>
          </table:table-cell>
          <table:table-cell/>
          <table:table-cell table:formula="of:=SQRT(((1/[.J18])*([.E45]))^2+(([.F18]/[.J18]^2)*[.I45])^2)" office:value-type="float" office:value="0.328388548609992" calcext:value-type="float">
            <text:p>0.328388548609992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0.000005" calcext:value-type="float">
            <text:p>0.000005</text:p>
          </table:table-cell>
          <table:table-cell table:formula="of:=SQRT((2*[.A18]*[.L45]*[.M45])^2+(([.L45]^2)*[.K45])^2)" office:value-type="float" office:value="0.000051825663603573" calcext:value-type="float">
            <text:p>5.1825663603573E-05</text:p>
          </table:table-cell>
          <table:table-cell office:value-type="float" office:value="0.0199690568342766" calcext:value-type="float">
            <text:p>0.019969056834276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5])^2+(((100*[.O45])/[.$M$1]^2)*[.P45])^2)" office:value-type="float" office:value="0.862482118572406" calcext:value-type="float">
            <text:p>0.86248211857240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R45])^2+(0.1)^2)" office:value-type="float" office:value="0.559016994374947" calcext:value-type="float">
            <text:p>0.55901699437494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9:.E19])" office:value-type="float" office:value="0.00169967317119755" calcext:value-type="float">
            <text:p>0.00169967317119755</text:p>
          </table:table-cell>
          <table:table-cell/>
          <table:table-cell table:formula="of:=SQRT(([.C46])^2+(0.001)^2)" office:value-type="float" office:value="0.0019720265943665" calcext:value-type="float">
            <text:p>0.0019720265943665</text:p>
          </table:table-cell>
          <table:table-cell/>
          <table:table-cell table:formula="of:=COM.MICROSOFT.STDEV.P([.G19:.I19])" office:value-type="float" office:value="0.00124721912892459" calcext:value-type="float">
            <text:p>0.00124721912892459</text:p>
          </table:table-cell>
          <table:table-cell table:formula="of:=10^-3*[.G46]" office:value-type="float" office:value="0.00000124721912892459" calcext:value-type="float">
            <text:p>1.24721912892459E-06</text:p>
          </table:table-cell>
          <table:table-cell table:formula="of:=SQRT(([.H46])^2+(0.000001)^2)" office:value-type="float" office:value="0.00000159861050777086" calcext:value-type="float">
            <text:p>1.59861050777086E-06</text:p>
          </table:table-cell>
          <table:table-cell/>
          <table:table-cell table:formula="of:=SQRT(((1/[.J19])*([.E46]))^2+(([.F19]/[.J19]^2)*[.I46])^2)" office:value-type="float" office:value="0.117996218690647" calcext:value-type="float">
            <text:p>0.11799621869064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00005" calcext:value-type="float">
            <text:p>0.000005</text:p>
          </table:table-cell>
          <table:table-cell table:formula="of:=SQRT((2*[.A19]*[.L46]*[.M46])^2+(([.L46]^2)*[.K46])^2)" office:value-type="float" office:value="0.0000221097090878466" calcext:value-type="float">
            <text:p>2.21097090878466E-05</text:p>
          </table:table-cell>
          <table:table-cell office:value-type="float" office:value="0.0178041602418539" calcext:value-type="float">
            <text:p>0.017804160241853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6])^2+(((100*[.O46])/[.$M$1]^2)*[.P46])^2)" office:value-type="float" office:value="0.768785626758925" calcext:value-type="float">
            <text:p>0.768785626758925</text:p>
          </table:table-cell>
          <table:table-cell table:formula="of:=ABS([.L19]-[.K19])/2" office:value-type="float" office:value="0.35" calcext:value-type="float">
            <text:p>0.35</text:p>
          </table:table-cell>
          <table:table-cell table:formula="of:=SQRT(([.R46])^2+(0.1)^2)" office:value-type="float" office:value="0.364005494464026" calcext:value-type="float">
            <text:p>0.36400549446402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0:.E20])" office:value-type="float" office:value="0.000816496580927636" calcext:value-type="float">
            <text:p>0.000816496580927636</text:p>
          </table:table-cell>
          <table:table-cell/>
          <table:table-cell table:formula="of:=SQRT(([.C47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0:.I20])" office:value-type="float" office:value="0.00169967317119805" calcext:value-type="float">
            <text:p>0.00169967317119805</text:p>
          </table:table-cell>
          <table:table-cell table:formula="of:=10^-3*[.G47]" office:value-type="float" office:value="0.00000169967317119805" calcext:value-type="float">
            <text:p>1.69967317119805E-06</text:p>
          </table:table-cell>
          <table:table-cell table:formula="of:=SQRT(([.H47])^2+(0.000001)^2)" office:value-type="float" office:value="0.00000197202659436693" calcext:value-type="float">
            <text:p>1.97202659436693E-06</text:p>
          </table:table-cell>
          <table:table-cell/>
          <table:table-cell table:formula="of:=SQRT(((1/[.J20])*([.E47]))^2+(([.F20]/[.J20]^2)*[.I47])^2)" office:value-type="float" office:value="0.0784527629623068" calcext:value-type="float">
            <text:p>0.0784527629623068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00005" calcext:value-type="float">
            <text:p>0.000005</text:p>
          </table:table-cell>
          <table:table-cell table:formula="of:=SQRT((2*[.A20]*[.L47]*[.M47])^2+(([.L47]^2)*[.K47])^2)" office:value-type="float" office:value="0.0000194461104195581" calcext:value-type="float">
            <text:p>1.94461104195581E-05</text:p>
          </table:table-cell>
          <table:table-cell office:value-type="float" office:value="0.0189909048851456" calcext:value-type="float">
            <text:p>0.018990904885145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7])^2+(((100*[.O47])/[.$M$1]^2)*[.P47])^2)" office:value-type="float" office:value="0.820009864244165" calcext:value-type="float">
            <text:p>0.820009864244165</text:p>
          </table:table-cell>
          <table:table-cell table:formula="of:=ABS([.L20]-[.K20])/2" office:value-type="float" office:value="0.25" calcext:value-type="float">
            <text:p>0.25</text:p>
          </table:table-cell>
          <table:table-cell table:formula="of:=SQRT(([.R47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1:.E21])" office:value-type="float" office:value="0.000816496580927636" calcext:value-type="float">
            <text:p>0.000816496580927636</text:p>
          </table:table-cell>
          <table:table-cell/>
          <table:table-cell table:formula="of:=SQRT(([.C48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1:.I21])" office:value-type="float" office:value="0.00368178700572919" calcext:value-type="float">
            <text:p>0.00368178700572919</text:p>
          </table:table-cell>
          <table:table-cell table:formula="of:=10^-3*[.G48]" office:value-type="float" office:value="0.00000368178700572919" calcext:value-type="float">
            <text:p>3.68178700572919E-06</text:p>
          </table:table-cell>
          <table:table-cell table:formula="of:=SQRT(([.H48])^2+(0.000001)^2)" office:value-type="float" office:value="0.0000038151743807533" calcext:value-type="float">
            <text:p>3.8151743807533E-06</text:p>
          </table:table-cell>
          <table:table-cell/>
          <table:table-cell table:formula="of:=SQRT(((1/[.J21])*([.E48]))^2+(([.F21]/[.J21]^2)*[.I48])^2)" office:value-type="float" office:value="0.0825019164888752" calcext:value-type="float">
            <text:p>0.0825019164888752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0.000005" calcext:value-type="float">
            <text:p>0.000005</text:p>
          </table:table-cell>
          <table:table-cell table:formula="of:=SQRT((2*[.A21]*[.L48]*[.M48])^2+(([.L48]^2)*[.K48])^2)" office:value-type="float" office:value="0.0000198934528966451" calcext:value-type="float">
            <text:p>1.98934528966451E-05</text:p>
          </table:table-cell>
          <table:table-cell office:value-type="float" office:value="0.0191141547200088" calcext:value-type="float">
            <text:p>0.0191141547200088</text:p>
          </table:table-cell>
          <table:table-cell office:value-type="float" office:value="0.024" calcext:value-type="float">
            <text:p>0.024</text:p>
          </table:table-cell>
          <table:table-cell table:formula="of:=SQRT(((100/[.$M$1])*[.N48])^2+(((100*[.O48])/[.$M$1]^2)*[.P48])^2)" office:value-type="float" office:value="0.825333060451536" calcext:value-type="float">
            <text:p>0.825333060451536</text:p>
          </table:table-cell>
          <table:table-cell table:formula="of:=ABS([.L21]-[.K21])/2" office:value-type="float" office:value="0.199999999999999" calcext:value-type="float">
            <text:p>0.199999999999999</text:p>
          </table:table-cell>
          <table:table-cell table:formula="of:=SQRT(([.R48])^2+(0.1)^2)" office:value-type="float" office:value="0.223606797749978" calcext:value-type="float">
            <text:p>0.2236067977499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2:.I22])" office:value-type="float" office:value="0.00408248290463927" calcext:value-type="float">
            <text:p>0.00408248290463927</text:p>
          </table:table-cell>
          <table:table-cell table:formula="of:=10^-3*[.G49]" office:value-type="float" office:value="0.00000408248290463927" calcext:value-type="float">
            <text:p>4.08248290463927E-06</text:p>
          </table:table-cell>
          <table:table-cell table:formula="of:=SQRT(([.H49])^2+(0.000001)^2)" office:value-type="float" office:value="0.00000420317340430678" calcext:value-type="float">
            <text:p>4.20317340430678E-06</text:p>
          </table:table-cell>
          <table:table-cell/>
          <table:table-cell table:formula="of:=SQRT(((1/[.J22])*([.E49]))^2+(([.F22]/[.J22]^2)*[.I49])^2)" office:value-type="float" office:value="0.0850984262164206" calcext:value-type="float">
            <text:p>0.0850984262164206</text:p>
          </table:table-cell>
          <table:table-cell table:formula="of:=10^-3*11.3" office:value-type="float" office:value="0.0113" calcext:value-type="float">
            <text:p>0.0113</text:p>
          </table:table-cell>
          <table:table-cell office:value-type="float" office:value="0.000005" calcext:value-type="float">
            <text:p>0.000005</text:p>
          </table:table-cell>
          <table:table-cell table:formula="of:=SQRT((2*[.A22]*[.L49]*[.M49])^2+(([.L49]^2)*[.K49])^2)" office:value-type="float" office:value="0.0000182934194983357" calcext:value-type="float">
            <text:p>1.82934194983357E-05</text:p>
          </table:table-cell>
          <table:table-cell office:value-type="float" office:value="0.0166296116033499" calcext:value-type="float">
            <text:p>0.016629611603349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9])^2+(((100*[.O49])/[.$M$1]^2)*[.P49])^2)" office:value-type="float" office:value="0.718056983167666" calcext:value-type="float">
            <text:p>0.718056983167666</text:p>
          </table:table-cell>
          <table:table-cell table:formula="of:=ABS([.L22]-[.K22])/2" office:value-type="float" office:value="0.0999999999999996" calcext:value-type="float">
            <text:p>0.0999999999999996</text:p>
          </table:table-cell>
          <table:table-cell table:formula="of:=SQRT(([.R49])^2+(0.1)^2)" office:value-type="float" office:value="0.141421356237309" calcext:value-type="float">
            <text:p>0.141421356237309</text:p>
          </table:table-cell>
          <table:table-cell table:number-columns-repeated="11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ferr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1]/([.F4]*[.J4])" office:value-type="float" office:value="0" calcext:value-type="float">
            <text:p>0</text:p>
          </table:table-cell>
          <table:table-cell table:formula="of:=SQRT(([.N31]/[.F4]/([.J4]))^2 +([.O31]/([.F4]^2*([.J4]))*[.E31])^2 + ([.O31]/([.F4]*([.J4])^2)*[.I31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2]/([.F5]*[.J5])" office:value-type="float" office:value="0" calcext:value-type="float">
            <text:p>0</text:p>
          </table:table-cell>
          <table:table-cell table:formula="of:=SQRT(([.N32]/[.F5]/([.J5]))^2 +([.O32]/([.F5]^2*([.J5]))*[.E32])^2 + ([.O32]/([.F5]*([.J5])^2)*[.I32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3]/([.F6]*[.J6])" office:value-type="float" office:value="0" calcext:value-type="float">
            <text:p>0</text:p>
          </table:table-cell>
          <table:table-cell table:formula="of:=SQRT(([.N33]/[.F6]/([.J6]))^2 +([.O33]/([.F6]^2*([.J6]))*[.E33])^2 + ([.O33]/([.F6]*([.J6])^2)*[.I33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4]/([.F7]*[.J7])" office:value-type="float" office:value="0.0472215397782454" calcext:value-type="float">
            <text:p>0.0472215397782454</text:p>
          </table:table-cell>
          <table:table-cell table:formula="of:=SQRT(([.N34]/[.F7]/([.J7]))^2 +([.O34]/([.F7]^2*([.J7]))*[.E34])^2 + ([.O34]/([.F7]*([.J7])^2)*[.I34])^2)" office:value-type="float" office:value="0.000419542112441878" calcext:value-type="float">
            <text:p>0.000419542112441878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5]/([.F8]*[.J8])" office:value-type="float" office:value="0.0350038481837957" calcext:value-type="float">
            <text:p>0.0350038481837957</text:p>
          </table:table-cell>
          <table:table-cell table:formula="of:=SQRT(([.N35]/[.F8]/([.J8]))^2 +([.O35]/([.F8]^2*([.J8]))*[.E35])^2 + ([.O35]/([.F8]*([.J8])^2)*[.I35])^2)" office:value-type="float" office:value="0.000141188059002907" calcext:value-type="float">
            <text:p>0.00014118805900290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6]/([.F9]*[.J9])" office:value-type="float" office:value="0.107070558465105" calcext:value-type="float">
            <text:p>0.107070558465105</text:p>
          </table:table-cell>
          <table:table-cell table:formula="of:=SQRT(([.N36]/[.F9]/([.J9]))^2 +([.O36]/([.F9]^2*([.J9]))*[.E36])^2 + ([.O36]/([.F9]*([.J9])^2)*[.I36])^2)" office:value-type="float" office:value="0.000254715957306219" calcext:value-type="float">
            <text:p>0.00025471595730621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7]/([.F10]*[.J10])" office:value-type="float" office:value="0.11443410491516" calcext:value-type="float">
            <text:p>0.11443410491516</text:p>
          </table:table-cell>
          <table:table-cell table:formula="of:=SQRT(([.N37]/[.F10]/([.J10]))^2 +([.O37]/([.F10]^2*([.J10]))*[.E37])^2 + ([.O37]/([.F10]*([.J10])^2)*[.I37])^2)" office:value-type="float" office:value="0.000242436487204832" calcext:value-type="float">
            <text:p>0.00024243648720483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8]/([.F11]*[.J11])" office:value-type="float" office:value="0.115180895880506" calcext:value-type="float">
            <text:p>0.115180895880506</text:p>
          </table:table-cell>
          <table:table-cell table:formula="of:=SQRT(([.N38]/[.F11]/([.J11]))^2 +([.O38]/([.F11]^2*([.J11]))*[.E38])^2 + ([.O38]/([.F11]*([.J11])^2)*[.I38])^2)" office:value-type="float" office:value="0.000286188304299439" calcext:value-type="float">
            <text:p>0.00028618830429943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9]/([.F12]*[.J12])" office:value-type="float" office:value="0.209980395757962" calcext:value-type="float">
            <text:p>0.209980395757962</text:p>
          </table:table-cell>
          <table:table-cell table:formula="of:=SQRT(([.N39]/[.F12]/([.J12]))^2 +([.O39]/([.F12]^2*([.J12]))*[.E39])^2 + ([.O39]/([.F12]*([.J12])^2)*[.I39])^2)" office:value-type="float" office:value="0.000336218506103541" calcext:value-type="float">
            <text:p>0.00033621850610354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0]/([.F13]*[.J13])" office:value-type="float" office:value="0.144986860347496" calcext:value-type="float">
            <text:p>0.144986860347496</text:p>
          </table:table-cell>
          <table:table-cell table:formula="of:=SQRT(([.N40]/[.F13]/([.J13]))^2 +([.O40]/([.F13]^2*([.J13]))*[.E40])^2 + ([.O40]/([.F13]*([.J13])^2)*[.I40])^2)" office:value-type="float" office:value="0.000250529606751691" calcext:value-type="float">
            <text:p>0.00025052960675169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1]/([.F14]*[.J14])" office:value-type="float" office:value="0.248121013799172" calcext:value-type="float">
            <text:p>0.248121013799172</text:p>
          </table:table-cell>
          <table:table-cell table:formula="of:=SQRT(([.N41]/[.F14]/([.J14]))^2 +([.O41]/([.F14]^2*([.J14]))*[.E41])^2 + ([.O41]/([.F14]*([.J14])^2)*[.I41])^2)" office:value-type="float" office:value="0.00035502782188032" calcext:value-type="float">
            <text:p>0.0003550278218803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2]/([.F15]*[.J15])" office:value-type="float" office:value="0.298372609413557" calcext:value-type="float">
            <text:p>0.298372609413557</text:p>
          </table:table-cell>
          <table:table-cell table:formula="of:=SQRT(([.N42]/[.F15]/([.J15]))^2 +([.O42]/([.F15]^2*([.J15]))*[.E42])^2 + ([.O42]/([.F15]*([.J15])^2)*[.I42])^2)" office:value-type="float" office:value="0.000593694625988886" calcext:value-type="float">
            <text:p>0.000593694625988886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3]/([.F16]*[.J16])" office:value-type="float" office:value="0.282109642383845" calcext:value-type="float">
            <text:p>0.282109642383845</text:p>
          </table:table-cell>
          <table:table-cell table:formula="of:=SQRT(([.N43]/[.F16]/([.J16]))^2 +([.O43]/([.F16]^2*([.J16]))*[.E43])^2 + ([.O43]/([.F16]*([.J16])^2)*[.I43])^2)" office:value-type="float" office:value="0.000367862685114615" calcext:value-type="float">
            <text:p>0.00036786268511461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4]/([.F17]*[.J17])" office:value-type="float" office:value="0.504674892342295" calcext:value-type="float">
            <text:p>0.504674892342295</text:p>
          </table:table-cell>
          <table:table-cell table:formula="of:=SQRT(([.N44]/[.F17]/([.J17]))^2 +([.O44]/([.F17]^2*([.J17]))*[.E44])^2 + ([.O44]/([.F17]*([.J17])^2)*[.I44])^2)" office:value-type="float" office:value="0.00145321644733957" calcext:value-type="float">
            <text:p>0.0014532164473395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5]/([.F18]*[.J18])" office:value-type="float" office:value="0.527876892262047" calcext:value-type="float">
            <text:p>0.527876892262047</text:p>
          </table:table-cell>
          <table:table-cell table:formula="of:=SQRT(([.N45]/[.F18]/([.J18]))^2 +([.O45]/([.F18]^2*([.J18]))*[.E45])^2 + ([.O45]/([.F18]*([.J18])^2)*[.I45])^2)" office:value-type="float" office:value="0.00188885250034849" calcext:value-type="float">
            <text:p>0.0018888525003484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6]/([.F19]*[.J19])" office:value-type="float" office:value="0.47837785836769" calcext:value-type="float">
            <text:p>0.47837785836769</text:p>
          </table:table-cell>
          <table:table-cell table:formula="of:=SQRT(([.N46]/[.F19]/([.J19]))^2 +([.O46]/([.F19]^2*([.J19]))*[.E46])^2 + ([.O46]/([.F19]*([.J19])^2)*[.I46])^2)" office:value-type="float" office:value="0.000732450218634004" calcext:value-type="float">
            <text:p>0.0007324502186340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7]/([.F20]*[.J20])" office:value-type="float" office:value="0.515821956988644" calcext:value-type="float">
            <text:p>0.515821956988644</text:p>
          </table:table-cell>
          <table:table-cell table:formula="of:=SQRT(([.N47]/[.F20]/([.J20]))^2 +([.O47]/([.F20]^2*([.J20]))*[.E47])^2 + ([.O47]/([.F20]*([.J20])^2)*[.I47])^2)" office:value-type="float" office:value="0.000612192421043083" calcext:value-type="float">
            <text:p>0.000612192421043083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8]/([.F21]*[.J21])" office:value-type="float" office:value="0.524906346003617" calcext:value-type="float">
            <text:p>0.524906346003617</text:p>
          </table:table-cell>
          <table:table-cell table:formula="of:=SQRT(([.N48]/[.F21]/([.J21]))^2 +([.O48]/([.F21]^2*([.J21]))*[.E48])^2 + ([.O48]/([.F21]*([.J21])^2)*[.I48])^2)" office:value-type="float" office:value="0.000640299527997417" calcext:value-type="float">
            <text:p>0.00064029952799741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9]/([.F22]*[.J22])" office:value-type="float" office:value="0.470270666272585" calcext:value-type="float">
            <text:p>0.470270666272585</text:p>
          </table:table-cell>
          <table:table-cell table:formula="of:=SQRT(([.N49]/[.F22]/([.J22]))^2 +([.O49]/([.F22]^2*([.J22]))*[.E49])^2 + ([.O49]/([.F22]*([.J22])^2)*[.I49])^2)" office:value-type="float" office:value="0.000601703435101212" calcext:value-type="float">
            <text:p>0.000601703435101212</text:p>
          </table:table-cell>
          <table:table-cell table:number-columns-repeated="26"/>
        </table:table-row>
        <table:table-row table:style-name="ro1" table:number-rows-repeated="104850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R-Poly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996" table:default-cell-style-name="Default"/>
        <table:table-row table:style-name="ro1">
          <table:table-cell office:value-type="string" calcext:value-type="string">
            <text:p>Poly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Distance between lamp and Cell: 420mm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formula="of:=(0.1)^2*10/[.M1]^2" office:value-type="float" office:value="0.566893424036281" calcext:value-type="float">
            <text:p>0.566893424036281</text:p>
          </table:table-cell>
          <table:table-cell/>
          <table:table-cell office:value-type="string" calcext:value-type="string">
            <text:p>Estimate of 59% coverage</text:p>
          </table:table-cell>
          <table:table-cell table:formula="of:=0.593*[.N1]" office:value-type="float" office:value="0.336167800453515" calcext:value-type="float">
            <text:p>0.33616780045351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2" office:value-type="string" calcext:value-type="string">
            <text:p>Temperature (K)</text:p>
          </table:table-cell>
          <table:table-cell table:style-name="ce2" office:value-type="string" calcext:value-type="string">
            <text:p>Efficiency <text:s/>(%)</text:p>
          </table:table-cell>
          <table:table-cell table:number-columns-repeated="1002"/>
        </table:table-row>
        <table:table-row table:style-name="ro1">
          <table:table-cell table:style-name="ce4" table:formula="of:=[.F4]/[.J4]" office:value-type="float" office:value="653.381331961944" calcext:value-type="float">
            <text:p>653.381331961944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4.234" calcext:value-type="float">
            <text:p>4.234</text:p>
          </table:table-cell>
          <table:table-cell office:value-type="float" office:value="4.248" calcext:value-type="float">
            <text:p>4.248</text:p>
          </table:table-cell>
          <table:table-cell table:formula="of:=AVERAGE([.C4:.E4])" office:value-type="float" office:value="4.235" calcext:value-type="float">
            <text:p>4.235</text:p>
          </table:table-cell>
          <table:table-cell office:value-type="float" office:value="6.475" calcext:value-type="float">
            <text:p>6.475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6" calcext:value-type="float">
            <text:p>6.486</text:p>
          </table:table-cell>
          <table:table-cell table:formula="of:=10^(-3)*SUM([.G4:.I4])/3" office:value-type="float" office:value="0.00648166666666667" calcext:value-type="float">
            <text:p>0.00648166666666667</text:p>
          </table:table-cell>
          <table:table-cell office:value-type="float" office:value="91.5" calcext:value-type="float">
            <text:p>91.5</text:p>
          </table:table-cell>
          <table:table-cell office:value-type="float" office:value="84.2" calcext:value-type="float">
            <text:p>84.2</text:p>
          </table:table-cell>
          <table:table-cell table:style-name="ce4" table:formula="of:=AVERAGE([.K4:.L4])" office:value-type="float" office:value="87.85" calcext:value-type="float">
            <text:p>87.85</text:p>
          </table:table-cell>
          <table:table-cell table:formula="of:=272+[.M4]" office:value-type="float" office:value="359.85" calcext:value-type="float">
            <text:p>359.85</text:p>
          </table:table-cell>
          <table:table-cell/>
          <table:table-cell table:formula="of:=(10^-3)*4.39" office:value-type="float" office:value="0.00439" calcext:value-type="float">
            <text:p>0.00439</text:p>
          </table:table-cell>
          <table:table-cell table:formula="of:=[.P4]^2*[.A4]" office:value-type="float" office:value="0.0125920303677038" calcext:value-type="float">
            <text:p>0.0125920303677038</text:p>
          </table:table-cell>
          <table:table-cell table:formula="of:=([.Q4]/[.Q1])*100" office:value-type="float" office:value="3.74575743147208" calcext:value-type="float">
            <text:p>3.74575743147208</text:p>
          </table:table-cell>
          <table:table-cell/>
          <table:table-cell table:style-name="ce2" office:value-type="float" office:value="359.85" calcext:value-type="float">
            <text:p>359.85</text:p>
          </table:table-cell>
          <table:table-cell table:style-name="ce2" office:value-type="float" office:value="3.74575743147208" calcext:value-type="float">
            <text:p>3.74575743147208</text:p>
          </table:table-cell>
          <table:table-cell table:number-columns-repeated="1002"/>
        </table:table-row>
        <table:table-row table:style-name="ro1">
          <table:table-cell table:style-name="ce5" table:formula="of:=[.F5]/[.J5]" office:value-type="float" office:value="705.609643022717" calcext:value-type="float">
            <text:p>705.609643022717</text:p>
          </table:table-cell>
          <table:table-cell/>
          <table:table-cell office:value-type="float" office:value="4.584" calcext:value-type="float">
            <text:p>4.584</text:p>
          </table:table-cell>
          <table:table-cell office:value-type="float" office:value="4.521" calcext:value-type="float">
            <text:p>4.521</text:p>
          </table:table-cell>
          <table:table-cell office:value-type="float" office:value="4.593" calcext:value-type="float">
            <text:p>4.593</text:p>
          </table:table-cell>
          <table:table-cell table:formula="of:=AVERAGE([.C5:.E5])" office:value-type="float" office:value="4.566" calcext:value-type="float">
            <text:p>4.566</text:p>
          </table:table-cell>
          <table:table-cell office:value-type="float" office:value="6.468" calcext:value-type="float">
            <text:p>6.468</text:p>
          </table:table-cell>
          <table:table-cell office:value-type="float" office:value="6.472" calcext:value-type="float">
            <text:p>6.472</text:p>
          </table:table-cell>
          <table:table-cell office:value-type="float" office:value="6.473" calcext:value-type="float">
            <text:p>6.473</text:p>
          </table:table-cell>
          <table:table-cell table:formula="of:=10^(-3)*SUM([.G5:.I5])/3" office:value-type="float" office:value="0.006471" calcext:value-type="float">
            <text:p>0.006471</text:p>
          </table:table-cell>
          <table:table-cell office:value-type="float" office:value="77.8" calcext:value-type="float">
            <text:p>77.8</text:p>
          </table:table-cell>
          <table:table-cell office:value-type="float" office:value="75.9" calcext:value-type="float">
            <text:p>75.9</text:p>
          </table:table-cell>
          <table:table-cell table:style-name="ce5" table:formula="of:=AVERAGE([.K5:.L5])" office:value-type="float" office:value="76.85" calcext:value-type="float">
            <text:p>76.85</text:p>
          </table:table-cell>
          <table:table-cell table:formula="of:=272+[.M5]" office:value-type="float" office:value="348.85" calcext:value-type="float">
            <text:p>348.85</text:p>
          </table:table-cell>
          <table:table-cell/>
          <table:table-cell table:formula="of:=(10^-3)*4.499" office:value-type="float" office:value="0.004499" calcext:value-type="float">
            <text:p>0.004499</text:p>
          </table:table-cell>
          <table:table-cell table:formula="of:=[.P5]^2*[.A5]" office:value-type="float" office:value="0.0142822454900325" calcext:value-type="float">
            <text:p>0.0142822454900325</text:p>
          </table:table-cell>
          <table:table-cell table:formula="of:=([.Q5]/[.Q1])*100" office:value-type="float" office:value="4.24854655049195" calcext:value-type="float">
            <text:p>4.24854655049195</text:p>
          </table:table-cell>
          <table:table-cell/>
          <table:table-cell table:style-name="ce2" office:value-type="float" office:value="348.85" calcext:value-type="float">
            <text:p>348.85</text:p>
          </table:table-cell>
          <table:table-cell table:style-name="ce2" office:value-type="float" office:value="4.24854655049194" calcext:value-type="float">
            <text:p>4.24854655049194</text:p>
          </table:table-cell>
          <table:table-cell>
            <draw:frame table:end-cell-address="'R-Poly'.AC20" table:end-x="0.6579in" table:end-y="0.022in" draw:z-index="0" draw:name="Chart 2" draw:style-name="gr1" draw:text-style-name="P1" svg:width="5.3949in" svg:height="2.8917in" svg:x="0.2984in" svg:y="0.0055in">
              <draw:object draw:notify-on-update-of-ranges="'R-Poly'.T4:'R-Poly'.T23 'R-Poly'.U4:'R-Poly'.U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table:style-name="ce4" table:formula="of:=[.F6]/[.J6]" office:value-type="float" office:value="757.817321538778" calcext:value-type="float">
            <text:p>757.817321538778</text:p>
          </table:table-cell>
          <table:table-cell/>
          <table:table-cell office:value-type="float" office:value="4.909" calcext:value-type="float">
            <text:p>4.909</text:p>
          </table:table-cell>
          <table:table-cell office:value-type="float" office:value="4.911" calcext:value-type="float">
            <text:p>4.911</text:p>
          </table:table-cell>
          <table:table-cell office:value-type="float" office:value="4.915" calcext:value-type="float">
            <text:p>4.915</text:p>
          </table:table-cell>
          <table:table-cell table:formula="of:=AVERAGE([.C6:.E6])" office:value-type="float" office:value="4.91166666666667" calcext:value-type="float">
            <text:p>4.91166666666667</text:p>
          </table:table-cell>
          <table:table-cell office:value-type="float" office:value="6.477" calcext:value-type="float">
            <text:p>6.477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3" calcext:value-type="float">
            <text:p>6.483</text:p>
          </table:table-cell>
          <table:table-cell table:formula="of:=10^(-3)*SUM([.G6:.I6])/3" office:value-type="float" office:value="0.00648133333333333" calcext:value-type="float">
            <text:p>0.00648133333333333</text:p>
          </table:table-cell>
          <table:table-cell office:value-type="float" office:value="73.9" calcext:value-type="float">
            <text:p>73.9</text:p>
          </table:table-cell>
          <table:table-cell office:value-type="float" office:value="65.5" calcext:value-type="float">
            <text:p>65.5</text:p>
          </table:table-cell>
          <table:table-cell table:style-name="ce4" table:formula="of:=AVERAGE([.K6:.L6])" office:value-type="float" office:value="69.7" calcext:value-type="float">
            <text:p>69.7</text:p>
          </table:table-cell>
          <table:table-cell table:formula="of:=272+[.M6]" office:value-type="float" office:value="341.7" calcext:value-type="float">
            <text:p>341.7</text:p>
          </table:table-cell>
          <table:table-cell/>
          <table:table-cell table:formula="of:=(10^-3)*4.594" office:value-type="float" office:value="0.004594" calcext:value-type="float">
            <text:p>0.004594</text:p>
          </table:table-cell>
          <table:table-cell table:style-name="ce2" table:formula="of:=[.P6]^2*[.A6]" office:value-type="float" office:value="0.0159936102890352" calcext:value-type="float">
            <text:p>0.0159936102890352</text:p>
          </table:table-cell>
          <table:table-cell table:formula="of:=([.Q6]/[.$Q$1])*100" office:value-type="float" office:value="4.75762707417506" calcext:value-type="float">
            <text:p>4.75762707417506</text:p>
          </table:table-cell>
          <table:table-cell/>
          <table:table-cell table:style-name="ce2" office:value-type="float" office:value="341.7" calcext:value-type="float">
            <text:p>341.7</text:p>
          </table:table-cell>
          <table:table-cell table:style-name="ce2" office:value-type="float" office:value="4.75762707417505" calcext:value-type="float">
            <text:p>4.75762707417505</text:p>
          </table:table-cell>
          <table:table-cell table:number-columns-repeated="1002"/>
        </table:table-row>
        <table:table-row table:style-name="ro1">
          <table:table-cell table:style-name="ce19" table:formula="of:=[.F7]/[.J7]" office:value-type="float" office:value="774.0904874781" calcext:value-type="float">
            <text:p>774.0904874781</text:p>
          </table:table-cell>
          <table:table-cell/>
          <table:table-cell office:value-type="float" office:value="4.979" calcext:value-type="float">
            <text:p>4.979</text:p>
          </table:table-cell>
          <table:table-cell office:value-type="float" office:value="4.993" calcext:value-type="float">
            <text:p>4.993</text:p>
          </table:table-cell>
          <table:table-cell office:value-type="float" office:value="5.05" calcext:value-type="float">
            <text:p>5.05</text:p>
          </table:table-cell>
          <table:table-cell table:formula="of:=AVERAGE([.C7:.E7])" office:value-type="float" office:value="5.00733333333333" calcext:value-type="float">
            <text:p>5.00733333333333</text:p>
          </table:table-cell>
          <table:table-cell office:value-type="float" office:value="6.471" calcext:value-type="float">
            <text:p>6.471</text:p>
          </table:table-cell>
          <table:table-cell office:value-type="float" office:value="6.463" calcext:value-type="float">
            <text:p>6.463</text:p>
          </table:table-cell>
          <table:table-cell office:value-type="float" office:value="6.472" calcext:value-type="float">
            <text:p>6.472</text:p>
          </table:table-cell>
          <table:table-cell table:formula="of:=10^(-3)*SUM([.G7:.I7])/3" office:value-type="float" office:value="0.00646866666666667" calcext:value-type="float">
            <text:p>0.006468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58.4" calcext:value-type="float">
            <text:p>58.4</text:p>
          </table:table-cell>
          <table:table-cell table:style-name="ce19" table:formula="of:=AVERAGE([.K7:.L7])" office:value-type="float" office:value="60.7" calcext:value-type="float">
            <text:p>60.7</text:p>
          </table:table-cell>
          <table:table-cell table:formula="of:=272+[.M7]" office:value-type="float" office:value="332.7" calcext:value-type="float">
            <text:p>332.7</text:p>
          </table:table-cell>
          <table:table-cell/>
          <table:table-cell table:formula="of:=(10^-3)*4.556" office:value-type="float" office:value="0.004556" calcext:value-type="float">
            <text:p>0.004556</text:p>
          </table:table-cell>
          <table:table-cell table:formula="of:=[.P7]^2*[.A7]" office:value-type="float" office:value="0.0160679015248892" calcext:value-type="float">
            <text:p>0.0160679015248892</text:p>
          </table:table-cell>
          <table:table-cell table:formula="of:=([.Q7]/[.$Q$1])*100" office:value-type="float" office:value="4.77972652443585" calcext:value-type="float">
            <text:p>4.77972652443585</text:p>
          </table:table-cell>
          <table:table-cell/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4.77972652443585" calcext:value-type="float">
            <text:p>4.77972652443585</text:p>
          </table:table-cell>
          <table:table-cell table:number-columns-repeated="1002"/>
        </table:table-row>
        <table:table-row table:style-name="ro1">
          <table:table-cell table:style-name="ce4" table:formula="of:=[.F8]/[.J8]" office:value-type="float" office:value="802.088692252289" calcext:value-type="float">
            <text:p>802.088692252289</text:p>
          </table:table-cell>
          <table:table-cell/>
          <table:table-cell office:value-type="float" office:value="5.194" calcext:value-type="float">
            <text:p>5.194</text:p>
          </table:table-cell>
          <table:table-cell office:value-type="float" office:value="5.196" calcext:value-type="float">
            <text:p>5.196</text:p>
          </table:table-cell>
          <table:table-cell office:value-type="float" office:value="5.201" calcext:value-type="float">
            <text:p>5.201</text:p>
          </table:table-cell>
          <table:table-cell table:formula="of:=AVERAGE([.C8:.E8])" office:value-type="float" office:value="5.197" calcext:value-type="float">
            <text:p>5.197</text:p>
          </table:table-cell>
          <table:table-cell table:style-name="ce17" office:value-type="float" office:value="6.479" calcext:value-type="float">
            <text:p>6.479</text:p>
          </table:table-cell>
          <table:table-cell office:value-type="float" office:value="6.48" calcext:value-type="float">
            <text:p>6.48</text:p>
          </table:table-cell>
          <table:table-cell office:value-type="float" office:value="6.479" calcext:value-type="float">
            <text:p>6.479</text:p>
          </table:table-cell>
          <table:table-cell table:formula="of:=10^(-3)*SUM([.G8:.I8])/3" office:value-type="float" office:value="0.00647933333333333" calcext:value-type="float">
            <text:p>0.00647933333333333</text:p>
          </table:table-cell>
          <table:table-cell office:value-type="float" office:value="54.9" calcext:value-type="float">
            <text:p>54.9</text:p>
          </table:table-cell>
          <table:table-cell office:value-type="float" office:value="53.6" calcext:value-type="float">
            <text:p>53.6</text:p>
          </table:table-cell>
          <table:table-cell table:style-name="ce4" table:formula="of:=AVERAGE([.K8:.L8])" office:value-type="float" office:value="54.25" calcext:value-type="float">
            <text:p>54.25</text:p>
          </table:table-cell>
          <table:table-cell table:formula="of:=272+[.M8]" office:value-type="float" office:value="326.25" calcext:value-type="float">
            <text:p>326.25</text:p>
          </table:table-cell>
          <table:table-cell/>
          <table:table-cell table:formula="of:=(10^-3)*4.604" office:value-type="float" office:value="0.004604" calcext:value-type="float">
            <text:p>0.004604</text:p>
          </table:table-cell>
          <table:table-cell table:formula="of:=[.P8]^2*[.A8]" office:value-type="float" office:value="0.0170017264253524" calcext:value-type="float">
            <text:p>0.0170017264253524</text:p>
          </table:table-cell>
          <table:table-cell table:formula="of:=([.Q8]/[.$Q$1])*100" office:value-type="float" office:value="5.05751187425322" calcext:value-type="float">
            <text:p>5.05751187425322</text:p>
          </table:table-cell>
          <table:table-cell/>
          <table:table-cell table:style-name="ce2" office:value-type="float" office:value="326.25" calcext:value-type="float">
            <text:p>326.25</text:p>
          </table:table-cell>
          <table:table-cell table:style-name="ce2" office:value-type="float" office:value="5.05751187425323" calcext:value-type="float">
            <text:p>5.05751187425323</text:p>
          </table:table-cell>
          <table:table-cell table:number-columns-repeated="1002"/>
        </table:table-row>
        <table:table-row table:style-name="ro1">
          <table:table-cell table:style-name="ce7" table:formula="of:=[.F9]/[.J9]" office:value-type="float" office:value="812.135897303707" calcext:value-type="float">
            <text:p>812.135897303707</text:p>
          </table:table-cell>
          <table:table-cell/>
          <table:table-cell office:value-type="float" office:value="5.233" calcext:value-type="float">
            <text:p>5.233</text:p>
          </table:table-cell>
          <table:table-cell office:value-type="float" office:value="5.25" calcext:value-type="float">
            <text:p>5.25</text:p>
          </table:table-cell>
          <table:table-cell office:value-type="float" office:value="5.27" calcext:value-type="float">
            <text:p>5.27</text:p>
          </table:table-cell>
          <table:table-cell table:formula="of:=AVERAGE([.C9:.E9])" office:value-type="float" office:value="5.251" calcext:value-type="float">
            <text:p>5.251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9" calcext:value-type="float">
            <text:p>6.469</text:p>
          </table:table-cell>
          <table:table-cell table:formula="of:=10^(-3)*SUM([.G9:.I9])/3" office:value-type="float" office:value="0.00646566666666667" calcext:value-type="float">
            <text:p>0.00646566666666667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table:style-name="ce7" table:formula="of:=AVERAGE([.K9:.L9])" office:value-type="float" office:value="51.65" calcext:value-type="float">
            <text:p>51.65</text:p>
          </table:table-cell>
          <table:table-cell table:formula="of:=272+[.M9]" office:value-type="float" office:value="323.65" calcext:value-type="float">
            <text:p>323.65</text:p>
          </table:table-cell>
          <table:table-cell/>
          <table:table-cell table:formula="of:=(10^-3)*4.623" office:value-type="float" office:value="0.004623" calcext:value-type="float">
            <text:p>0.004623</text:p>
          </table:table-cell>
          <table:table-cell table:formula="of:=[.P9]^2*[.A9]" office:value-type="float" office:value="0.0173570731627056" calcext:value-type="float">
            <text:p>0.0173570731627056</text:p>
          </table:table-cell>
          <table:table-cell table:formula="of:=([.Q9]/[.$Q$1])*100" office:value-type="float" office:value="5.16321704199201" calcext:value-type="float">
            <text:p>5.16321704199201</text:p>
          </table:table-cell>
          <table:table-cell/>
          <table:table-cell table:style-name="ce2" office:value-type="float" office:value="323.65" calcext:value-type="float">
            <text:p>323.65</text:p>
          </table:table-cell>
          <table:table-cell table:style-name="ce2" office:value-type="float" office:value="5.16321704199201" calcext:value-type="float">
            <text:p>5.16321704199201</text:p>
          </table:table-cell>
          <table:table-cell table:number-columns-repeated="1002"/>
        </table:table-row>
        <table:table-row table:style-name="ro1">
          <table:table-cell table:style-name="ce4" table:formula="of:=[.F10]/[.J10]" office:value-type="float" office:value="830.880082346886" calcext:value-type="float">
            <text:p>830.880082346886</text:p>
          </table:table-cell>
          <table:table-cell/>
          <table:table-cell office:value-type="float" office:value="5.381" calcext:value-type="float">
            <text:p>5.381</text:p>
          </table:table-cell>
          <table:table-cell table:style-name="ce24" office:value-type="float" office:value="5.379" calcext:value-type="float">
            <text:p><text:s/>5.38 </text:p>
          </table:table-cell>
          <table:table-cell office:value-type="float" office:value="5.384" calcext:value-type="float">
            <text:p>5.384</text:p>
          </table:table-cell>
          <table:table-cell table:formula="of:=AVERAGE([.C10:.E10])" office:value-type="float" office:value="5.38133333333333" calcext:value-type="float">
            <text:p>5.38133333333333</text:p>
          </table:table-cell>
          <table:table-cell table:style-name="ce17" office:value-type="float" office:value="6.476" calcext:value-type="float">
            <text:p>6.476</text:p>
          </table:table-cell>
          <table:table-cell table:style-name="ce17" office:value-type="float" office:value="6.478" calcext:value-type="float">
            <text:p>6.478</text:p>
          </table:table-cell>
          <table:table-cell table:style-name="ce17" office:value-type="float" office:value="6.476" calcext:value-type="float">
            <text:p>6.476</text:p>
          </table:table-cell>
          <table:table-cell table:formula="of:=10^(-3)*SUM([.G10:.I10])/3" office:value-type="float" office:value="0.00647666666666667" calcext:value-type="float">
            <text:p>0.00647666666666667</text:p>
          </table:table-cell>
          <table:table-cell office:value-type="float" office:value="49" calcext:value-type="float">
            <text:p>49</text:p>
          </table:table-cell>
          <table:table-cell office:value-type="float" office:value="47.2" calcext:value-type="float">
            <text:p>47.2</text:p>
          </table:table-cell>
          <table:table-cell table:style-name="ce4" table:formula="of:=AVERAGE([.K10:.L10])" office:value-type="float" office:value="48.1" calcext:value-type="float">
            <text:p>48.1</text:p>
          </table:table-cell>
          <table:table-cell table:formula="of:=272+[.M10]" office:value-type="float" office:value="320.1" calcext:value-type="float">
            <text:p>320.1</text:p>
          </table:table-cell>
          <table:table-cell/>
          <table:table-cell table:formula="of:=(10^-3)*4.641" office:value-type="float" office:value="0.004641" calcext:value-type="float">
            <text:p>0.004641</text:p>
          </table:table-cell>
          <table:table-cell table:formula="of:=[.P10]^2*[.A10]" office:value-type="float" office:value="0.0178962272189398" calcext:value-type="float">
            <text:p>0.0178962272189398</text:p>
          </table:table-cell>
          <table:table-cell table:formula="of:=([.Q10]/[.$Q$1])*100" office:value-type="float" office:value="5.32359946276725" calcext:value-type="float">
            <text:p>5.32359946276725</text:p>
          </table:table-cell>
          <table:table-cell/>
          <table:table-cell table:style-name="ce2" office:value-type="float" office:value="320.1" calcext:value-type="float">
            <text:p>320.1</text:p>
          </table:table-cell>
          <table:table-cell table:style-name="ce2" office:value-type="float" office:value="5.32359946276725" calcext:value-type="float">
            <text:p>5.32359946276725</text:p>
          </table:table-cell>
          <table:table-cell table:number-columns-repeated="1002"/>
        </table:table-row>
        <table:table-row table:style-name="ro1">
          <table:table-cell table:style-name="ce11" table:formula="of:=[.F11]/[.J11]" office:value-type="float" office:value="842.01567980194" calcext:value-type="float">
            <text:p>842.01567980194</text:p>
          </table:table-cell>
          <table:table-cell/>
          <table:table-cell office:value-type="float" office:value="5.438" calcext:value-type="float">
            <text:p>5.438</text:p>
          </table:table-cell>
          <table:table-cell office:value-type="float" office:value="5.44" calcext:value-type="float">
            <text:p>5.44</text:p>
          </table:table-cell>
          <table:table-cell office:value-type="float" office:value="5.447" calcext:value-type="float">
            <text:p>5.447</text:p>
          </table:table-cell>
          <table:table-cell table:formula="of:=AVERAGE([.C11:.E11])" office:value-type="float" office:value="5.44166666666667" calcext:value-type="float">
            <text:p>5.44166666666667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4" calcext:value-type="float">
            <text:p>6.464</text:p>
          </table:table-cell>
          <table:table-cell table:formula="of:=10^(-3)*SUM([.G11:.I11])/3" office:value-type="float" office:value="0.00646266666666667" calcext:value-type="float">
            <text:p>0.00646266666666667</text:p>
          </table:table-cell>
          <table:table-cell office:value-type="float" office:value="44.6" calcext:value-type="float">
            <text:p>44.6</text:p>
          </table:table-cell>
          <table:table-cell office:value-type="float" office:value="44.2" calcext:value-type="float">
            <text:p>44.2</text:p>
          </table:table-cell>
          <table:table-cell table:style-name="ce11" table:formula="of:=AVERAGE([.K11:.L11])" office:value-type="float" office:value="44.4" calcext:value-type="float">
            <text:p>44.4</text:p>
          </table:table-cell>
          <table:table-cell table:formula="of:=272+[.M11]" office:value-type="float" office:value="316.4" calcext:value-type="float">
            <text:p>316.4</text:p>
          </table:table-cell>
          <table:table-cell/>
          <table:table-cell table:formula="of:=(10^-3)*4.559" office:value-type="float" office:value="0.004559" calcext:value-type="float">
            <text:p>0.004559</text:p>
          </table:table-cell>
          <table:table-cell table:formula="of:=[.P11]^2*[.A11]" office:value-type="float" office:value="0.0175008588985455" calcext:value-type="float">
            <text:p>0.0175008588985455</text:p>
          </table:table-cell>
          <table:table-cell table:formula="of:=([.Q11]/[.$Q$1])*100" office:value-type="float" office:value="5.20598905514912" calcext:value-type="float">
            <text:p>5.20598905514912</text:p>
          </table:table-cell>
          <table:table-cell/>
          <table:table-cell table:style-name="ce2" office:value-type="float" office:value="316.4" calcext:value-type="float">
            <text:p>316.4</text:p>
          </table:table-cell>
          <table:table-cell table:style-name="ce2" office:value-type="float" office:value="5.20598905514912" calcext:value-type="float">
            <text:p>5.20598905514912</text:p>
          </table:table-cell>
          <table:table-cell table:number-columns-repeated="1002"/>
        </table:table-row>
        <table:table-row table:style-name="ro1">
          <table:table-cell table:style-name="ce4" table:formula="of:=[.F12]/[.J12]" office:value-type="float" office:value="854.920945563166" calcext:value-type="float">
            <text:p>854.920945563166</text:p>
          </table:table-cell>
          <table:table-cell/>
          <table:table-cell office:value-type="float" office:value="5.531" calcext:value-type="float">
            <text:p>5.531</text:p>
          </table:table-cell>
          <table:table-cell office:value-type="float" office:value="5.534" calcext:value-type="float">
            <text:p>5.534</text:p>
          </table:table-cell>
          <table:table-cell office:value-type="float" office:value="5.535" calcext:value-type="float">
            <text:p>5.535</text:p>
          </table:table-cell>
          <table:table-cell table:formula="of:=AVERAGE([.C12:.E12])" office:value-type="float" office:value="5.53333333333333" calcext:value-type="float">
            <text:p>5.53333333333333</text:p>
          </table:table-cell>
          <table:table-cell table:style-name="ce17" office:value-type="float" office:value="6.473" calcext:value-type="float">
            <text:p>6.473</text:p>
          </table:table-cell>
          <table:table-cell table:number-columns-repeated="2" table:style-name="ce17" office:value-type="float" office:value="6.472" calcext:value-type="float">
            <text:p>6.472</text:p>
          </table:table-cell>
          <table:table-cell table:formula="of:=10^(-3)*SUM([.G12:.I12])/3" office:value-type="float" office:value="0.00647233333333333" calcext:value-type="float">
            <text:p>0.00647233333333333</text:p>
          </table:table-cell>
          <table:table-cell office:value-type="float" office:value="40.5" calcext:value-type="float">
            <text:p>40.5</text:p>
          </table:table-cell>
          <table:table-cell office:value-type="float" office:value="40.3" calcext:value-type="float">
            <text:p>40.3</text:p>
          </table:table-cell>
          <table:table-cell table:style-name="ce4" table:formula="of:=AVERAGE([.K12:.L12])" office:value-type="float" office:value="40.4" calcext:value-type="float">
            <text:p>40.4</text:p>
          </table:table-cell>
          <table:table-cell table:formula="of:=272+[.M12]" office:value-type="float" office:value="312.4" calcext:value-type="float">
            <text:p>312.4</text:p>
          </table:table-cell>
          <table:table-cell/>
          <table:table-cell table:formula="of:=(10^-3)*4.655" office:value-type="float" office:value="0.004655" calcext:value-type="float">
            <text:p>0.004655</text:p>
          </table:table-cell>
          <table:table-cell table:formula="of:=[.P12]^2*[.A12]" office:value-type="float" office:value="0.0185253033424319" calcext:value-type="float">
            <text:p>0.0185253033424319</text:p>
          </table:table-cell>
          <table:table-cell table:formula="of:=([.Q12]/[.$Q$1])*100" office:value-type="float" office:value="5.51073104486507" calcext:value-type="float">
            <text:p>5.51073104486507</text:p>
          </table:table-cell>
          <table:table-cell/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5.51073104486507" calcext:value-type="float">
            <text:p>5.51073104486507</text:p>
          </table:table-cell>
          <table:table-cell table:number-columns-repeated="1002"/>
        </table:table-row>
        <table:table-row table:style-name="ro1">
          <table:table-cell table:style-name="ce9" table:formula="of:=[.F13]/[.J13]" office:value-type="float" office:value="870.170732965389" calcext:value-type="float">
            <text:p>870.170732965389</text:p>
          </table:table-cell>
          <table:table-cell/>
          <table:table-cell office:value-type="float" office:value="5.625" calcext:value-type="float">
            <text:p>5.625</text:p>
          </table:table-cell>
          <table:table-cell office:value-type="float" office:value="5.622" calcext:value-type="float">
            <text:p>5.622</text:p>
          </table:table-cell>
          <table:table-cell office:value-type="float" office:value="5.623" calcext:value-type="float">
            <text:p>5.623</text:p>
          </table:table-cell>
          <table:table-cell table:formula="of:=AVERAGE([.C13:.E13])" office:value-type="float" office:value="5.62333333333333" calcext:value-type="float">
            <text:p>5.62333333333333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3:.I13])/3" office:value-type="float" office:value="0.00646233333333333" calcext:value-type="float">
            <text:p>0.00646233333333333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  <table:table-cell table:style-name="ce9" table:formula="of:=AVERAGE([.K13:.L13])" office:value-type="float" office:value="36.6" calcext:value-type="float">
            <text:p>36.6</text:p>
          </table:table-cell>
          <table:table-cell table:formula="of:=272+[.M13]" office:value-type="float" office:value="308.6" calcext:value-type="float">
            <text:p>308.6</text:p>
          </table:table-cell>
          <table:table-cell/>
          <table:table-cell table:formula="of:=(10^-3)*4.64" office:value-type="float" office:value="0.00464" calcext:value-type="float">
            <text:p>0.00464</text:p>
          </table:table-cell>
          <table:table-cell table:formula="of:=[.P13]^2*[.A13]" office:value-type="float" office:value="0.0187344278124516" calcext:value-type="float">
            <text:p>0.0187344278124516</text:p>
          </table:table-cell>
          <table:table-cell table:formula="of:=([.Q13]/[.$Q$1])*100" office:value-type="float" office:value="5.57293940323182" calcext:value-type="float">
            <text:p>5.57293940323182</text:p>
          </table:table-cell>
          <table:table-cell/>
          <table:table-cell table:style-name="ce2" office:value-type="float" office:value="308.6" calcext:value-type="float">
            <text:p>308.6</text:p>
          </table:table-cell>
          <table:table-cell table:style-name="ce2" office:value-type="float" office:value="5.57293940323182" calcext:value-type="float">
            <text:p>5.57293940323182</text:p>
          </table:table-cell>
          <table:table-cell table:number-columns-repeated="1002"/>
        </table:table-row>
        <table:table-row table:style-name="ro1">
          <table:table-cell table:style-name="ce4" table:formula="of:=[.F14]/[.J14]" office:value-type="float" office:value="879.369007114136" calcext:value-type="float">
            <text:p>879.369007114136</text:p>
          </table:table-cell>
          <table:table-cell/>
          <table:table-cell office:value-type="float" office:value="5.685" calcext:value-type="float">
            <text:p>5.685</text:p>
          </table:table-cell>
          <table:table-cell office:value-type="float" office:value="5.686" calcext:value-type="float">
            <text:p>5.686</text:p>
          </table:table-cell>
          <table:table-cell office:value-type="float" office:value="5.687" calcext:value-type="float">
            <text:p>5.687</text:p>
          </table:table-cell>
          <table:table-cell table:formula="of:=AVERAGE([.C14:.E14])" office:value-type="float" office:value="5.686" calcext:value-type="float">
            <text:p>5.68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5" calcext:value-type="float">
            <text:p>6.465</text:p>
          </table:table-cell>
          <table:table-cell table:formula="of:=10^(-3)*SUM([.G14:.I14])/3" office:value-type="float" office:value="0.006466" calcext:value-type="float">
            <text:p>0.006466</text:p>
          </table:table-cell>
          <table:table-cell office:value-type="float" office:value="34.4" calcext:value-type="float">
            <text:p>34.4</text:p>
          </table:table-cell>
          <table:table-cell office:value-type="float" office:value="33.8" calcext:value-type="float">
            <text:p>33.8</text:p>
          </table:table-cell>
          <table:table-cell table:style-name="ce4" table:formula="of:=AVERAGE([.K14:.L14])" office:value-type="float" office:value="34.1" calcext:value-type="float">
            <text:p>34.1</text:p>
          </table:table-cell>
          <table:table-cell table:formula="of:=272+[.M14]" office:value-type="float" office:value="306.1" calcext:value-type="float">
            <text:p>306.1</text:p>
          </table:table-cell>
          <table:table-cell/>
          <table:table-cell table:formula="of:=(10^-3)*4.72" office:value-type="float" office:value="0.00472" calcext:value-type="float">
            <text:p>0.00472</text:p>
          </table:table-cell>
          <table:table-cell table:formula="of:=[.P14]^2*[.A14]" office:value-type="float" office:value="0.0195909344880916" calcext:value-type="float">
            <text:p>0.0195909344880916</text:p>
          </table:table-cell>
          <table:table-cell table:formula="of:=([.Q14]/[.$Q$1])*100" office:value-type="float" office:value="5.82772486289941" calcext:value-type="float">
            <text:p>5.82772486289941</text:p>
          </table:table-cell>
          <table:table-cell/>
          <table:table-cell table:style-name="ce2" office:value-type="float" office:value="279.05" calcext:value-type="float">
            <text:p>279.05</text:p>
          </table:table-cell>
          <table:table-cell table:style-name="ce2" office:value-type="float" office:value="6.54816670090088" calcext:value-type="float">
            <text:p>6.54816670090088</text:p>
          </table:table-cell>
          <table:table-cell table:number-columns-repeated="1002"/>
        </table:table-row>
        <table:table-row table:style-name="ro1">
          <table:table-cell table:style-name="ce20" table:formula="of:=[.F15]/[.J15]" office:value-type="float" office:value="884.555865057258" calcext:value-type="float">
            <text:p>884.555865057258</text:p>
          </table:table-cell>
          <table:table-cell/>
          <table:table-cell office:value-type="float" office:value="5.717" calcext:value-type="float">
            <text:p>5.717</text:p>
          </table:table-cell>
          <table:table-cell office:value-type="float" office:value="5.715" calcext:value-type="float">
            <text:p>5.715</text:p>
          </table:table-cell>
          <table:table-cell office:value-type="float" office:value="5.716" calcext:value-type="float">
            <text:p>5.716</text:p>
          </table:table-cell>
          <table:table-cell table:formula="of:=AVERAGE([.C15:.E15])" office:value-type="float" office:value="5.716" calcext:value-type="float">
            <text:p>5.716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1" calcext:value-type="float">
            <text:p>6.461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5:.I15])/3" office:value-type="float" office:value="0.006462" calcext:value-type="float">
            <text:p>0.006462</text:p>
          </table:table-cell>
          <table:table-cell office:value-type="float" office:value="32.2" calcext:value-type="float">
            <text:p>32.2</text:p>
          </table:table-cell>
          <table:table-cell office:value-type="float" office:value="31.6" calcext:value-type="float">
            <text:p>31.6</text:p>
          </table:table-cell>
          <table:table-cell table:style-name="ce20" table:formula="of:=AVERAGE([.K15:.L15])" office:value-type="float" office:value="31.9" calcext:value-type="float">
            <text:p>31.9</text:p>
          </table:table-cell>
          <table:table-cell table:formula="of:=272+[.M15]" office:value-type="float" office:value="303.9" calcext:value-type="float">
            <text:p>303.9</text:p>
          </table:table-cell>
          <table:table-cell/>
          <table:table-cell table:formula="of:=(10^-3)*4.729" office:value-type="float" office:value="0.004729" calcext:value-type="float">
            <text:p>0.004729</text:p>
          </table:table-cell>
          <table:table-cell table:formula="of:=[.P15]^2*[.A15]" office:value-type="float" office:value="0.019781712899412" calcext:value-type="float">
            <text:p>0.019781712899412</text:p>
          </table:table-cell>
          <table:table-cell table:formula="of:=([.Q15]/[.$Q$1])*100" office:value-type="float" office:value="5.88447581021293" calcext:value-type="float">
            <text:p>5.88447581021293</text:p>
          </table:table-cell>
          <table:table-cell/>
          <table:table-cell table:style-name="ce2" office:value-type="float" office:value="281.1" calcext:value-type="float">
            <text:p>281.1</text:p>
          </table:table-cell>
          <table:table-cell table:style-name="ce2" office:value-type="float" office:value="6.63595942339598" calcext:value-type="float">
            <text:p>6.63595942339598</text:p>
          </table:table-cell>
          <table:table-cell table:number-columns-repeated="1002"/>
        </table:table-row>
        <table:table-row table:style-name="ro1">
          <table:table-cell table:style-name="ce4" table:formula="of:=[.F16]/[.J16]" office:value-type="float" office:value="890.148976751379" calcext:value-type="float">
            <text:p>890.148976751379</text:p>
          </table:table-cell>
          <table:table-cell/>
          <table:table-cell office:value-type="float" office:value="5.755" calcext:value-type="float">
            <text:p>5.755</text:p>
          </table:table-cell>
          <table:table-cell office:value-type="float" office:value="5.756" calcext:value-type="float">
            <text:p>5.756</text:p>
          </table:table-cell>
          <table:table-cell office:value-type="float" office:value="5.757" calcext:value-type="float">
            <text:p>5.757</text:p>
          </table:table-cell>
          <table:table-cell table:formula="of:=AVERAGE([.C16:.E16])" office:value-type="float" office:value="5.756" calcext:value-type="float">
            <text:p>5.756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formula="of:=10^(-3)*SUM([.G16:.I16])/3" office:value-type="float" office:value="0.00646633333333333" calcext:value-type="float">
            <text:p>0.00646633333333333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table:style-name="ce4" table:formula="of:=AVERAGE([.K16:.L16])" office:value-type="float" office:value="30.15" calcext:value-type="float">
            <text:p>30.15</text:p>
          </table:table-cell>
          <table:table-cell table:formula="of:=272+[.M16]" office:value-type="float" office:value="302.15" calcext:value-type="float">
            <text:p>302.15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P16]^2*[.A16]" office:value-type="float" office:value="0.0197303870690242" calcext:value-type="float">
            <text:p>0.0197303870690242</text:p>
          </table:table-cell>
          <table:table-cell table:formula="of:=([.Q16]/[.$Q$1])*100" office:value-type="float" office:value="5.86920789034716" calcext:value-type="float">
            <text:p>5.86920789034716</text:p>
          </table:table-cell>
          <table:table-cell/>
          <table:table-cell table:style-name="ce2" office:value-type="float" office:value="282.4" calcext:value-type="float">
            <text:p>282.4</text:p>
          </table:table-cell>
          <table:table-cell table:style-name="ce2" office:value-type="float" office:value="6.4613820491687" calcext:value-type="float">
            <text:p>6.4613820491687</text:p>
          </table:table-cell>
          <table:table-cell table:number-columns-repeated="1002"/>
        </table:table-row>
        <table:table-row table:style-name="ro1">
          <table:table-cell table:style-name="ce5" table:formula="of:=[.F17]/[.J17]" office:value-type="float" office:value="1019.28389013395" calcext:value-type="float">
            <text:p>1019.28389013395</text:p>
          </table:table-cell>
          <table:table-cell/>
          <table:table-cell office:value-type="float" office:value="6.525" calcext:value-type="float">
            <text:p>6.525</text:p>
          </table:table-cell>
          <table:table-cell office:value-type="float" office:value="6.517" calcext:value-type="float">
            <text:p>6.517</text:p>
          </table:table-cell>
          <table:table-cell office:value-type="float" office:value="6.515" calcext:value-type="float">
            <text:p>6.515</text:p>
          </table:table-cell>
          <table:table-cell table:formula="of:=AVERAGE([.C17:.E17])" office:value-type="float" office:value="6.519" calcext:value-type="float">
            <text:p>6.519</text:p>
          </table:table-cell>
          <table:table-cell table:style-name="ce17" office:value-type="float" office:value="6.398" calcext:value-type="float">
            <text:p>6.398</text:p>
          </table:table-cell>
          <table:table-cell table:style-name="ce17" office:value-type="float" office:value="6.396" calcext:value-type="float">
            <text:p>6.396</text:p>
          </table:table-cell>
          <table:table-cell table:style-name="ce17" office:value-type="float" office:value="6.393" calcext:value-type="float">
            <text:p>6.393</text:p>
          </table:table-cell>
          <table:table-cell table:formula="of:=10^(-3)*SUM([.G17:.I17])/3" office:value-type="float" office:value="0.00639566666666667" calcext:value-type="float">
            <text:p>0.00639566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table:style-name="ce25" table:formula="of:=AVERAGE([.K17:.L17])" office:value-type="float" office:value="5.45" calcext:value-type="float">
            <text:p>5.45</text:p>
          </table:table-cell>
          <table:table-cell table:formula="of:=272+[.M17]" office:value-type="float" office:value="277.45" calcext:value-type="float">
            <text:p>277.45</text:p>
          </table:table-cell>
          <table:table-cell table:number-columns-repeated="5"/>
          <table:table-cell table:style-name="ce2" office:value-type="float" office:value="284.15" calcext:value-type="float">
            <text:p>284.15</text:p>
          </table:table-cell>
          <table:table-cell table:style-name="ce2" office:value-type="float" office:value="5.93195166652558" calcext:value-type="float">
            <text:p>5.93195166652558</text:p>
          </table:table-cell>
          <table:table-cell table:number-columns-repeated="1002"/>
        </table:table-row>
        <table:table-row table:style-name="ro1">
          <table:table-cell table:style-name="ce4" table:formula="of:=[.F18]/[.J18]" office:value-type="float" office:value="1009.35067648749" calcext:value-type="float">
            <text:p>1009.35067648749</text:p>
          </table:table-cell>
          <table:table-cell/>
          <table:table-cell office:value-type="float" office:value="6.442" calcext:value-type="float">
            <text:p>6.442</text:p>
          </table:table-cell>
          <table:table-cell office:value-type="float" office:value="6.441" calcext:value-type="float">
            <text:p>6.441</text:p>
          </table:table-cell>
          <table:table-cell office:value-type="float" office:value="6.439" calcext:value-type="float">
            <text:p>6.439</text:p>
          </table:table-cell>
          <table:table-cell table:formula="of:=AVERAGE([.C18:.E18])" office:value-type="float" office:value="6.44066666666667" calcext:value-type="float">
            <text:p>6.44066666666667</text:p>
          </table:table-cell>
          <table:table-cell table:style-name="ce17" office:value-type="float" office:value="6.385" calcext:value-type="float">
            <text:p>6.385</text:p>
          </table:table-cell>
          <table:table-cell table:style-name="ce17" office:value-type="float" office:value="6.382" calcext:value-type="float">
            <text:p>6.382</text:p>
          </table:table-cell>
          <table:table-cell table:style-name="ce17" office:value-type="float" office:value="6.376" calcext:value-type="float">
            <text:p>6.376</text:p>
          </table:table-cell>
          <table:table-cell table:formula="of:=10^(-3)*SUM([.G18:.I18])/3" office:value-type="float" office:value="0.006381" calcext:value-type="float">
            <text:p>0.006381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table:style-name="ce4" table:formula="of:=AVERAGE([.K18:.L18])" office:value-type="float" office:value="7.05" calcext:value-type="float">
            <text:p>7.05</text:p>
          </table:table-cell>
          <table:table-cell table:formula="of:=272+[.M18]" office:value-type="float" office:value="279.05" calcext:value-type="float">
            <text:p>279.05</text:p>
          </table:table-cell>
          <table:table-cell/>
          <table:table-cell table:formula="of:=(10^-3)*4.67" office:value-type="float" office:value="0.00467" calcext:value-type="float">
            <text:p>0.00467</text:p>
          </table:table-cell>
          <table:table-cell table:formula="of:=[.A18]*[.P18]^2" office:value-type="float" office:value="0.022012827968448" calcext:value-type="float">
            <text:p>0.022012827968448</text:p>
          </table:table-cell>
          <table:table-cell table:formula="of:=([.Q18]/[.$Q$1])*100" office:value-type="float" office:value="6.54816670090089" calcext:value-type="float">
            <text:p>6.54816670090089</text:p>
          </table:table-cell>
          <table:table-cell/>
          <table:table-cell table:style-name="ce2" office:value-type="float" office:value="285.9" calcext:value-type="float">
            <text:p>285.9</text:p>
          </table:table-cell>
          <table:table-cell table:style-name="ce2" office:value-type="float" office:value="6.20189052939035" calcext:value-type="float">
            <text:p>6.20189052939035</text:p>
          </table:table-cell>
          <table:table-cell table:number-columns-repeated="1002"/>
        </table:table-row>
        <table:table-row table:style-name="ro1">
          <table:table-cell table:style-name="ce21" table:formula="of:=[.F19]/[.J19]" office:value-type="float" office:value="1006.43776824034" calcext:value-type="float">
            <text:p>1006.43776824034</text:p>
          </table:table-cell>
          <table:table-cell/>
          <table:table-cell office:value-type="float" office:value="6.411" calcext:value-type="float">
            <text:p>6.411</text:p>
          </table:table-cell>
          <table:table-cell office:value-type="float" office:value="6.41" calcext:value-type="float">
            <text:p>6.41</text:p>
          </table:table-cell>
          <table:table-cell office:value-type="float" office:value="6.408" calcext:value-type="float">
            <text:p>6.408</text:p>
          </table:table-cell>
          <table:table-cell table:formula="of:=AVERAGE([.C19:.E19])" office:value-type="float" office:value="6.40966666666667" calcext:value-type="float">
            <text:p>6.40966666666667</text:p>
          </table:table-cell>
          <table:table-cell table:style-name="ce17" office:value-type="float" office:value="6.371" calcext:value-type="float">
            <text:p>6.371</text:p>
          </table:table-cell>
          <table:table-cell table:style-name="ce17" office:value-type="float" office:value="6.368" calcext:value-type="float">
            <text:p>6.368</text:p>
          </table:table-cell>
          <table:table-cell table:style-name="ce17" office:value-type="float" office:value="6.367" calcext:value-type="float">
            <text:p>6.367</text:p>
          </table:table-cell>
          <table:table-cell table:formula="of:=10^(-3)*SUM([.G19:.I19])/3" office:value-type="float" office:value="0.00636866666666667" calcext:value-type="float">
            <text:p>0.00636866666666667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style-name="ce21" table:formula="of:=AVERAGE([.K19:.L19])" office:value-type="float" office:value="9.1" calcext:value-type="float">
            <text:p>9.1</text:p>
          </table:table-cell>
          <table:table-cell table:formula="of:=272+[.M19]" office:value-type="float" office:value="281.1" calcext:value-type="float">
            <text:p>281.1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A19]*[.P19]^2" office:value-type="float" office:value="0.022307958832618" calcext:value-type="float">
            <text:p>0.022307958832618</text:p>
          </table:table-cell>
          <table:table-cell table:formula="of:=([.Q19]/[.$Q$1])*100" office:value-type="float" office:value="6.63595942339596" calcext:value-type="float">
            <text:p>6.63595942339596</text:p>
          </table:table-cell>
          <table:table-cell/>
          <table:table-cell table:style-name="ce2" office:value-type="float" office:value="287.2" calcext:value-type="float">
            <text:p>287.2</text:p>
          </table:table-cell>
          <table:table-cell table:style-name="ce2" office:value-type="float" office:value="6.15975152987664" calcext:value-type="float">
            <text:p>6.15975152987664</text:p>
          </table:table-cell>
          <table:table-cell table:number-columns-repeated="1002"/>
        </table:table-row>
        <table:table-row table:style-name="ro1">
          <table:table-cell table:style-name="ce4" table:formula="of:=[.F20]/[.J20]" office:value-type="float" office:value="1000.68205666317" calcext:value-type="float">
            <text:p>1000.68205666317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6.357" calcext:value-type="float">
            <text:p>6.357</text:p>
          </table:table-cell>
          <table:table-cell office:value-type="float" office:value="6.358" calcext:value-type="float">
            <text:p>6.358</text:p>
          </table:table-cell>
          <table:table-cell table:formula="of:=AVERAGE([.C20:.E20])" office:value-type="float" office:value="6.35766666666667" calcext:value-type="float">
            <text:p>6.35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4" calcext:value-type="float">
            <text:p>6.354</text:p>
          </table:table-cell>
          <table:table-cell table:style-name="ce17" office:value-type="float" office:value="6.353" calcext:value-type="float">
            <text:p>6.353</text:p>
          </table:table-cell>
          <table:table-cell table:formula="of:=10^(-3)*SUM([.G20:.I20])/3" office:value-type="float" office:value="0.00635333333333333" calcext:value-type="float">
            <text:p>0.006353333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table:style-name="ce4" table:formula="of:=AVERAGE([.K20:.L20])" office:value-type="float" office:value="10.4" calcext:value-type="float">
            <text:p>10.4</text:p>
          </table:table-cell>
          <table:table-cell table:formula="of:=272+[.M20]" office:value-type="float" office:value="282.4" calcext:value-type="float">
            <text:p>282.4</text:p>
          </table:table-cell>
          <table:table-cell/>
          <table:table-cell table:formula="of:=(10^-3)*4.659" office:value-type="float" office:value="0.004659" calcext:value-type="float">
            <text:p>0.004659</text:p>
          </table:table-cell>
          <table:table-cell table:formula="of:=[.A20]*[.P20]^2" office:value-type="float" office:value="0.0217210859135887" calcext:value-type="float">
            <text:p>0.0217210859135887</text:p>
          </table:table-cell>
          <table:table-cell table:formula="of:=([.Q20]/[.$Q$1])*100" office:value-type="float" office:value="6.46138204916871" calcext:value-type="float">
            <text:p>6.46138204916871</text:p>
          </table:table-cell>
          <table:table-cell/>
          <table:table-cell table:style-name="ce2" office:value-type="float" office:value="288.65" calcext:value-type="float">
            <text:p>288.65</text:p>
          </table:table-cell>
          <table:table-cell table:style-name="ce2" office:value-type="float" office:value="6.00917126496752" calcext:value-type="float">
            <text:p>6.00917126496752</text:p>
          </table:table-cell>
          <table:table-cell table:number-columns-repeated="1002"/>
        </table:table-row>
        <table:table-row table:style-name="ro1">
          <table:table-cell table:style-name="ce22" table:formula="of:=[.F21]/[.J21]" office:value-type="float" office:value="993.124803190931" calcext:value-type="float">
            <text:p>993.124803190931</text:p>
          </table:table-cell>
          <table:table-cell/>
          <table:table-cell office:value-type="float" office:value="6.309" calcext:value-type="float">
            <text:p>6.309</text:p>
          </table:table-cell>
          <table:table-cell office:value-type="float" office:value="6.308" calcext:value-type="float">
            <text:p>6.308</text:p>
          </table:table-cell>
          <table:table-cell office:value-type="float" office:value="6.306" calcext:value-type="float">
            <text:p>6.306</text:p>
          </table:table-cell>
          <table:table-cell table:formula="of:=AVERAGE([.C21:.E21])" office:value-type="float" office:value="6.30766666666667" calcext:value-type="float">
            <text:p>6.30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351" calcext:value-type="float">
            <text:p>6.351</text:p>
          </table:table-cell>
          <table:table-cell table:formula="of:=10^(-3)*SUM([.G21:.I21])/3" office:value-type="float" office:value="0.00635133333333333" calcext:value-type="float">
            <text:p>0.00635133333333333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table:style-name="ce22" table:formula="of:=AVERAGE([.K21:.L21])" office:value-type="float" office:value="12.15" calcext:value-type="float">
            <text:p>12.15</text:p>
          </table:table-cell>
          <table:table-cell table:formula="of:=272+[.M21]" office:value-type="float" office:value="284.15" calcext:value-type="float">
            <text:p>284.15</text:p>
          </table:table-cell>
          <table:table-cell/>
          <table:table-cell table:formula="of:=(10^-3)*4.481" office:value-type="float" office:value="0.004481" calcext:value-type="float">
            <text:p>0.004481</text:p>
          </table:table-cell>
          <table:table-cell table:formula="of:=[.A21]*[.P21]^2" office:value-type="float" office:value="0.0199413114413247" calcext:value-type="float">
            <text:p>0.0199413114413247</text:p>
          </table:table-cell>
          <table:table-cell table:formula="of:=([.Q21]/[.$Q$1])*100" office:value-type="float" office:value="5.93195166652558" calcext:value-type="float">
            <text:p>5.93195166652558</text:p>
          </table:table-cell>
          <table:table-cell/>
          <table:table-cell table:formula="of:=[.N14]" office:value-type="float" office:value="306.1" calcext:value-type="float">
            <text:p>306.1</text:p>
          </table:table-cell>
          <table:table-cell table:formula="of:=[.R14]" office:value-type="float" office:value="5.82772486289941" calcext:value-type="float">
            <text:p>5.82772486289941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style-name="ce4" table:formula="of:=[.F22]/[.J22]" office:value-type="float" office:value="984.862819299905" calcext:value-type="float">
            <text:p>984.862819299905</text:p>
          </table:table-cell>
          <table:table-cell/>
          <table:table-cell office:value-type="float" office:value="6.247" calcext:value-type="float">
            <text:p>6.247</text:p>
          </table:table-cell>
          <table:table-cell office:value-type="float" office:value="6.246" calcext:value-type="float">
            <text:p>6.246</text:p>
          </table:table-cell>
          <table:table-cell office:value-type="float" office:value="6.245" calcext:value-type="float">
            <text:p>6.245</text:p>
          </table:table-cell>
          <table:table-cell table:formula="of:=AVERAGE([.C22:.E22])" office:value-type="float" office:value="6.246" calcext:value-type="float">
            <text:p>6.246</text:p>
          </table:table-cell>
          <table:table-cell table:style-name="ce17" office:value-type="float" office:value="6.343" calcext:value-type="float">
            <text:p>6.343</text:p>
          </table:table-cell>
          <table:table-cell office:value-type="float" office:value="6.341" calcext:value-type="float">
            <text:p>6.341</text:p>
          </table:table-cell>
          <table:table-cell table:style-name="ce17" office:value-type="float" office:value="6.342" calcext:value-type="float">
            <text:p>6.342</text:p>
          </table:table-cell>
          <table:table-cell table:formula="of:=10^(-3)*SUM([.G22:.I22])/3" office:value-type="float" office:value="0.006342" calcext:value-type="float">
            <text:p>0.006342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table:style-name="ce4" table:formula="of:=AVERAGE([.K22:.L22])" office:value-type="float" office:value="13.9" calcext:value-type="float">
            <text:p>13.9</text:p>
          </table:table-cell>
          <table:table-cell table:formula="of:=272+[.M22]" office:value-type="float" office:value="285.9" calcext:value-type="float">
            <text:p>285.9</text:p>
          </table:table-cell>
          <table:table-cell/>
          <table:table-cell table:formula="of:=(10^-3)*4.601" office:value-type="float" office:value="0.004601" calcext:value-type="float">
            <text:p>0.004601</text:p>
          </table:table-cell>
          <table:table-cell table:formula="of:=[.A22]*[.P22]^2" office:value-type="float" office:value="0.0208487589791864" calcext:value-type="float">
            <text:p>0.0208487589791864</text:p>
          </table:table-cell>
          <table:table-cell table:formula="of:=([.Q22]/[.$Q$1])*100" office:value-type="float" office:value="6.20189052939034" calcext:value-type="float">
            <text:p>6.20189052939034</text:p>
          </table:table-cell>
          <table:table-cell/>
          <table:table-cell table:formula="of:=[.N15]" office:value-type="float" office:value="303.9" calcext:value-type="float">
            <text:p>303.9</text:p>
          </table:table-cell>
          <table:table-cell table:formula="of:=[.R15]" office:value-type="float" office:value="5.88447581021293" calcext:value-type="float">
            <text:p>5.88447581021293</text:p>
          </table:table-cell>
          <table:table-cell table:number-columns-repeated="5"/>
          <table:table-cell table:style-name="ce18" office:value-type="string" calcext:value-type="string">
            <text:p>Final Table</text:p>
          </table:table-cell>
          <table:table-cell table:number-columns-repeated="996"/>
        </table:table-row>
        <table:table-row table:style-name="ro1">
          <table:table-cell table:style-name="ce23" table:formula="of:=[.F23]/[.J23]" office:value-type="float" office:value="979.022082018927" calcext:value-type="float">
            <text:p>979.022082018927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6.208" calcext:value-type="float">
            <text:p>6.208</text:p>
          </table:table-cell>
          <table:table-cell office:value-type="float" office:value="6.207" calcext:value-type="float">
            <text:p>6.207</text:p>
          </table:table-cell>
          <table:table-cell table:formula="of:=AVERAGE([.C23:.E23])" office:value-type="float" office:value="6.207" calcext:value-type="float">
            <text:p>6.207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" calcext:value-type="float">
            <text:p>6.34</text:p>
          </table:table-cell>
          <table:table-cell table:style-name="ce17" office:value-type="float" office:value="6.339" calcext:value-type="float">
            <text:p>6.339</text:p>
          </table:table-cell>
          <table:table-cell table:formula="of:=10^(-3)*SUM([.G23:.I23])/3" office:value-type="float" office:value="0.00634" calcext:value-type="float">
            <text:p>0.00634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style-name="ce23" table:formula="of:=AVERAGE([.K23:.L23])" office:value-type="float" office:value="15.2" calcext:value-type="float">
            <text:p>15.2</text:p>
          </table:table-cell>
          <table:table-cell table:formula="of:=272+[.M23]" office:value-type="float" office:value="287.2" calcext:value-type="float">
            <text:p>287.2</text:p>
          </table:table-cell>
          <table:table-cell/>
          <table:table-cell table:formula="of:=(10^-3)*4.599" office:value-type="float" office:value="0.004599" calcext:value-type="float">
            <text:p>0.004599</text:p>
          </table:table-cell>
          <table:table-cell table:formula="of:=[.A23]*[.P23]^2" office:value-type="float" office:value="0.020707101231388" calcext:value-type="float">
            <text:p>0.020707101231388</text:p>
          </table:table-cell>
          <table:table-cell table:formula="of:=([.Q23]/[.$Q$1])*100" office:value-type="float" office:value="6.15975152987663" calcext:value-type="float">
            <text:p>6.15975152987663</text:p>
          </table:table-cell>
          <table:table-cell/>
          <table:table-cell table:formula="of:=[.N16]" office:value-type="float" office:value="302.15" calcext:value-type="float">
            <text:p>302.15</text:p>
          </table:table-cell>
          <table:table-cell table:formula="of:=[.R16]" office:value-type="float" office:value="5.86920789034716" calcext:value-type="float">
            <text:p>5.86920789034716</text:p>
          </table:table-cell>
          <table:table-cell table:number-columns-repeated="1002"/>
        </table:table-row>
        <table:table-row table:style-name="ro1">
          <table:table-cell table:style-name="ce4" table:formula="of:=[.F24]/[.J24]" office:value-type="float" office:value="972.775529510695" calcext:value-type="float">
            <text:p>972.775529510695</text:p>
          </table:table-cell>
          <table:table-cell/>
          <table:table-cell office:value-type="float" office:value="6.168" calcext:value-type="float">
            <text:p>6.168</text:p>
          </table:table-cell>
          <table:table-cell office:value-type="float" office:value="6.171" calcext:value-type="float">
            <text:p>6.171</text:p>
          </table:table-cell>
          <table:table-cell office:value-type="float" office:value="6.17" calcext:value-type="float">
            <text:p>6.17</text:p>
          </table:table-cell>
          <table:table-cell table:formula="of:=AVERAGE([.C24:.E24])" office:value-type="float" office:value="6.16966666666667" calcext:value-type="float">
            <text:p>6.16966666666667</text:p>
          </table:table-cell>
          <table:table-cell table:style-name="ce17" office:value-type="float" office:value="6.342" calcext:value-type="float">
            <text:p>6.342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4" calcext:value-type="float">
            <text:p>6.344</text:p>
          </table:table-cell>
          <table:table-cell table:formula="of:=10^(-3)*SUM([.G24:.I24])/3" office:value-type="float" office:value="0.00634233333333333" calcext:value-type="float">
            <text:p>0.00634233333333333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style-name="ce4" table:formula="of:=AVERAGE([.K24:.L24])" office:value-type="float" office:value="16.65" calcext:value-type="float">
            <text:p>16.65</text:p>
          </table:table-cell>
          <table:table-cell table:formula="of:=272+[.M24]" office:value-type="float" office:value="288.65" calcext:value-type="float">
            <text:p>288.65</text:p>
          </table:table-cell>
          <table:table-cell/>
          <table:table-cell table:formula="of:=(10^-3)*4.557" office:value-type="float" office:value="0.004557" calcext:value-type="float">
            <text:p>0.004557</text:p>
          </table:table-cell>
          <table:table-cell table:formula="of:=[.A24]*[.P24]^2" office:value-type="float" office:value="0.0202008988669259" calcext:value-type="float">
            <text:p>0.0202008988669259</text:p>
          </table:table-cell>
          <table:table-cell table:formula="of:=([.Q24]/[.$Q$1])*100" office:value-type="float" office:value="6.00917126496751" calcext:value-type="float">
            <text:p>6.00917126496751</text:p>
          </table:table-cell>
          <table:table-cell table:number-columns-repeated="8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  <table:table-cell table:number-columns-repeated="989"/>
        </table:table-row>
        <table:table-row table:style-name="ro1">
          <table:table-cell table:style-name="ce16"/>
          <table:table-cell table:number-columns-repeated="25"/>
          <table:table-cell table:style-name="ce18" office:value-type="float" office:value="3.74575743147208" calcext:value-type="float">
            <text:p>3.74575743147208</text:p>
          </table:table-cell>
          <table:table-cell table:style-name="ce18" office:value-type="float" office:value="0.379061432249953" calcext:value-type="float">
            <text:p>0.379061432249953</text:p>
          </table:table-cell>
          <table:table-cell table:style-name="ce18" office:value-type="float" office:value="359.85" calcext:value-type="float">
            <text:p>359.85</text:p>
          </table:table-cell>
          <table:table-cell table:style-name="ce18" office:value-type="float" office:value="3.65136960605195" calcext:value-type="float">
            <text:p>3.65136960605195</text:p>
          </table:table-cell>
          <table:table-cell table:style-name="ce18" office:value-type="float" office:value="0.0000429774694972417" calcext:value-type="float">
            <text:p>4.29774694972417E-05</text:p>
          </table:table-cell>
          <table:table-cell table:style-name="ce18" office:value-type="float" office:value="0.0125920303677038" calcext:value-type="float">
            <text:p>0.0125920303677038</text:p>
          </table:table-cell>
          <table:table-cell table:style-name="ce18" office:value-type="float" office:value="0.458728428205141" calcext:value-type="float">
            <text:p>0.458728428205141</text:p>
          </table:table-cell>
          <table:table-cell table:style-name="ce18" office:value-type="float" office:value="0.00192122412189576" calcext:value-type="float">
            <text:p>0.00192122412189576</text:p>
          </table:table-cell>
          <table:table-cell table:number-columns-repeated="989"/>
        </table:table-row>
        <table:table-row table:style-name="ro1">
          <table:table-cell table:number-columns-repeated="5"/>
          <table:table-cell office:value-type="string" calcext:value-type="string">
            <text:p>Background (V)</text:p>
          </table:table-cell>
          <table:table-cell table:number-columns-repeated="3"/>
          <table:table-cell office:value-type="string" calcext:value-type="string">
            <text:p>Background (A)</text:p>
          </table:table-cell>
          <table:table-cell table:number-columns-repeated="16"/>
          <table:table-cell table:style-name="ce18" office:value-type="float" office:value="4.24854655049195" calcext:value-type="float">
            <text:p>4.24854655049195</text:p>
          </table:table-cell>
          <table:table-cell table:style-name="ce18" office:value-type="float" office:value="0.430837584482717" calcext:value-type="float">
            <text:p>0.430837584482717</text:p>
          </table:table-cell>
          <table:table-cell table:style-name="ce18" office:value-type="float" office:value="348.85" calcext:value-type="float">
            <text:p>348.85</text:p>
          </table:table-cell>
          <table:table-cell table:style-name="ce18" office:value-type="float" office:value="0.955248658727136" calcext:value-type="float">
            <text:p>0.955248658727136</text:p>
          </table:table-cell>
          <table:table-cell table:style-name="ce18" office:value-type="float" office:value="0.000105278919063589" calcext:value-type="float">
            <text:p>0.000105278919063589</text:p>
          </table:table-cell>
          <table:table-cell table:style-name="ce18" office:value-type="float" office:value="0.0142822454900324" calcext:value-type="float">
            <text:p>0.0142822454900324</text:p>
          </table:table-cell>
          <table:table-cell table:style-name="ce18" office:value-type="float" office:value="0.483380566879449" calcext:value-type="float">
            <text:p>0.483380566879449</text:p>
          </table:table-cell>
          <table:table-cell table:style-name="ce18" office:value-type="float" office:value="0.00491996775403997" calcext:value-type="float">
            <text:p>0.00491996775403997</text:p>
          </table:table-cell>
          <table:table-cell table:number-columns-repeated="989"/>
        </table:table-row>
        <table:table-row table:style-name="ro1">
          <table:table-cell table:number-columns-repeated="5"/>
          <table:table-cell office:value-type="float" office:value="1.182" calcext:value-type="float">
            <text:p>1.182</text:p>
          </table:table-cell>
          <table:table-cell table:number-columns-repeated="3"/>
          <table:table-cell table:formula="of:=0.019*10^-3" office:value-type="float" office:value="0.000019" calcext:value-type="float">
            <text:p>0.000019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table:formula="of:=272+[.M27]" office:value-type="float" office:value="291.9" calcext:value-type="float">
            <text:p>291.9</text:p>
          </table:table-cell>
          <table:table-cell table:number-columns-repeated="12"/>
          <table:table-cell table:style-name="ce18" office:value-type="float" office:value="4.75762707417506" calcext:value-type="float">
            <text:p>4.75762707417506</text:p>
          </table:table-cell>
          <table:table-cell table:style-name="ce18" office:value-type="float" office:value="0.481310620769945" calcext:value-type="float">
            <text:p>0.481310620769945</text:p>
          </table:table-cell>
          <table:table-cell table:style-name="ce18" office:value-type="float" office:value="341.7" calcext:value-type="float">
            <text:p>341.7</text:p>
          </table:table-cell>
          <table:table-cell table:style-name="ce18" office:value-type="float" office:value="4.20119030752" calcext:value-type="float">
            <text:p>4.20119030752</text:p>
          </table:table-cell>
          <table:table-cell table:style-name="ce18" office:value-type="float" office:value="0.0000367814810412435" calcext:value-type="float">
            <text:p>3.67814810412435E-05</text:p>
          </table:table-cell>
          <table:table-cell table:style-name="ce18" office:value-type="float" office:value="0.0159936102890352" calcext:value-type="float">
            <text:p>0.0159936102890352</text:p>
          </table:table-cell>
          <table:table-cell table:style-name="ce18" office:value-type="float" office:value="0.502404205774682" calcext:value-type="float">
            <text:p>0.502404205774682</text:p>
          </table:table-cell>
          <table:table-cell table:style-name="ce18" office:value-type="float" office:value="0.00118765994386474" calcext:value-type="float">
            <text:p>0.00118765994386474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18" office:value-type="float" office:value="4.77972652443585" calcext:value-type="float">
            <text:p>4.77972652443585</text:p>
          </table:table-cell>
          <table:table-cell table:style-name="ce18" office:value-type="float" office:value="0.48443340735683" calcext:value-type="float">
            <text:p>0.48443340735683</text:p>
          </table:table-cell>
          <table:table-cell table:style-name="ce18" office:value-type="float" office:value="332.7" calcext:value-type="float">
            <text:p>332.7</text:p>
          </table:table-cell>
          <table:table-cell table:style-name="ce18" office:value-type="float" office:value="2.30217288664427" calcext:value-type="float">
            <text:p>2.30217288664427</text:p>
          </table:table-cell>
          <table:table-cell table:style-name="ce18" office:value-type="float" office:value="0.000105210104570957" calcext:value-type="float">
            <text:p>0.000105210104570957</text:p>
          </table:table-cell>
          <table:table-cell table:style-name="ce18" office:value-type="float" office:value="0.0160679015248892" calcext:value-type="float">
            <text:p>0.0160679015248892</text:p>
          </table:table-cell>
          <table:table-cell table:style-name="ce18" office:value-type="float" office:value="0.496064200222863" calcext:value-type="float">
            <text:p>0.496064200222863</text:p>
          </table:table-cell>
          <table:table-cell table:style-name="ce18" office:value-type="float" office:value="0.00445131051840153" calcext:value-type="float">
            <text:p>0.00445131051840153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18" office:value-type="float" office:value="5.05751187425322" calcext:value-type="float">
            <text:p>5.05751187425322</text:p>
          </table:table-cell>
          <table:table-cell table:style-name="ce18" office:value-type="float" office:value="0.511644195198699" calcext:value-type="float">
            <text:p>0.511644195198699</text:p>
          </table:table-cell>
          <table:table-cell table:style-name="ce18" office:value-type="float" office:value="326.25" calcext:value-type="float">
            <text:p>326.25</text:p>
          </table:table-cell>
          <table:table-cell table:style-name="ce18" office:value-type="float" office:value="0.657647321898294" calcext:value-type="float">
            <text:p>0.657647321898294</text:p>
          </table:table-cell>
          <table:table-cell table:style-name="ce18" office:value-type="float" office:value="0.0000384130325016572" calcext:value-type="float">
            <text:p>3.84130325016572E-05</text:p>
          </table:table-cell>
          <table:table-cell table:style-name="ce18" office:value-type="float" office:value="0.0170017264253524" calcext:value-type="float">
            <text:p>0.0170017264253524</text:p>
          </table:table-cell>
          <table:table-cell table:style-name="ce18" office:value-type="float" office:value="0.504905363081434" calcext:value-type="float">
            <text:p>0.504905363081434</text:p>
          </table:table-cell>
          <table:table-cell table:style-name="ce18" office:value-type="float" office:value="0.00118007721995046" calcext:value-type="float">
            <text:p>0.00118007721995046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 table:number-columns-repeated="6"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336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2"/>
          <table:table-cell table:style-name="ce18" office:value-type="float" office:value="5.16321704199201" calcext:value-type="float">
            <text:p>5.16321704199201</text:p>
          </table:table-cell>
          <table:table-cell table:style-name="ce18" office:value-type="float" office:value="0.522545159953705" calcext:value-type="float">
            <text:p>0.522545159953705</text:p>
          </table:table-cell>
          <table:table-cell table:style-name="ce18" office:value-type="float" office:value="323.65" calcext:value-type="float">
            <text:p>323.65</text:p>
          </table:table-cell>
          <table:table-cell table:style-name="ce18" office:value-type="float" office:value="1.15433963806152" calcext:value-type="float">
            <text:p>1.15433963806152</text:p>
          </table:table-cell>
          <table:table-cell table:style-name="ce18" office:value-type="float" office:value="0.000063130604910637" calcext:value-type="float">
            <text:p>6.3130604910637E-05</text:p>
          </table:table-cell>
          <table:table-cell table:style-name="ce18" office:value-type="float" office:value="0.0173570731627056" calcext:value-type="float">
            <text:p>0.0173570731627056</text:p>
          </table:table-cell>
          <table:table-cell table:style-name="ce18" office:value-type="float" office:value="0.511235689853273" calcext:value-type="float">
            <text:p>0.511235689853273</text:p>
          </table:table-cell>
          <table:table-cell table:style-name="ce18" office:value-type="float" office:value="0.00237371971502069" calcext:value-type="float">
            <text:p>0.002373719715020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M.MICROSOFT.STDEV.P([.C4:.E4])" office:value-type="float" office:value="0.010230672835482" calcext:value-type="float">
            <text:p>0.010230672835482</text:p>
          </table:table-cell>
          <table:table-cell/>
          <table:table-cell table:formula="of:=SQRT(([.C31])^2+(0.001)^2)" office:value-type="float" office:value="0.0102794292967397" calcext:value-type="float">
            <text:p>0.01027942929673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STDEV.P([.G4:.I4])" office:value-type="float" office:value="0.00478423336480253" calcext:value-type="float">
            <text:p>0.00478423336480253</text:p>
          </table:table-cell>
          <table:table-cell table:formula="of:=10^-3*[.L31]" office:value-type="float" office:value="0.00000478423336480253" calcext:value-type="float">
            <text:p>4.78423336480253E-06</text:p>
          </table:table-cell>
          <table:table-cell table:formula="of:=SQRT(([.M31])^2+(0.000001)^2)" office:value-type="float" office:value="0.00000488762609953848" calcext:value-type="float">
            <text:p>4.88762609953848E-06</text:p>
          </table:table-cell>
          <table:table-cell/>
          <table:table-cell table:formula="of:=SQRT(((1/[.J4])*([.E31]))^2+(([.F4]/[.J4]^2)*[.N31])^2)" office:value-type="float" office:value="1.66069335782348" calcext:value-type="float">
            <text:p>1.66069335782348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0005" calcext:value-type="float">
            <text:p>0.000005</text:p>
          </table:table-cell>
          <table:table-cell table:formula="of:=SQRT((2*[.A4]*[.Q31]*[.R31])^2+(([.Q31]^2)*[.P31])^2)" office:value-type="float" office:value="0.0000429774694972417" calcext:value-type="float">
            <text:p>4.29774694972417E-05</text:p>
          </table:table-cell>
          <table:table-cell office:value-type="float" office:value="0.0125920303677038" calcext:value-type="float">
            <text:p>0.012592030367703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1])^2+(((100*[.T31])/[.$Q$1]^2)*[.U31])^2)" office:value-type="float" office:value="0.379061432249953" calcext:value-type="float">
            <text:p>0.379061432249953</text:p>
          </table:table-cell>
          <table:table-cell table:formula="of:=ABS([.L4]-[.K4])/2" office:value-type="float" office:value="3.65" calcext:value-type="float">
            <text:p>3.65</text:p>
          </table:table-cell>
          <table:table-cell table:formula="of:=SQRT(([.W31])^2+(0.1)^2)" office:value-type="float" office:value="3.65136960605195" calcext:value-type="float">
            <text:p>3.65136960605195</text:p>
          </table:table-cell>
          <table:table-cell table:number-columns-repeated="2"/>
          <table:table-cell table:style-name="ce18" office:value-type="float" office:value="5.32359946276725" calcext:value-type="float">
            <text:p>5.32359946276725</text:p>
          </table:table-cell>
          <table:table-cell table:style-name="ce18" office:value-type="float" office:value="0.538556774231035" calcext:value-type="float">
            <text:p>0.538556774231035</text:p>
          </table:table-cell>
          <table:table-cell table:style-name="ce18" office:value-type="float" office:value="320.1" calcext:value-type="float">
            <text:p>320.1</text:p>
          </table:table-cell>
          <table:table-cell table:style-name="ce18" office:value-type="float" office:value="0.90553851381374" calcext:value-type="float">
            <text:p>0.90553851381374</text:p>
          </table:table-cell>
          <table:table-cell table:style-name="ce18" office:value-type="float" office:value="0.0000394859480103774" calcext:value-type="float">
            <text:p>3.94859480103774E-05</text:p>
          </table:table-cell>
          <table:table-cell table:style-name="ce18" office:value-type="float" office:value="0.0178962272189398" calcext:value-type="float">
            <text:p>0.0178962272189398</text:p>
          </table:table-cell>
          <table:table-cell table:style-name="ce18" office:value-type="float" office:value="0.513475876690518" calcext:value-type="float">
            <text:p>0.513475876690518</text:p>
          </table:table-cell>
          <table:table-cell table:style-name="ce18" office:value-type="float" office:value="0.00115371792661315" calcext:value-type="float">
            <text:p>0.0011537179266131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M.MICROSOFT.STDEV.P([.C5:.E5])" office:value-type="float" office:value="0.0320312347560939" calcext:value-type="float">
            <text:p>0.0320312347560939</text:p>
          </table:table-cell>
          <table:table-cell/>
          <table:table-cell table:formula="of:=SQRT(([.C32])^2+(0.001)^2)" office:value-type="float" office:value="0.0320468407179241" calcext:value-type="float">
            <text:p>0.03204684071792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COM.MICROSOFT.STDEV.P([.G5:.I5])" office:value-type="float" office:value="0.00216024689946932" calcext:value-type="float">
            <text:p>0.00216024689946932</text:p>
          </table:table-cell>
          <table:table-cell table:formula="of:=10^-3*[.L32]" office:value-type="float" office:value="0.00000216024689946932" calcext:value-type="float">
            <text:p>2.16024689946932E-06</text:p>
          </table:table-cell>
          <table:table-cell table:formula="of:=SQRT(([.M32])^2+(0.000001)^2)" office:value-type="float" office:value="0.00000238047614284765" calcext:value-type="float">
            <text:p>2.38047614284765E-06</text:p>
          </table:table-cell>
          <table:table-cell/>
          <table:table-cell table:formula="of:=SQRT(((1/[.J5])*([.E32]))^2+(([.F5]/[.J5]^2)*[.N32])^2)" office:value-type="float" office:value="4.95917627232806" calcext:value-type="float">
            <text:p>4.95917627232806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000005" calcext:value-type="float">
            <text:p>0.000005</text:p>
          </table:table-cell>
          <table:table-cell table:formula="of:=SQRT((2*[.A5]*[.Q32]*[.R32])^2+(([.Q32]^2)*[.P32])^2)" office:value-type="float" office:value="0.000105278919063589" calcext:value-type="float">
            <text:p>0.000105278919063589</text:p>
          </table:table-cell>
          <table:table-cell office:value-type="float" office:value="0.0142822454900324" calcext:value-type="float">
            <text:p>0.01428224549003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2])^2+(((100*[.T32])/[.$Q$1]^2)*[.U32])^2)" office:value-type="float" office:value="0.430837584482717" calcext:value-type="float">
            <text:p>0.430837584482717</text:p>
          </table:table-cell>
          <table:table-cell table:formula="of:=ABS([.L5]-[.K5])/2" office:value-type="float" office:value="0.949999999999996" calcext:value-type="float">
            <text:p>0.949999999999996</text:p>
          </table:table-cell>
          <table:table-cell table:formula="of:=SQRT(([.W32])^2+(0.1)^2)" office:value-type="float" office:value="0.955248658727136" calcext:value-type="float">
            <text:p>0.955248658727136</text:p>
          </table:table-cell>
          <table:table-cell table:number-columns-repeated="2"/>
          <table:table-cell table:style-name="ce18" office:value-type="float" office:value="5.20598905514912" calcext:value-type="float">
            <text:p>5.20598905514912</text:p>
          </table:table-cell>
          <table:table-cell table:style-name="ce18" office:value-type="float" office:value="0.526672338517894" calcext:value-type="float">
            <text:p>0.526672338517894</text:p>
          </table:table-cell>
          <table:table-cell table:style-name="ce18" office:value-type="float" office:value="316.4" calcext:value-type="float">
            <text:p>316.4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406422605724653" calcext:value-type="float">
            <text:p>4.06422605724653E-05</text:p>
          </table:table-cell>
          <table:table-cell table:style-name="ce18" office:value-type="float" office:value="0.0175008588985455" calcext:value-type="float">
            <text:p>0.0175008588985455</text:p>
          </table:table-cell>
          <table:table-cell table:style-name="ce18" office:value-type="float" office:value="0.497640447263316" calcext:value-type="float">
            <text:p>0.497640447263316</text:p>
          </table:table-cell>
          <table:table-cell table:style-name="ce18" office:value-type="float" office:value="0.00121179848543155" calcext:value-type="float">
            <text:p>0.0012117984854315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M.MICROSOFT.STDEV.P([.C6:.E6])" office:value-type="float" office:value="0.00249443825784942" calcext:value-type="float">
            <text:p>0.00249443825784942</text:p>
          </table:table-cell>
          <table:table-cell/>
          <table:table-cell table:formula="of:=SQRT(([.C33])^2+(0.001)^2)" office:value-type="float" office:value="0.00268741924943296" calcext:value-type="float">
            <text:p>0.002687419249432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COM.MICROSOFT.STDEV.P([.G6:.I6])" office:value-type="float" office:value="0.00309120616516502" calcext:value-type="float">
            <text:p>0.00309120616516502</text:p>
          </table:table-cell>
          <table:table-cell table:formula="of:=10^-3*[.L33]" office:value-type="float" office:value="0.00000309120616516502" calcext:value-type="float">
            <text:p>3.09120616516502E-06</text:p>
          </table:table-cell>
          <table:table-cell table:formula="of:=SQRT(([.M33])^2+(0.000001)^2)" office:value-type="float" office:value="0.00000324893144826945" calcext:value-type="float">
            <text:p>3.24893144826945E-06</text:p>
          </table:table-cell>
          <table:table-cell/>
          <table:table-cell table:formula="of:=SQRT(((1/[.J6])*([.E33]))^2+(([.F6]/[.J6]^2)*[.N33])^2)" office:value-type="float" office:value="0.562344419059958" calcext:value-type="float">
            <text:p>0.562344419059958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0005" calcext:value-type="float">
            <text:p>0.000005</text:p>
          </table:table-cell>
          <table:table-cell table:formula="of:=SQRT((2*[.A6]*[.Q33]*[.R33])^2+(([.Q33]^2)*[.P33])^2)" office:value-type="float" office:value="0.0000367814810412435" calcext:value-type="float">
            <text:p>3.67814810412435E-05</text:p>
          </table:table-cell>
          <table:table-cell office:value-type="float" office:value="0.0159936102890352" calcext:value-type="float">
            <text:p>0.015993610289035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3])^2+(((100*[.T33])/[.$Q$1]^2)*[.U33])^2)" office:value-type="float" office:value="0.481310620769945" calcext:value-type="float">
            <text:p>0.481310620769945</text:p>
          </table:table-cell>
          <table:table-cell table:formula="of:=ABS([.L6]-[.K6])/2" office:value-type="float" office:value="4.2" calcext:value-type="float">
            <text:p>4.2</text:p>
          </table:table-cell>
          <table:table-cell table:formula="of:=SQRT(([.W33])^2+(0.1)^2)" office:value-type="float" office:value="4.20119030752" calcext:value-type="float">
            <text:p>4.20119030752</text:p>
          </table:table-cell>
          <table:table-cell table:number-columns-repeated="2"/>
          <table:table-cell table:style-name="ce18" office:value-type="float" office:value="5.51073104486507" calcext:value-type="float">
            <text:p>5.51073104486507</text:p>
          </table:table-cell>
          <table:table-cell table:style-name="ce18" office:value-type="float" office:value="0.557485115640121" calcext:value-type="float">
            <text:p>0.557485115640121</text:p>
          </table:table-cell>
          <table:table-cell table:style-name="ce18" office:value-type="float" office:value="312.4" calcext:value-type="float">
            <text:p>312.4</text:p>
          </table:table-cell>
          <table:table-cell table:style-name="ce18" office:value-type="float" office:value="0.141421356237311" calcext:value-type="float">
            <text:p>0.141421356237311</text:p>
          </table:table-cell>
          <table:table-cell table:style-name="ce18" office:value-type="float" office:value="0.000040464421786957" calcext:value-type="float">
            <text:p>4.0464421786957E-05</text:p>
          </table:table-cell>
          <table:table-cell table:style-name="ce18" office:value-type="float" office:value="0.0185253033424319" calcext:value-type="float">
            <text:p>0.0185253033424319</text:p>
          </table:table-cell>
          <table:table-cell table:style-name="ce18" office:value-type="float" office:value="0.517270389944866" calcext:value-type="float">
            <text:p>0.517270389944866</text:p>
          </table:table-cell>
          <table:table-cell table:style-name="ce18" office:value-type="float" office:value="0.00114480324149993" calcext:value-type="float">
            <text:p>0.001144803241499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M.MICROSOFT.STDEV.P([.C7:.E7])" office:value-type="float" office:value="0.0307064958744706" calcext:value-type="float">
            <text:p>0.0307064958744706</text:p>
          </table:table-cell>
          <table:table-cell/>
          <table:table-cell table:formula="of:=SQRT(([.C34])^2+(0.001)^2)" office:value-type="float" office:value="0.0307227747589452" calcext:value-type="float">
            <text:p>0.03072277475894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COM.MICROSOFT.STDEV.P([.G7:.I7])" office:value-type="float" office:value="0.00402768199119829" calcext:value-type="float">
            <text:p>0.00402768199119829</text:p>
          </table:table-cell>
          <table:table-cell table:formula="of:=10^-3*[.L34]" office:value-type="float" office:value="0.00000402768199119829" calcext:value-type="float">
            <text:p>4.02768199119829E-06</text:p>
          </table:table-cell>
          <table:table-cell table:formula="of:=SQRT(([.M34])^2+(0.000001)^2)" office:value-type="float" office:value="0.000004149966532663" calcext:value-type="float">
            <text:p>4.149966532663E-06</text:p>
          </table:table-cell>
          <table:table-cell/>
          <table:table-cell table:formula="of:=SQRT(((1/[.J7])*([.E34]))^2+(([.F7]/[.J7]^2)*[.N34])^2)" office:value-type="float" office:value="4.77536880980284" calcext:value-type="float">
            <text:p>4.77536880980284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0005" calcext:value-type="float">
            <text:p>0.000005</text:p>
          </table:table-cell>
          <table:table-cell table:formula="of:=SQRT((2*[.A7]*[.Q34]*[.R34])^2+(([.Q34]^2)*[.P34])^2)" office:value-type="float" office:value="0.000105210104570957" calcext:value-type="float">
            <text:p>0.000105210104570957</text:p>
          </table:table-cell>
          <table:table-cell office:value-type="float" office:value="0.0160679015248892" calcext:value-type="float">
            <text:p>0.016067901524889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4])^2+(((100*[.T34])/[.$Q$1]^2)*[.U34])^2)" office:value-type="float" office:value="0.48443340735683" calcext:value-type="float">
            <text:p>0.48443340735683</text:p>
          </table:table-cell>
          <table:table-cell table:formula="of:=ABS([.L7]-[.K7])/2" office:value-type="float" office:value="2.3" calcext:value-type="float">
            <text:p>2.3</text:p>
          </table:table-cell>
          <table:table-cell table:formula="of:=SQRT(([.W34])^2+(0.1)^2)" office:value-type="float" office:value="2.30217288664427" calcext:value-type="float">
            <text:p>2.30217288664427</text:p>
          </table:table-cell>
          <table:table-cell table:number-columns-repeated="2"/>
          <table:table-cell table:style-name="ce18" office:value-type="float" office:value="5.57293940323182" calcext:value-type="float">
            <text:p>5.57293940323182</text:p>
          </table:table-cell>
          <table:table-cell table:style-name="ce18" office:value-type="float" office:value="0.563777887195223" calcext:value-type="float">
            <text:p>0.563777887195223</text:p>
          </table:table-cell>
          <table:table-cell table:style-name="ce18" office:value-type="float" office:value="308.6" calcext:value-type="float">
            <text:p>308.6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08515818195081" calcext:value-type="float">
            <text:p>4.08515818195081E-05</text:p>
          </table:table-cell>
          <table:table-cell table:style-name="ce18" office:value-type="float" office:value="0.0187344278124516" calcext:value-type="float">
            <text:p>0.0187344278124516</text:p>
          </table:table-cell>
          <table:table-cell table:style-name="ce18" office:value-type="float" office:value="0.51553392546171" calcext:value-type="float">
            <text:p>0.51553392546171</text:p>
          </table:table-cell>
          <table:table-cell table:style-name="ce18" office:value-type="float" office:value="0.0011336668148807" calcext:value-type="float">
            <text:p>0.00113366681488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M.MICROSOFT.STDEV.P([.C8:.E8])" office:value-type="float" office:value="0.00294392028877583" calcext:value-type="float">
            <text:p>0.00294392028877583</text:p>
          </table:table-cell>
          <table:table-cell/>
          <table:table-cell table:formula="of:=SQRT(([.C35])^2+(0.001)^2)" office:value-type="float" office:value="0.00310912635102949" calcext:value-type="float">
            <text:p>0.0031091263510294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COM.MICROSOFT.STDEV.P([.G8:.I8])" office:value-type="float" office:value="0.000471404520791189" calcext:value-type="float">
            <text:p>0.000471404520791189</text:p>
          </table:table-cell>
          <table:table-cell table:formula="of:=10^-3*[.L35]" office:value-type="float" office:value="0.00000047140452079119" calcext:value-type="float">
            <text:p>4.71404520791189E-07</text:p>
          </table:table-cell>
          <table:table-cell table:formula="of:=SQRT(([.M35])^2+(0.000001)^2)" office:value-type="float" office:value="0.0000011055415967852" calcext:value-type="float">
            <text:p>1.1055415967852E-06</text:p>
          </table:table-cell>
          <table:table-cell/>
          <table:table-cell table:formula="of:=SQRT(((1/[.J8])*([.E35]))^2+(([.F8]/[.J8]^2)*[.N35])^2)" office:value-type="float" office:value="0.498987551512605" calcext:value-type="float">
            <text:p>0.49898755151260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0005" calcext:value-type="float">
            <text:p>0.000005</text:p>
          </table:table-cell>
          <table:table-cell table:formula="of:=SQRT((2*[.A8]*[.Q35]*[.R35])^2+(([.Q35]^2)*[.P35])^2)" office:value-type="float" office:value="0.0000384130325016572" calcext:value-type="float">
            <text:p>3.84130325016572E-05</text:p>
          </table:table-cell>
          <table:table-cell office:value-type="float" office:value="0.0170017264253524" calcext:value-type="float">
            <text:p>0.01700172642535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5])^2+(((100*[.T35])/[.$Q$1]^2)*[.U35])^2)" office:value-type="float" office:value="0.511644195198699" calcext:value-type="float">
            <text:p>0.511644195198699</text:p>
          </table:table-cell>
          <table:table-cell table:formula="of:=ABS([.L8]-[.K8])/2" office:value-type="float" office:value="0.649999999999999" calcext:value-type="float">
            <text:p>0.649999999999999</text:p>
          </table:table-cell>
          <table:table-cell table:formula="of:=SQRT(([.W35])^2+(0.1)^2)" office:value-type="float" office:value="0.657647321898294" calcext:value-type="float">
            <text:p>0.657647321898294</text:p>
          </table:table-cell>
          <table:table-cell table:number-columns-repeated="2"/>
          <table:table-cell table:style-name="ce18" office:value-type="float" office:value="5.82772486289941" calcext:value-type="float">
            <text:p>5.82772486289941</text:p>
          </table:table-cell>
          <table:table-cell table:style-name="ce18" office:value-type="float" office:value="0.58954783395575" calcext:value-type="float">
            <text:p>0.58954783395575</text:p>
          </table:table-cell>
          <table:table-cell table:style-name="ce18" office:value-type="float" office:value="306.1" calcext:value-type="float">
            <text:p>306.1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19267379012466" calcext:value-type="float">
            <text:p>4.19267379012466E-05</text:p>
          </table:table-cell>
          <table:table-cell table:style-name="ce18" office:value-type="float" office:value="0.0195909344880916" calcext:value-type="float">
            <text:p>0.0195909344880916</text:p>
          </table:table-cell>
          <table:table-cell table:style-name="ce18" office:value-type="float" office:value="0.532859357409656" calcext:value-type="float">
            <text:p>0.532859357409656</text:p>
          </table:table-cell>
          <table:table-cell table:style-name="ce18" office:value-type="float" office:value="0.00114677695592811" calcext:value-type="float">
            <text:p>0.001146776955928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M.MICROSOFT.STDEV.P([.C9:.E9])" office:value-type="float" office:value="0.015121728296285" calcext:value-type="float">
            <text:p>0.015121728296285</text:p>
          </table:table-cell>
          <table:table-cell/>
          <table:table-cell table:formula="of:=SQRT(([.C36])^2+(0.001)^2)" office:value-type="float" office:value="0.0151547572288924" calcext:value-type="float">
            <text:p>0.01515475722889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STDEV.P([.G9:.I9])" office:value-type="float" office:value="0.00286744175568111" calcext:value-type="float">
            <text:p>0.00286744175568111</text:p>
          </table:table-cell>
          <table:table-cell table:formula="of:=10^-3*[.L36]" office:value-type="float" office:value="0.00000286744175568111" calcext:value-type="float">
            <text:p>2.86744175568111E-06</text:p>
          </table:table-cell>
          <table:table-cell table:formula="of:=SQRT(([.M36])^2+(0.000001)^2)" office:value-type="float" office:value="0.00000303681119304832" calcext:value-type="float">
            <text:p>3.03681119304832E-06</text:p>
          </table:table-cell>
          <table:table-cell/>
          <table:table-cell table:formula="of:=SQRT(((1/[.J9])*([.E36]))^2+(([.F9]/[.J9]^2)*[.N36])^2)" office:value-type="float" office:value="2.37471727965338" calcext:value-type="float">
            <text:p>2.37471727965338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0005" calcext:value-type="float">
            <text:p>0.000005</text:p>
          </table:table-cell>
          <table:table-cell table:formula="of:=SQRT((2*[.A9]*[.Q36]*[.R36])^2+(([.Q36]^2)*[.P36])^2)" office:value-type="float" office:value="0.000063130604910637" calcext:value-type="float">
            <text:p>6.3130604910637E-05</text:p>
          </table:table-cell>
          <table:table-cell office:value-type="float" office:value="0.0173570731627056" calcext:value-type="float">
            <text:p>0.0173570731627056</text:p>
          </table:table-cell>
          <table:table-cell office:value-type="float" office:value="0.034" calcext:value-type="float">
            <text:p>0.034</text:p>
          </table:table-cell>
          <table:table-cell table:formula="of:=SQRT(((100/[.$Q$1])*[.S36])^2+(((100*[.T36])/[.$Q$1]^2)*[.U36])^2)" office:value-type="float" office:value="0.522545159953705" calcext:value-type="float">
            <text:p>0.522545159953705</text:p>
          </table:table-cell>
          <table:table-cell table:formula="of:=ABS([.L9]-[.K9])/2" office:value-type="float" office:value="1.15" calcext:value-type="float">
            <text:p>1.15</text:p>
          </table:table-cell>
          <table:table-cell table:formula="of:=SQRT(([.W36])^2+(0.1)^2)" office:value-type="float" office:value="1.15433963806152" calcext:value-type="float">
            <text:p>1.15433963806152</text:p>
          </table:table-cell>
          <table:table-cell table:number-columns-repeated="2"/>
          <table:table-cell table:style-name="ce18" office:value-type="float" office:value="5.88447581021293" calcext:value-type="float">
            <text:p>5.88447581021293</text:p>
          </table:table-cell>
          <table:table-cell table:style-name="ce18" office:value-type="float" office:value="0.595288396979267" calcext:value-type="float">
            <text:p>0.595288396979267</text:p>
          </table:table-cell>
          <table:table-cell table:style-name="ce18" office:value-type="float" office:value="303.9" calcext:value-type="float">
            <text:p>303.9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22537937494023" calcext:value-type="float">
            <text:p>4.22537937494023E-05</text:p>
          </table:table-cell>
          <table:table-cell table:style-name="ce18" office:value-type="float" office:value="0.019781712899412" calcext:value-type="float">
            <text:p>0.019781712899412</text:p>
          </table:table-cell>
          <table:table-cell table:style-name="ce18" office:value-type="float" office:value="0.535555792160077" calcext:value-type="float">
            <text:p>0.535555792160077</text:p>
          </table:table-cell>
          <table:table-cell table:style-name="ce18" office:value-type="float" office:value="0.00115032583654322" calcext:value-type="float">
            <text:p>0.001150325836543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M.MICROSOFT.STDEV.P([.C10:.E10])" office:value-type="float" office:value="0.00205480466765663" calcext:value-type="float">
            <text:p>0.00205480466765663</text:p>
          </table:table-cell>
          <table:table-cell/>
          <table:table-cell table:formula="of:=SQRT(([.C37])^2+(0.001)^2)" office:value-type="float" office:value="0.00228521820013395" calcext:value-type="float">
            <text:p>0.002285218200133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STDEV.P([.G10:.I10])" office:value-type="float" office:value="0.00094280904158196" calcext:value-type="float">
            <text:p>0.00094280904158196</text:p>
          </table:table-cell>
          <table:table-cell table:formula="of:=10^-3*[.L37]" office:value-type="float" office:value="0.00000094280904158196" calcext:value-type="float">
            <text:p>9.4280904158196E-07</text:p>
          </table:table-cell>
          <table:table-cell table:formula="of:=SQRT(([.M37])^2+(0.000001)^2)" office:value-type="float" office:value="0.00000137436854187248" calcext:value-type="float">
            <text:p>1.37436854187248E-06</text:p>
          </table:table-cell>
          <table:table-cell/>
          <table:table-cell table:formula="of:=SQRT(((1/[.J10])*([.E37]))^2+(([.F10]/[.J10]^2)*[.N37])^2)" office:value-type="float" office:value="0.394439077274641" calcext:value-type="float">
            <text:p>0.394439077274641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00005" calcext:value-type="float">
            <text:p>0.000005</text:p>
          </table:table-cell>
          <table:table-cell table:formula="of:=SQRT((2*[.A10]*[.Q37]*[.R37])^2+(([.Q37]^2)*[.P37])^2)" office:value-type="float" office:value="0.0000394859480103774" calcext:value-type="float">
            <text:p>3.94859480103774E-05</text:p>
          </table:table-cell>
          <table:table-cell office:value-type="float" office:value="0.0178962272189398" calcext:value-type="float">
            <text:p>0.017896227218939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7])^2+(((100*[.T37])/[.$Q$1]^2)*[.U37])^2)" office:value-type="float" office:value="0.538556774231035" calcext:value-type="float">
            <text:p>0.538556774231035</text:p>
          </table:table-cell>
          <table:table-cell table:formula="of:=ABS([.L10]-[.K10])/2" office:value-type="float" office:value="0.899999999999999" calcext:value-type="float">
            <text:p>0.899999999999999</text:p>
          </table:table-cell>
          <table:table-cell table:formula="of:=SQRT(([.W37])^2+(0.1)^2)" office:value-type="float" office:value="0.90553851381374" calcext:value-type="float">
            <text:p>0.90553851381374</text:p>
          </table:table-cell>
          <table:table-cell table:number-columns-repeated="2"/>
          <table:table-cell table:style-name="ce18" office:value-type="float" office:value="5.86920789034716" calcext:value-type="float">
            <text:p>5.86920789034716</text:p>
          </table:table-cell>
          <table:table-cell table:style-name="ce18" office:value-type="float" office:value="0.593744685124338" calcext:value-type="float">
            <text:p>0.593744685124338</text:p>
          </table:table-cell>
          <table:table-cell table:style-name="ce18" office:value-type="float" office:value="302.15" calcext:value-type="float">
            <text:p>302.15</text:p>
          </table:table-cell>
          <table:table-cell table:style-name="ce18" office:value-type="float" office:value="0.1802775637732" calcext:value-type="float">
            <text:p>0.1802775637732</text:p>
          </table:table-cell>
          <table:table-cell table:style-name="ce18" office:value-type="float" office:value="0.0000422760023839066" calcext:value-type="float">
            <text:p>4.22760023839066E-05</text:p>
          </table:table-cell>
          <table:table-cell table:style-name="ce18" office:value-type="float" office:value="0.0197303870690242" calcext:value-type="float">
            <text:p>0.0197303870690242</text:p>
          </table:table-cell>
          <table:table-cell table:style-name="ce18" office:value-type="float" office:value="0.5300986908787" calcext:value-type="float">
            <text:p>0.5300986908787</text:p>
          </table:table-cell>
          <table:table-cell table:style-name="ce18" office:value-type="float" office:value="0.00114204015956042" calcext:value-type="float">
            <text:p>0.0011420401595604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M.MICROSOFT.STDEV.P([.C11:.E11])" office:value-type="float" office:value="0.00385861230093014" calcext:value-type="float">
            <text:p>0.00385861230093014</text:p>
          </table:table-cell>
          <table:table-cell/>
          <table:table-cell table:formula="of:=SQRT(([.C38])^2+(0.001)^2)" office:value-type="float" office:value="0.00398608691436719" calcext:value-type="float">
            <text:p>0.0039860869143671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COM.MICROSOFT.STDEV.P([.G11:.I11])" office:value-type="float" office:value="0.000942809041582378" calcext:value-type="float">
            <text:p>0.000942809041582378</text:p>
          </table:table-cell>
          <table:table-cell table:formula="of:=10^-3*[.L38]" office:value-type="float" office:value="0.00000094280904158238" calcext:value-type="float">
            <text:p>9.42809041582378E-07</text:p>
          </table:table-cell>
          <table:table-cell table:formula="of:=SQRT(([.M38])^2+(0.000001)^2)" office:value-type="float" office:value="0.00000137436854187277" calcext:value-type="float">
            <text:p>1.37436854187277E-06</text:p>
          </table:table-cell>
          <table:table-cell/>
          <table:table-cell table:formula="of:=SQRT(((1/[.J11])*([.E38]))^2+(([.F11]/[.J11]^2)*[.N38])^2)" office:value-type="float" office:value="0.642254043613093" calcext:value-type="float">
            <text:p>0.642254043613093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0005" calcext:value-type="float">
            <text:p>0.000005</text:p>
          </table:table-cell>
          <table:table-cell table:formula="of:=SQRT((2*[.A11]*[.Q38]*[.R38])^2+(([.Q38]^2)*[.P38])^2)" office:value-type="float" office:value="0.0000406422605724653" calcext:value-type="float">
            <text:p>4.06422605724653E-05</text:p>
          </table:table-cell>
          <table:table-cell office:value-type="float" office:value="0.0175008588985455" calcext:value-type="float">
            <text:p>0.0175008588985455</text:p>
          </table:table-cell>
          <table:table-cell office:value-type="float" office:value="0.034" calcext:value-type="float">
            <text:p>0.034</text:p>
          </table:table-cell>
          <table:table-cell table:formula="of:=SQRT(((100/[.$Q$1])*[.S38])^2+(((100*[.T38])/[.$Q$1]^2)*[.U38])^2)" office:value-type="float" office:value="0.526672338517894" calcext:value-type="float">
            <text:p>0.526672338517894</text:p>
          </table:table-cell>
          <table:table-cell table:formula="of:=ABS([.L11]-[.K11])/2" office:value-type="float" office:value="0.199999999999999" calcext:value-type="float">
            <text:p>0.199999999999999</text:p>
          </table:table-cell>
          <table:table-cell table:formula="of:=SQRT(([.W38])^2+(0.1)^2)" office:value-type="float" office:value="0.223606797749978" calcext:value-type="float">
            <text:p>0.223606797749978</text:p>
          </table:table-cell>
          <table:table-cell table:number-columns-repeated="2"/>
          <table:table-cell table:style-name="ce18" office:value-type="float" office:value="6.54816670090089" calcext:value-type="float">
            <text:p>6.54816670090089</text:p>
          </table:table-cell>
          <table:table-cell table:style-name="ce18" office:value-type="float" office:value="0.66244369322136" calcext:value-type="float">
            <text:p>0.66244369322136</text:p>
          </table:table-cell>
          <table:table-cell table:style-name="ce18" office:value-type="float" office:value="279.05" calcext:value-type="float">
            <text:p>279.0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492973589976099" calcext:value-type="float">
            <text:p>4.92973589976099E-05</text:p>
          </table:table-cell>
          <table:table-cell table:style-name="ce18" office:value-type="float" office:value="0.022012827968448" calcext:value-type="float">
            <text:p>0.022012827968448</text:p>
          </table:table-cell>
          <table:table-cell table:style-name="ce18" office:value-type="float" office:value="0.53561936697895" calcext:value-type="float">
            <text:p>0.53561936697895</text:p>
          </table:table-cell>
          <table:table-cell table:style-name="ce18" office:value-type="float" office:value="0.00120685529647506" calcext:value-type="float">
            <text:p>0.001206855296475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M.MICROSOFT.STDEV.P([.C12:.E12])" office:value-type="float" office:value="0.00169967317119776" calcext:value-type="float">
            <text:p>0.00169967317119776</text:p>
          </table:table-cell>
          <table:table-cell/>
          <table:table-cell table:formula="of:=SQRT(([.C39])^2+(0.001)^2)" office:value-type="float" office:value="0.00197202659436668" calcext:value-type="float">
            <text:p>0.0019720265943666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COM.MICROSOFT.STDEV.P([.G12:.I12])" office:value-type="float" office:value="0.00047140452079077" calcext:value-type="float">
            <text:p>0.00047140452079077</text:p>
          </table:table-cell>
          <table:table-cell table:formula="of:=10^-3*[.L39]" office:value-type="float" office:value="0.00000047140452079077" calcext:value-type="float">
            <text:p>4.7140452079077E-07</text:p>
          </table:table-cell>
          <table:table-cell table:formula="of:=SQRT(([.M39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2])*([.E39]))^2+(([.F12]/[.J12]^2)*[.N39])^2)" office:value-type="float" office:value="0.337872567006415" calcext:value-type="float">
            <text:p>0.337872567006415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00005" calcext:value-type="float">
            <text:p>0.000005</text:p>
          </table:table-cell>
          <table:table-cell table:formula="of:=SQRT((2*[.A12]*[.Q39]*[.R39])^2+(([.Q39]^2)*[.P39])^2)" office:value-type="float" office:value="0.000040464421786957" calcext:value-type="float">
            <text:p>4.0464421786957E-05</text:p>
          </table:table-cell>
          <table:table-cell office:value-type="float" office:value="0.0185253033424319" calcext:value-type="float">
            <text:p>0.0185253033424319</text:p>
          </table:table-cell>
          <table:table-cell office:value-type="float" office:value="0.034" calcext:value-type="float">
            <text:p>0.034</text:p>
          </table:table-cell>
          <table:table-cell table:formula="of:=SQRT(((100/[.$Q$1])*[.S39])^2+(((100*[.T39])/[.$Q$1]^2)*[.U39])^2)" office:value-type="float" office:value="0.557485115640121" calcext:value-type="float">
            <text:p>0.557485115640121</text:p>
          </table:table-cell>
          <table:table-cell table:formula="of:=ABS([.L12]-[.K12])/2" office:value-type="float" office:value="0.100000000000001" calcext:value-type="float">
            <text:p>0.100000000000001</text:p>
          </table:table-cell>
          <table:table-cell table:formula="of:=SQRT(([.W39])^2+(0.1)^2)" office:value-type="float" office:value="0.141421356237311" calcext:value-type="float">
            <text:p>0.141421356237311</text:p>
          </table:table-cell>
          <table:table-cell table:number-columns-repeated="2"/>
          <table:table-cell table:style-name="ce18" office:value-type="float" office:value="6.63595942339596" calcext:value-type="float">
            <text:p>6.63595942339596</text:p>
          </table:table-cell>
          <table:table-cell table:style-name="ce18" office:value-type="float" office:value="0.671313886408495" calcext:value-type="float">
            <text:p>0.671313886408495</text:p>
          </table:table-cell>
          <table:table-cell table:style-name="ce18" office:value-type="float" office:value="281.1" calcext:value-type="float">
            <text:p>281.1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82060859464675" calcext:value-type="float">
            <text:p>4.82060859464675E-05</text:p>
          </table:table-cell>
          <table:table-cell table:style-name="ce18" office:value-type="float" office:value="0.022307958832618" calcext:value-type="float">
            <text:p>0.022307958832618</text:p>
          </table:table-cell>
          <table:table-cell table:style-name="ce18" office:value-type="float" office:value="0.546482011593953" calcext:value-type="float">
            <text:p>0.546482011593953</text:p>
          </table:table-cell>
          <table:table-cell table:style-name="ce18" office:value-type="float" office:value="0.00118875234417097" calcext:value-type="float">
            <text:p>0.001188752344170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M.MICROSOFT.STDEV.P([.C13:.E13])" office:value-type="float" office:value="0.00124721912892467" calcext:value-type="float">
            <text:p>0.00124721912892467</text:p>
          </table:table-cell>
          <table:table-cell/>
          <table:table-cell table:formula="of:=SQRT(([.C40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COM.MICROSOFT.STDEV.P([.G13:.I13])" office:value-type="float" office:value="0.000471404520791189" calcext:value-type="float">
            <text:p>0.000471404520791189</text:p>
          </table:table-cell>
          <table:table-cell table:formula="of:=10^-3*[.L40]" office:value-type="float" office:value="0.00000047140452079119" calcext:value-type="float">
            <text:p>4.71404520791189E-07</text:p>
          </table:table-cell>
          <table:table-cell table:formula="of:=SQRT(([.M40])^2+(0.000001)^2)" office:value-type="float" office:value="0.0000011055415967852" calcext:value-type="float">
            <text:p>1.1055415967852E-06</text:p>
          </table:table-cell>
          <table:table-cell/>
          <table:table-cell table:formula="of:=SQRT(((1/[.J13])*([.E40]))^2+(([.F13]/[.J13]^2)*[.N40])^2)" office:value-type="float" office:value="0.288711326108299" calcext:value-type="float">
            <text:p>0.28871132610829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0005" calcext:value-type="float">
            <text:p>0.000005</text:p>
          </table:table-cell>
          <table:table-cell table:formula="of:=SQRT((2*[.A13]*[.Q40]*[.R40])^2+(([.Q40]^2)*[.P40])^2)" office:value-type="float" office:value="0.0000408515818195081" calcext:value-type="float">
            <text:p>4.08515818195081E-05</text:p>
          </table:table-cell>
          <table:table-cell office:value-type="float" office:value="0.0187344278124516" calcext:value-type="float">
            <text:p>0.01873442781245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0])^2+(((100*[.T40])/[.$Q$1]^2)*[.U40])^2)" office:value-type="float" office:value="0.563777887195223" calcext:value-type="float">
            <text:p>0.563777887195223</text:p>
          </table:table-cell>
          <table:table-cell table:formula="of:=ABS([.L13]-[.K13])/2" office:value-type="float" office:value="0.300000000000001" calcext:value-type="float">
            <text:p>0.300000000000001</text:p>
          </table:table-cell>
          <table:table-cell table:formula="of:=SQRT(([.W40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46138204916871" calcext:value-type="float">
            <text:p>6.46138204916871</text:p>
          </table:table-cell>
          <table:table-cell table:style-name="ce18" office:value-type="float" office:value="0.653653037750135" calcext:value-type="float">
            <text:p>0.653653037750135</text:p>
          </table:table-cell>
          <table:table-cell table:style-name="ce18" office:value-type="float" office:value="282.4" calcext:value-type="float">
            <text:p>282.4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469269920148304" calcext:value-type="float">
            <text:p>4.69269920148304E-05</text:p>
          </table:table-cell>
          <table:table-cell table:style-name="ce18" office:value-type="float" office:value="0.0217210859135887" calcext:value-type="float">
            <text:p>0.0217210859135887</text:p>
          </table:table-cell>
          <table:table-cell table:style-name="ce18" office:value-type="float" office:value="0.53775212808946" calcext:value-type="float">
            <text:p>0.53775212808946</text:p>
          </table:table-cell>
          <table:table-cell table:style-name="ce18" office:value-type="float" office:value="0.00116553566036759" calcext:value-type="float">
            <text:p>0.001165535660367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M.MICROSOFT.STDEV.P([.C14:.E14])" office:value-type="float" office:value="0.000816496580927999" calcext:value-type="float">
            <text:p>0.000816496580927999</text:p>
          </table:table-cell>
          <table:table-cell/>
          <table:table-cell table:formula="of:=SQRT(([.C41])^2+(0.001)^2)" office:value-type="float" office:value="0.00129099444873598" calcext:value-type="float">
            <text:p>0.0012909944487359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M.MICROSOFT.STDEV.P([.G14:.I14])" office:value-type="float" office:value="0.000816496580927636" calcext:value-type="float">
            <text:p>0.000816496580927636</text:p>
          </table:table-cell>
          <table:table-cell table:formula="of:=10^-3*[.L41]" office:value-type="float" office:value="0.00000081649658092764" calcext:value-type="float">
            <text:p>8.16496580927636E-07</text:p>
          </table:table-cell>
          <table:table-cell table:formula="of:=SQRT(([.M41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4])*([.E41]))^2+(([.F14]/[.J14]^2)*[.N41])^2)" office:value-type="float" office:value="0.26587563413532" calcext:value-type="float">
            <text:p>0.26587563413532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0005" calcext:value-type="float">
            <text:p>0.000005</text:p>
          </table:table-cell>
          <table:table-cell table:formula="of:=SQRT((2*[.A14]*[.Q41]*[.R41])^2+(([.Q41]^2)*[.P41])^2)" office:value-type="float" office:value="0.0000419267379012466" calcext:value-type="float">
            <text:p>4.19267379012466E-05</text:p>
          </table:table-cell>
          <table:table-cell office:value-type="float" office:value="0.0195909344880916" calcext:value-type="float">
            <text:p>0.01959093448809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1])^2+(((100*[.T41])/[.$Q$1]^2)*[.U41])^2)" office:value-type="float" office:value="0.58954783395575" calcext:value-type="float">
            <text:p>0.58954783395575</text:p>
          </table:table-cell>
          <table:table-cell table:formula="of:=ABS([.L14]-[.K14])/2" office:value-type="float" office:value="0.300000000000001" calcext:value-type="float">
            <text:p>0.300000000000001</text:p>
          </table:table-cell>
          <table:table-cell table:formula="of:=SQRT(([.W41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5.93195166652558" calcext:value-type="float">
            <text:p>5.93195166652558</text:p>
          </table:table-cell>
          <table:table-cell table:style-name="ce18" office:value-type="float" office:value="0.600107161980828" calcext:value-type="float">
            <text:p>0.600107161980828</text:p>
          </table:table-cell>
          <table:table-cell table:style-name="ce18" office:value-type="float" office:value="284.15" calcext:value-type="float">
            <text:p>284.1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50683385572458" calcext:value-type="float">
            <text:p>4.50683385572458E-05</text:p>
          </table:table-cell>
          <table:table-cell table:style-name="ce18" office:value-type="float" office:value="0.0199413114413247" calcext:value-type="float">
            <text:p>0.0199413114413247</text:p>
          </table:table-cell>
          <table:table-cell table:style-name="ce18" office:value-type="float" office:value="0.497760093682357" calcext:value-type="float">
            <text:p>0.497760093682357</text:p>
          </table:table-cell>
          <table:table-cell table:style-name="ce18" office:value-type="float" office:value="0.00113201331124326" calcext:value-type="float">
            <text:p>0.0011320133112432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M.MICROSOFT.STDEV.P([.C15:.E15])" office:value-type="float" office:value="0.000816496580927636" calcext:value-type="float">
            <text:p>0.000816496580927636</text:p>
          </table:table-cell>
          <table:table-cell/>
          <table:table-cell table:formula="of:=SQRT(([.C42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M.MICROSOFT.STDEV.P([.G15:.I15])" office:value-type="float" office:value="0.000816496580927636" calcext:value-type="float">
            <text:p>0.000816496580927636</text:p>
          </table:table-cell>
          <table:table-cell table:formula="of:=10^-3*[.L42]" office:value-type="float" office:value="0.00000081649658092764" calcext:value-type="float">
            <text:p>8.16496580927636E-07</text:p>
          </table:table-cell>
          <table:table-cell table:formula="of:=SQRT(([.M42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5])*([.E42]))^2+(([.F15]/[.J15]^2)*[.N42])^2)" office:value-type="float" office:value="0.266725641725264" calcext:value-type="float">
            <text:p>0.266725641725264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0005" calcext:value-type="float">
            <text:p>0.000005</text:p>
          </table:table-cell>
          <table:table-cell table:formula="of:=SQRT((2*[.A15]*[.Q42]*[.R42])^2+(([.Q42]^2)*[.P42])^2)" office:value-type="float" office:value="0.0000422537937494023" calcext:value-type="float">
            <text:p>4.22537937494023E-05</text:p>
          </table:table-cell>
          <table:table-cell office:value-type="float" office:value="0.019781712899412" calcext:value-type="float">
            <text:p>0.01978171289941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2])^2+(((100*[.T42])/[.$Q$1]^2)*[.U42])^2)" office:value-type="float" office:value="0.595288396979267" calcext:value-type="float">
            <text:p>0.595288396979267</text:p>
          </table:table-cell>
          <table:table-cell table:formula="of:=ABS([.L15]-[.K15])/2" office:value-type="float" office:value="0.300000000000001" calcext:value-type="float">
            <text:p>0.300000000000001</text:p>
          </table:table-cell>
          <table:table-cell table:formula="of:=SQRT(([.W42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20189052939034" calcext:value-type="float">
            <text:p>6.20189052939034</text:p>
          </table:table-cell>
          <table:table-cell table:style-name="ce18" office:value-type="float" office:value="0.627406394734977" calcext:value-type="float">
            <text:p>0.627406394734977</text:p>
          </table:table-cell>
          <table:table-cell table:style-name="ce18" office:value-type="float" office:value="285.9" calcext:value-type="float">
            <text:p>285.9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57154049614211" calcext:value-type="float">
            <text:p>4.57154049614211E-05</text:p>
          </table:table-cell>
          <table:table-cell table:style-name="ce18" office:value-type="float" office:value="0.0208487589791864" calcext:value-type="float">
            <text:p>0.0208487589791864</text:p>
          </table:table-cell>
          <table:table-cell table:style-name="ce18" office:value-type="float" office:value="0.526322566510341" calcext:value-type="float">
            <text:p>0.526322566510341</text:p>
          </table:table-cell>
          <table:table-cell table:style-name="ce18" office:value-type="float" office:value="0.00115919176133108" calcext:value-type="float">
            <text:p>0.0011591917613310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M.MICROSOFT.STDEV.P([.C16:.E16])" office:value-type="float" office:value="0.000816496580927636" calcext:value-type="float">
            <text:p>0.000816496580927636</text:p>
          </table:table-cell>
          <table:table-cell/>
          <table:table-cell table:formula="of:=SQRT(([.C43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M.MICROSOFT.STDEV.P([.G16:.I16])" office:value-type="float" office:value="0.00047140452079077" calcext:value-type="float">
            <text:p>0.00047140452079077</text:p>
          </table:table-cell>
          <table:table-cell table:formula="of:=10^-3*[.L43]" office:value-type="float" office:value="0.00000047140452079077" calcext:value-type="float">
            <text:p>4.7140452079077E-07</text:p>
          </table:table-cell>
          <table:table-cell table:formula="of:=SQRT(([.M43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6])*([.E43]))^2+(([.F16]/[.J16]^2)*[.N43])^2)" office:value-type="float" office:value="0.251039196016416" calcext:value-type="float">
            <text:p>0.251039196016416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6]*[.Q43]*[.R43])^2+(([.Q43]^2)*[.P43])^2)" office:value-type="float" office:value="0.0000422760023839066" calcext:value-type="float">
            <text:p>4.22760023839066E-05</text:p>
          </table:table-cell>
          <table:table-cell office:value-type="float" office:value="0.0197303870690242" calcext:value-type="float">
            <text:p>0.019730387069024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3])^2+(((100*[.T43])/[.$Q$1]^2)*[.U43])^2)" office:value-type="float" office:value="0.593744685124338" calcext:value-type="float">
            <text:p>0.593744685124338</text:p>
          </table:table-cell>
          <table:table-cell table:formula="of:=ABS([.L16]-[.K16])/2" office:value-type="float" office:value="0.15" calcext:value-type="float">
            <text:p>0.15</text:p>
          </table:table-cell>
          <table:table-cell table:formula="of:=SQRT(([.W43])^2+(0.1)^2)" office:value-type="float" office:value="0.1802775637732" calcext:value-type="float">
            <text:p>0.1802775637732</text:p>
          </table:table-cell>
          <table:table-cell table:number-columns-repeated="2"/>
          <table:table-cell table:style-name="ce18" office:value-type="float" office:value="6.15975152987663" calcext:value-type="float">
            <text:p>6.15975152987663</text:p>
          </table:table-cell>
          <table:table-cell table:style-name="ce18" office:value-type="float" office:value="0.623143598561322" calcext:value-type="float">
            <text:p>0.623143598561322</text:p>
          </table:table-cell>
          <table:table-cell table:style-name="ce18" office:value-type="float" office:value="287.2" calcext:value-type="float">
            <text:p>287.2</text:p>
          </table:table-cell>
          <table:table-cell table:style-name="ce18" office:value-type="float" office:value="0.14142135623731" calcext:value-type="float">
            <text:p>0.14142135623731</text:p>
          </table:table-cell>
          <table:table-cell table:style-name="ce18" office:value-type="float" office:value="0.0000454268548559084" calcext:value-type="float">
            <text:p>4.54268548559084E-05</text:p>
          </table:table-cell>
          <table:table-cell table:style-name="ce18" office:value-type="float" office:value="0.020707101231388" calcext:value-type="float">
            <text:p>0.020707101231388</text:p>
          </table:table-cell>
          <table:table-cell table:style-name="ce18" office:value-type="float" office:value="0.526196922051169" calcext:value-type="float">
            <text:p>0.526196922051169</text:p>
          </table:table-cell>
          <table:table-cell table:style-name="ce18" office:value-type="float" office:value="0.00115953756977055" calcext:value-type="float">
            <text:p>0.0011595375697705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COM.MICROSOFT.STDEV.P([.C17:.E17])" office:value-type="float" office:value="0.00432049379893878" calcext:value-type="float">
            <text:p>0.00432049379893878</text:p>
          </table:table-cell>
          <table:table-cell/>
          <table:table-cell table:formula="of:=SQRT(([.C44])^2+(0.001)^2)" office:value-type="float" office:value="0.00443471156521689" calcext:value-type="float">
            <text:p>0.0044347115652168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M.MICROSOFT.STDEV.P([.G17:.I17])" office:value-type="float" office:value="0.00205480466765629" calcext:value-type="float">
            <text:p>0.00205480466765629</text:p>
          </table:table-cell>
          <table:table-cell table:formula="of:=10^-3*[.L44]" office:value-type="float" office:value="0.00000205480466765629" calcext:value-type="float">
            <text:p>2.05480466765629E-06</text:p>
          </table:table-cell>
          <table:table-cell table:formula="of:=SQRT(([.M44])^2+(0.000001)^2)" office:value-type="float" office:value="0.00000228521820013365" calcext:value-type="float">
            <text:p>2.28521820013365E-06</text:p>
          </table:table-cell>
          <table:table-cell/>
          <table:table-cell table:formula="of:=SQRT(((1/[.J17])*([.E44]))^2+(([.F17]/[.J17]^2)*[.N44])^2)" office:value-type="float" office:value="0.783220234449837" calcext:value-type="float">
            <text:p>0.783220234449837</text:p>
          </table:table-cell>
          <table:table-cell table:number-columns-repeated="2"/>
          <table:table-cell table:formula="of:=SQRT((2*[.A17]*[.Q44]*[.R44])^2+(([.Q44]^2)*[.P44])^2)" office:value-type="float" office:value="0" calcext:value-type="float">
            <text:p>0</text:p>
          </table:table-cell>
          <table:table-cell table:number-columns-repeated="2"/>
          <table:table-cell table:formula="of:=SQRT(((100/[.$Q$1])*[.S44])^2+(((100*[.T44])/[.$Q$1]^2)*[.U44])^2)" office:value-type="float" office:value="0" calcext:value-type="float">
            <text:p>0</text:p>
          </table:table-cell>
          <table:table-cell table:number-columns-repeated="4"/>
          <table:table-cell table:style-name="ce18" office:value-type="float" office:value="6.00917126496751" calcext:value-type="float">
            <text:p>6.00917126496751</text:p>
          </table:table-cell>
          <table:table-cell table:style-name="ce18" office:value-type="float" office:value="0.607914298323198" calcext:value-type="float">
            <text:p>0.607914298323198</text:p>
          </table:table-cell>
          <table:table-cell table:style-name="ce18" office:value-type="float" office:value="288.65" calcext:value-type="float">
            <text:p>288.6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49267917260019" calcext:value-type="float">
            <text:p>4.49267917260019E-05</text:p>
          </table:table-cell>
          <table:table-cell table:style-name="ce18" office:value-type="float" office:value="0.0202008988669259" calcext:value-type="float">
            <text:p>0.0202008988669259</text:p>
          </table:table-cell>
          <table:table-cell table:style-name="ce18" office:value-type="float" office:value="0.516249840215526" calcext:value-type="float">
            <text:p>0.516249840215526</text:p>
          </table:table-cell>
          <table:table-cell table:style-name="ce18" office:value-type="float" office:value="0.00115590534012576" calcext:value-type="float">
            <text:p>0.001155905340125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M.MICROSOFT.STDEV.P([.C18:.E18])" office:value-type="float" office:value="0.00124721912892467" calcext:value-type="float">
            <text:p>0.00124721912892467</text:p>
          </table:table-cell>
          <table:table-cell/>
          <table:table-cell table:formula="of:=SQRT(([.C45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M.MICROSOFT.STDEV.P([.G18:.I18])" office:value-type="float" office:value="0.00374165738677369" calcext:value-type="float">
            <text:p>0.00374165738677369</text:p>
          </table:table-cell>
          <table:table-cell table:formula="of:=10^-3*[.L45]" office:value-type="float" office:value="0.00000374165738677369" calcext:value-type="float">
            <text:p>3.74165738677369E-06</text:p>
          </table:table-cell>
          <table:table-cell table:formula="of:=SQRT(([.M45])^2+(0.000001)^2)" office:value-type="float" office:value="0.00000387298334620717" calcext:value-type="float">
            <text:p>3.87298334620717E-06</text:p>
          </table:table-cell>
          <table:table-cell/>
          <table:table-cell table:formula="of:=SQRT(((1/[.J18])*([.E45]))^2+(([.F18]/[.J18]^2)*[.N45])^2)" office:value-type="float" office:value="0.661876371556992" calcext:value-type="float">
            <text:p>0.66187637155699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0005" calcext:value-type="float">
            <text:p>0.000005</text:p>
          </table:table-cell>
          <table:table-cell table:formula="of:=SQRT((2*[.A18]*[.Q45]*[.R45])^2+(([.Q45]^2)*[.P45])^2)" office:value-type="float" office:value="0.0000492973589976099" calcext:value-type="float">
            <text:p>4.92973589976099E-05</text:p>
          </table:table-cell>
          <table:table-cell office:value-type="float" office:value="0.022012827968448" calcext:value-type="float">
            <text:p>0.02201282796844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5])^2+(((100*[.T45])/[.$Q$1]^2)*[.U45])^2)" office:value-type="float" office:value="0.66244369322136" calcext:value-type="float">
            <text:p>0.6624436932213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W45])^2+(0.1)^2)" office:value-type="float" office:value="0.559016994374947" calcext:value-type="float">
            <text:p>0.55901699437494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COM.MICROSOFT.STDEV.P([.C19:.E19])" office:value-type="float" office:value="0.00124721912892435" calcext:value-type="float">
            <text:p>0.00124721912892435</text:p>
          </table:table-cell>
          <table:table-cell/>
          <table:table-cell table:formula="of:=SQRT(([.C46])^2+(0.001)^2)" office:value-type="float" office:value="0.00159861050777068" calcext:value-type="float">
            <text:p>0.0015986105077706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M.MICROSOFT.STDEV.P([.G19:.I19])" office:value-type="float" office:value="0.00169967317119776" calcext:value-type="float">
            <text:p>0.00169967317119776</text:p>
          </table:table-cell>
          <table:table-cell table:formula="of:=10^-3*[.L46]" office:value-type="float" office:value="0.00000169967317119776" calcext:value-type="float">
            <text:p>1.69967317119776E-06</text:p>
          </table:table-cell>
          <table:table-cell table:formula="of:=SQRT(([.M46])^2+(0.000001)^2)" office:value-type="float" office:value="0.00000197202659436668" calcext:value-type="float">
            <text:p>1.97202659436668E-06</text:p>
          </table:table-cell>
          <table:table-cell/>
          <table:table-cell table:formula="of:=SQRT(((1/[.J19])*([.E46]))^2+(([.F19]/[.J19]^2)*[.N46])^2)" office:value-type="float" office:value="0.400156858498901" calcext:value-type="float">
            <text:p>0.400156858498901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9]*[.Q46]*[.R46])^2+(([.Q46]^2)*[.P46])^2)" office:value-type="float" office:value="0.0000482060859464675" calcext:value-type="float">
            <text:p>4.82060859464675E-05</text:p>
          </table:table-cell>
          <table:table-cell office:value-type="float" office:value="0.022307958832618" calcext:value-type="float">
            <text:p>0.02230795883261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6])^2+(((100*[.T46])/[.$Q$1]^2)*[.U46])^2)" office:value-type="float" office:value="0.671313886408495" calcext:value-type="float">
            <text:p>0.671313886408495</text:p>
          </table:table-cell>
          <table:table-cell table:formula="of:=ABS([.L19]-[.K19])/2" office:value-type="float" office:value="0.2" calcext:value-type="float">
            <text:p>0.2</text:p>
          </table:table-cell>
          <table:table-cell table:formula="of:=SQRT(([.W46])^2+(0.1)^2)" office:value-type="float" office:value="0.223606797749979" calcext:value-type="float">
            <text:p>0.2236067977499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COM.MICROSOFT.STDEV.P([.C20:.E20])" office:value-type="float" office:value="0.00047140452079077" calcext:value-type="float">
            <text:p>0.00047140452079077</text:p>
          </table:table-cell>
          <table:table-cell/>
          <table:table-cell table:formula="of:=SQRT(([.C47])^2+(0.001)^2)" office:value-type="float" office:value="0.00110554159678502" calcext:value-type="float">
            <text:p>0.0011055415967850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M.MICROSOFT.STDEV.P([.G20:.I20])" office:value-type="float" office:value="0.000471404520791189" calcext:value-type="float">
            <text:p>0.000471404520791189</text:p>
          </table:table-cell>
          <table:table-cell table:formula="of:=10^-3*[.L47]" office:value-type="float" office:value="0.00000047140452079119" calcext:value-type="float">
            <text:p>4.71404520791189E-07</text:p>
          </table:table-cell>
          <table:table-cell table:formula="of:=SQRT(([.M47])^2+(0.000001)^2)" office:value-type="float" office:value="0.0000011055415967852" calcext:value-type="float">
            <text:p>1.1055415967852E-06</text:p>
          </table:table-cell>
          <table:table-cell/>
          <table:table-cell table:formula="of:=SQRT(((1/[.J20])*([.E47]))^2+(([.F20]/[.J20]^2)*[.N47])^2)" office:value-type="float" office:value="0.246170807824753" calcext:value-type="float">
            <text:p>0.246170807824753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0005" calcext:value-type="float">
            <text:p>0.000005</text:p>
          </table:table-cell>
          <table:table-cell table:formula="of:=SQRT((2*[.A20]*[.Q47]*[.R47])^2+(([.Q47]^2)*[.P47])^2)" office:value-type="float" office:value="0.0000469269920148304" calcext:value-type="float">
            <text:p>4.69269920148304E-05</text:p>
          </table:table-cell>
          <table:table-cell office:value-type="float" office:value="0.0217210859135887" calcext:value-type="float">
            <text:p>0.021721085913588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7])^2+(((100*[.T47])/[.$Q$1]^2)*[.U47])^2)" office:value-type="float" office:value="0.653653037750135" calcext:value-type="float">
            <text:p>0.653653037750135</text:p>
          </table:table-cell>
          <table:table-cell table:formula="of:=ABS([.L20]-[.K20])/2" office:value-type="float" office:value="0.0999999999999996" calcext:value-type="float">
            <text:p>0.0999999999999996</text:p>
          </table:table-cell>
          <table:table-cell table:formula="of:=SQRT(([.W47])^2+(0.1)^2)" office:value-type="float" office:value="0.141421356237309" calcext:value-type="float">
            <text:p>0.14142135623730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COM.MICROSOFT.STDEV.P([.C21:.E21])" office:value-type="float" office:value="0.00124721912892467" calcext:value-type="float">
            <text:p>0.00124721912892467</text:p>
          </table:table-cell>
          <table:table-cell/>
          <table:table-cell table:formula="of:=SQRT(([.C48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M.MICROSOFT.STDEV.P([.G21:.I21])" office:value-type="float" office:value="0.00124721912892467" calcext:value-type="float">
            <text:p>0.00124721912892467</text:p>
          </table:table-cell>
          <table:table-cell table:formula="of:=10^-3*[.L48]" office:value-type="float" office:value="0.00000124721912892467" calcext:value-type="float">
            <text:p>1.24721912892467E-06</text:p>
          </table:table-cell>
          <table:table-cell table:formula="of:=SQRT(([.M48])^2+(0.000001)^2)" office:value-type="float" office:value="0.00000159861050777092" calcext:value-type="float">
            <text:p>1.59861050777092E-06</text:p>
          </table:table-cell>
          <table:table-cell/>
          <table:table-cell table:formula="of:=SQRT(((1/[.J21])*([.E48]))^2+(([.F21]/[.J21]^2)*[.N48])^2)" office:value-type="float" office:value="0.354731566505015" calcext:value-type="float">
            <text:p>0.35473156650501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005" calcext:value-type="float">
            <text:p>0.000005</text:p>
          </table:table-cell>
          <table:table-cell table:formula="of:=SQRT((2*[.A21]*[.Q48]*[.R48])^2+(([.Q48]^2)*[.P48])^2)" office:value-type="float" office:value="0.0000450683385572458" calcext:value-type="float">
            <text:p>4.50683385572458E-05</text:p>
          </table:table-cell>
          <table:table-cell office:value-type="float" office:value="0.0199413114413247" calcext:value-type="float">
            <text:p>0.019941311441324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8])^2+(((100*[.T48])/[.$Q$1]^2)*[.U48])^2)" office:value-type="float" office:value="0.600107161980828" calcext:value-type="float">
            <text:p>0.600107161980828</text:p>
          </table:table-cell>
          <table:table-cell table:formula="of:=ABS([.L21]-[.K21])/2" office:value-type="float" office:value="0.0499999999999998" calcext:value-type="float">
            <text:p>0.0499999999999998</text:p>
          </table:table-cell>
          <table:table-cell table:formula="of:=SQRT(([.W48])^2+(0.1)^2)" office:value-type="float" office:value="0.111803398874989" calcext:value-type="float">
            <text:p>0.11180339887498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STDEV.P([.G22:.I22])" office:value-type="float" office:value="0.000816496580927636" calcext:value-type="float">
            <text:p>0.000816496580927636</text:p>
          </table:table-cell>
          <table:table-cell table:formula="of:=10^-3*[.L49]" office:value-type="float" office:value="0.00000081649658092764" calcext:value-type="float">
            <text:p>8.16496580927636E-07</text:p>
          </table:table-cell>
          <table:table-cell table:formula="of:=SQRT(([.M49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2])*([.E49]))^2+(([.F22]/[.J22]^2)*[.N49])^2)" office:value-type="float" office:value="0.285710541890403" calcext:value-type="float">
            <text:p>0.285710541890403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0005" calcext:value-type="float">
            <text:p>0.000005</text:p>
          </table:table-cell>
          <table:table-cell table:formula="of:=SQRT((2*[.A22]*[.Q49]*[.R49])^2+(([.Q49]^2)*[.P49])^2)" office:value-type="float" office:value="0.0000457154049614211" calcext:value-type="float">
            <text:p>4.57154049614211E-05</text:p>
          </table:table-cell>
          <table:table-cell office:value-type="float" office:value="0.0208487589791864" calcext:value-type="float">
            <text:p>0.0208487589791864</text:p>
          </table:table-cell>
          <table:table-cell office:value-type="float" office:value="0.034" calcext:value-type="float">
            <text:p>0.034</text:p>
          </table:table-cell>
          <table:table-cell table:formula="of:=SQRT(((100/[.$Q$1])*[.S49])^2+(((100*[.T49])/[.$Q$1]^2)*[.U49])^2)" office:value-type="float" office:value="0.627406394734977" calcext:value-type="float">
            <text:p>0.627406394734977</text:p>
          </table:table-cell>
          <table:table-cell table:formula="of:=ABS([.L22]-[.K22])/2" office:value-type="float" office:value="0.2" calcext:value-type="float">
            <text:p>0.2</text:p>
          </table:table-cell>
          <table:table-cell table:formula="of:=SQRT(([.W49])^2+(0.1)^2)" office:value-type="float" office:value="0.223606797749979" calcext:value-type="float">
            <text:p>0.2236067977499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COM.MICROSOFT.STDEV.P([.C23:.E23])" office:value-type="float" office:value="0.000816496580927636" calcext:value-type="float">
            <text:p>0.000816496580927636</text:p>
          </table:table-cell>
          <table:table-cell/>
          <table:table-cell table:formula="of:=SQRT(([.C50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STDEV.P([.G23:.I23])" office:value-type="float" office:value="0.000816496580927636" calcext:value-type="float">
            <text:p>0.000816496580927636</text:p>
          </table:table-cell>
          <table:table-cell table:formula="of:=10^-3*[.L50]" office:value-type="float" office:value="0.00000081649658092764" calcext:value-type="float">
            <text:p>8.16496580927636E-07</text:p>
          </table:table-cell>
          <table:table-cell table:formula="of:=SQRT(([.M50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3])*([.E50]))^2+(([.F23]/[.J23]^2)*[.N50])^2)" office:value-type="float" office:value="0.284967385030039" calcext:value-type="float">
            <text:p>0.284967385030039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0005" calcext:value-type="float">
            <text:p>0.000005</text:p>
          </table:table-cell>
          <table:table-cell table:formula="of:=SQRT((2*[.A23]*[.Q50]*[.R50])^2+(([.Q50]^2)*[.P50])^2)" office:value-type="float" office:value="0.0000454268548559084" calcext:value-type="float">
            <text:p>4.54268548559084E-05</text:p>
          </table:table-cell>
          <table:table-cell office:value-type="float" office:value="0.020707101231388" calcext:value-type="float">
            <text:p>0.020707101231388</text:p>
          </table:table-cell>
          <table:table-cell office:value-type="float" office:value="0.034" calcext:value-type="float">
            <text:p>0.034</text:p>
          </table:table-cell>
          <table:table-cell table:formula="of:=SQRT(((100/[.$Q$1])*[.S50])^2+(((100*[.T50])/[.$Q$1]^2)*[.U50])^2)" office:value-type="float" office:value="0.623143598561322" calcext:value-type="float">
            <text:p>0.623143598561322</text:p>
          </table:table-cell>
          <table:table-cell table:formula="of:=ABS([.L23]-[.K23])/2" office:value-type="float" office:value="0.100000000000001" calcext:value-type="float">
            <text:p>0.100000000000001</text:p>
          </table:table-cell>
          <table:table-cell table:formula="of:=SQRT(([.W50])^2+(0.1)^2)" office:value-type="float" office:value="0.14142135623731" calcext:value-type="float">
            <text:p>0.1414213562373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COM.MICROSOFT.STDEV.P([.C24:.E24])" office:value-type="float" office:value="0.00124721912892467" calcext:value-type="float">
            <text:p>0.00124721912892467</text:p>
          </table:table-cell>
          <table:table-cell/>
          <table:table-cell table:formula="of:=SQRT(([.C51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STDEV.P([.G24:.I24])" office:value-type="float" office:value="0.00124721912892475" calcext:value-type="float">
            <text:p>0.00124721912892475</text:p>
          </table:table-cell>
          <table:table-cell table:formula="of:=10^-3*[.L51]" office:value-type="float" office:value="0.00000124721912892475" calcext:value-type="float">
            <text:p>1.24721912892475E-06</text:p>
          </table:table-cell>
          <table:table-cell table:formula="of:=SQRT(([.M51])^2+(0.000001)^2)" office:value-type="float" office:value="0.00000159861050777098" calcext:value-type="float">
            <text:p>1.59861050777098E-06</text:p>
          </table:table-cell>
          <table:table-cell/>
          <table:table-cell table:formula="of:=SQRT(((1/[.J24])*([.E51]))^2+(([.F24]/[.J24]^2)*[.N51])^2)" office:value-type="float" office:value="0.351639476109143" calcext:value-type="float">
            <text:p>0.351639476109143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0005" calcext:value-type="float">
            <text:p>0.000005</text:p>
          </table:table-cell>
          <table:table-cell table:formula="of:=SQRT((2*[.A24]*[.Q51]*[.R51])^2+(([.Q51]^2)*[.P51])^2)" office:value-type="float" office:value="0.0000449267917260019" calcext:value-type="float">
            <text:p>4.49267917260019E-05</text:p>
          </table:table-cell>
          <table:table-cell office:value-type="float" office:value="0.0202008988669259" calcext:value-type="float">
            <text:p>0.0202008988669259</text:p>
          </table:table-cell>
          <table:table-cell office:value-type="float" office:value="0.034" calcext:value-type="float">
            <text:p>0.034</text:p>
          </table:table-cell>
          <table:table-cell table:formula="of:=SQRT(((100/[.$Q$1])*[.S51])^2+(((100*[.T51])/[.$Q$1]^2)*[.U51])^2)" office:value-type="float" office:value="0.607914298323198" calcext:value-type="float">
            <text:p>0.607914298323198</text:p>
          </table:table-cell>
          <table:table-cell table:formula="of:=ABS([.L24]-[.K24])/2" office:value-type="float" office:value="0.0499999999999989" calcext:value-type="float">
            <text:p>0.0499999999999989</text:p>
          </table:table-cell>
          <table:table-cell table:formula="of:=SQRT(([.W51])^2+(0.1)^2)" office:value-type="float" office:value="0.111803398874989" calcext:value-type="float">
            <text:p>0.111803398874989</text:p>
          </table:table-cell>
          <table:table-cell table:number-columns-repeated="99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er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1]/([.J4])/[.F4]" office:value-type="float" office:value="0.458728428205141" calcext:value-type="float">
            <text:p>0.458728428205141</text:p>
          </table:table-cell>
          <table:table-cell/>
          <table:table-cell table:formula="of:=SQRT(([.S31]/[.F4]/([.J4]))^2 +([.T31]/([.F4]^2*([.J4]))*[.E31])^2 + ([.T31]/([.F4]*([.J4])^2)*[.I31])^2)" office:value-type="float" office:value="0.00192122412189576" calcext:value-type="float">
            <text:p>0.001921224121895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2]/([.J5])/[.F5]" office:value-type="float" office:value="0.483380566879449" calcext:value-type="float">
            <text:p>0.483380566879449</text:p>
          </table:table-cell>
          <table:table-cell/>
          <table:table-cell table:formula="of:=SQRT(([.S32]/[.F5]/([.J5]))^2 +([.T32]/([.F5]^2*([.J5]))*[.E32])^2 + ([.T32]/([.F5]*([.J5])^2)*[.I32])^2)" office:value-type="float" office:value="0.00491996775403997" calcext:value-type="float">
            <text:p>0.00491996775403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3]/([.J6])/[.F6]" office:value-type="float" office:value="0.502404205774682" calcext:value-type="float">
            <text:p>0.502404205774682</text:p>
          </table:table-cell>
          <table:table-cell/>
          <table:table-cell table:formula="of:=SQRT(([.S33]/[.F6]/([.J6]))^2 +([.T33]/([.F6]^2*([.J6]))*[.E33])^2 + ([.T33]/([.F6]*([.J6])^2)*[.I33])^2)" office:value-type="float" office:value="0.00118765994386474" calcext:value-type="float">
            <text:p>0.001187659943864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4]/([.J7])/[.F7]" office:value-type="float" office:value="0.496064200222863" calcext:value-type="float">
            <text:p>0.496064200222863</text:p>
          </table:table-cell>
          <table:table-cell/>
          <table:table-cell table:formula="of:=SQRT(([.S34]/[.F7]/([.J7]))^2 +([.T34]/([.F7]^2*([.J7]))*[.E34])^2 + ([.T34]/([.F7]*([.J7])^2)*[.I34])^2)" office:value-type="float" office:value="0.00445131051840153" calcext:value-type="float">
            <text:p>0.004451310518401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5]/([.J8])/[.F8]" office:value-type="float" office:value="0.504905363081434" calcext:value-type="float">
            <text:p>0.504905363081434</text:p>
          </table:table-cell>
          <table:table-cell/>
          <table:table-cell table:formula="of:=SQRT(([.S35]/[.F8]/([.J8]))^2 +([.T35]/([.F8]^2*([.J8]))*[.E35])^2 + ([.T35]/([.F8]*([.J8])^2)*[.I35])^2)" office:value-type="float" office:value="0.00118007721995046" calcext:value-type="float">
            <text:p>0.001180077219950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6]/([.J9])/[.F9]" office:value-type="float" office:value="0.511235689853273" calcext:value-type="float">
            <text:p>0.511235689853273</text:p>
          </table:table-cell>
          <table:table-cell/>
          <table:table-cell table:formula="of:=SQRT(([.S36]/[.F9]/([.J9]))^2 +([.T36]/([.F9]^2*([.J9]))*[.E36])^2 + ([.T36]/([.F9]*([.J9])^2)*[.I36])^2)" office:value-type="float" office:value="0.00237371971502069" calcext:value-type="float">
            <text:p>0.002373719715020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7]/([.J10])/[.F10]" office:value-type="float" office:value="0.513475876690518" calcext:value-type="float">
            <text:p>0.513475876690518</text:p>
          </table:table-cell>
          <table:table-cell/>
          <table:table-cell table:formula="of:=SQRT(([.S37]/[.F10]/([.J10]))^2 +([.T37]/([.F10]^2*([.J10]))*[.E37])^2 + ([.T37]/([.F10]*([.J10])^2)*[.I37])^2)" office:value-type="float" office:value="0.00115371792661315" calcext:value-type="float">
            <text:p>0.001153717926613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8]/([.J11])/[.F11]" office:value-type="float" office:value="0.497640447263316" calcext:value-type="float">
            <text:p>0.497640447263316</text:p>
          </table:table-cell>
          <table:table-cell/>
          <table:table-cell table:formula="of:=SQRT(([.S38]/[.F11]/([.J11]))^2 +([.T38]/([.F11]^2*([.J11]))*[.E38])^2 + ([.T38]/([.F11]*([.J11])^2)*[.I38])^2)" office:value-type="float" office:value="0.00121179848543155" calcext:value-type="float">
            <text:p>0.001211798485431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39]/([.J12])/[.F12]" office:value-type="float" office:value="0.517270389944866" calcext:value-type="float">
            <text:p>0.517270389944866</text:p>
          </table:table-cell>
          <table:table-cell/>
          <table:table-cell table:formula="of:=SQRT(([.S39]/[.F12]/([.J12]))^2 +([.T39]/([.F12]^2*([.J12]))*[.E39])^2 + ([.T39]/([.F12]*([.J12])^2)*[.I39])^2)" office:value-type="float" office:value="0.00114480324149993" calcext:value-type="float">
            <text:p>0.00114480324149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0]/([.J13])/[.F13]" office:value-type="float" office:value="0.51553392546171" calcext:value-type="float">
            <text:p>0.51553392546171</text:p>
          </table:table-cell>
          <table:table-cell/>
          <table:table-cell table:formula="of:=SQRT(([.S40]/[.F13]/([.J13]))^2 +([.T40]/([.F13]^2*([.J13]))*[.E40])^2 + ([.T40]/([.F13]*([.J13])^2)*[.I40])^2)" office:value-type="float" office:value="0.0011336668148807" calcext:value-type="float">
            <text:p>0.00113366681488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1]/([.J14])/[.F14]" office:value-type="float" office:value="0.532859357409656" calcext:value-type="float">
            <text:p>0.532859357409656</text:p>
          </table:table-cell>
          <table:table-cell/>
          <table:table-cell table:formula="of:=SQRT(([.S41]/[.F14]/([.J14]))^2 +([.T41]/([.F14]^2*([.J14]))*[.E41])^2 + ([.T41]/([.F14]*([.J14])^2)*[.I41])^2)" office:value-type="float" office:value="0.00114677695592811" calcext:value-type="float">
            <text:p>0.001146776955928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2]/([.J15])/[.F15]" office:value-type="float" office:value="0.535555792160077" calcext:value-type="float">
            <text:p>0.535555792160077</text:p>
          </table:table-cell>
          <table:table-cell/>
          <table:table-cell table:formula="of:=SQRT(([.S42]/[.F15]/([.J15]))^2 +([.T42]/([.F15]^2*([.J15]))*[.E42])^2 + ([.T42]/([.F15]*([.J15])^2)*[.I42])^2)" office:value-type="float" office:value="0.00115032583654322" calcext:value-type="float">
            <text:p>0.001150325836543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3]/([.J16])/[.F16]" office:value-type="float" office:value="0.5300986908787" calcext:value-type="float">
            <text:p>0.5300986908787</text:p>
          </table:table-cell>
          <table:table-cell/>
          <table:table-cell table:formula="of:=SQRT(([.S43]/[.F16]/([.J16]))^2 +([.T43]/([.F16]^2*([.J16]))*[.E43])^2 + ([.T43]/([.F16]*([.J16])^2)*[.I43])^2)" office:value-type="float" office:value="0.00114204015956042" calcext:value-type="float">
            <text:p>0.001142040159560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4]/([.J17])/[.F17]" office:value-type="float" office:value="0" calcext:value-type="float">
            <text:p>0</text:p>
          </table:table-cell>
          <table:table-cell/>
          <table:table-cell table:formula="of:=SQRT(([.S44]/[.F17]/([.J17]))^2 +([.T44]/([.F17]^2*([.J17]))*[.E44])^2 + ([.T44]/([.F17]*([.J17])^2)*[.I44])^2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5]/([.J18])/[.F18]" office:value-type="float" office:value="0.53561936697895" calcext:value-type="float">
            <text:p>0.53561936697895</text:p>
          </table:table-cell>
          <table:table-cell/>
          <table:table-cell table:formula="of:=SQRT(([.S45]/[.F18]/([.J18]))^2 +([.T45]/([.F18]^2*([.J18]))*[.E45])^2 + ([.T45]/([.F18]*([.J18])^2)*[.I45])^2)" office:value-type="float" office:value="0.00120685529647506" calcext:value-type="float">
            <text:p>0.001206855296475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6]/([.J19])/[.F19]" office:value-type="float" office:value="0.546482011593953" calcext:value-type="float">
            <text:p>0.546482011593953</text:p>
          </table:table-cell>
          <table:table-cell/>
          <table:table-cell table:formula="of:=SQRT(([.S46]/[.F19]/([.J19]))^2 +([.T46]/([.F19]^2*([.J19]))*[.E46])^2 + ([.T46]/([.F19]*([.J19])^2)*[.I46])^2)" office:value-type="float" office:value="0.00118875234417097" calcext:value-type="float">
            <text:p>0.001188752344170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7]/([.J20])/[.F20]" office:value-type="float" office:value="0.53775212808946" calcext:value-type="float">
            <text:p>0.53775212808946</text:p>
          </table:table-cell>
          <table:table-cell/>
          <table:table-cell table:formula="of:=SQRT(([.S47]/[.F20]/([.J20]))^2 +([.T47]/([.F20]^2*([.J20]))*[.E47])^2 + ([.T47]/([.F20]*([.J20])^2)*[.I47])^2)" office:value-type="float" office:value="0.00116553566036759" calcext:value-type="float">
            <text:p>0.001165535660367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8]/([.J21])/[.F21]" office:value-type="float" office:value="0.497760093682357" calcext:value-type="float">
            <text:p>0.497760093682357</text:p>
          </table:table-cell>
          <table:table-cell/>
          <table:table-cell table:formula="of:=SQRT(([.S48]/[.F21]/([.J21]))^2 +([.T48]/([.F21]^2*([.J21]))*[.E48])^2 + ([.T48]/([.F21]*([.J21])^2)*[.I48])^2)" office:value-type="float" office:value="0.00113201331124326" calcext:value-type="float">
            <text:p>0.001132013311243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49]/([.J22])/[.F22]" office:value-type="float" office:value="0.526322566510341" calcext:value-type="float">
            <text:p>0.526322566510341</text:p>
          </table:table-cell>
          <table:table-cell/>
          <table:table-cell table:formula="of:=SQRT(([.S49]/[.F22]/([.J22]))^2 +([.T49]/([.F22]^2*([.J22]))*[.E49])^2 + ([.T49]/([.F22]*([.J22])^2)*[.I49])^2)" office:value-type="float" office:value="0.00115919176133108" calcext:value-type="float">
            <text:p>0.001159191761331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50]/([.J23])/[.F23]" office:value-type="float" office:value="0.526196922051169" calcext:value-type="float">
            <text:p>0.526196922051169</text:p>
          </table:table-cell>
          <table:table-cell/>
          <table:table-cell table:formula="of:=SQRT(([.S50]/[.F23]/([.J23]))^2 +([.T50]/([.F23]^2*([.J23]))*[.E50])^2 + ([.T50]/([.F23]*([.J23])^2)*[.I50])^2)" office:value-type="float" office:value="0.00115953756977055" calcext:value-type="float">
            <text:p>0.001159537569770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T51]/([.J24])/[.F24]" office:value-type="float" office:value="0.516249840215526" calcext:value-type="float">
            <text:p>0.516249840215526</text:p>
          </table:table-cell>
          <table:table-cell/>
          <table:table-cell table:formula="of:=SQRT(([.S51]/[.F24]/([.J24]))^2 +([.T51]/([.F24]^2*([.J24]))*[.E51])^2 + ([.T51]/([.F24]*([.J24])^2)*[.I51])^2)" office:value-type="float" office:value="0.00115590534012576" calcext:value-type="float">
            <text:p>0.00115590534012576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raft2" table:style-name="ta7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Organic cell maybe??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 table:number-columns-repeated="1010"/>
        </table:table-row>
        <table:table-row table:style-name="ro1">
          <table:table-cell table:style-name="ce4" table:formula="of:=[.F4]/[.J4]" office:value-type="string" office:string-value="" calcext:value-type="error">
            <text:p>#DIV/0!</text:p>
          </table:table-cell>
          <table:table-cell table:number-columns-repeated="4"/>
          <table:table-cell table:formula="of:=AVERAGE([.C4:.E4])" office:value-type="string" office:string-value="" calcext:value-type="error">
            <text:p>#DIV/0!</text:p>
          </table:table-cell>
          <table:table-cell table:number-columns-repeated="3"/>
          <table:table-cell table:formula="of:=10^(-3)*SUM([.G4:.I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4:.L4])" office:value-type="string" office:string-value="" calcext:value-type="error">
            <text:p>#DIV/0!</text:p>
          </table:table-cell>
          <table:table-cell table:formula="of:=272+[.M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table:formula="of:=[.F5]/[.J5]" office:value-type="string" office:string-value="" calcext:value-type="error">
            <text:p>#DIV/0!</text:p>
          </table:table-cell>
          <table:table-cell table:number-columns-repeated="4"/>
          <table:table-cell table:formula="of:=AVERAGE([.C5:.E5])" office:value-type="string" office:string-value="" calcext:value-type="error">
            <text:p>#DIV/0!</text:p>
          </table:table-cell>
          <table:table-cell table:number-columns-repeated="3"/>
          <table:table-cell table:formula="of:=10^(-3)*SUM([.G5:.I5])/3" office:value-type="float" office:value="0" calcext:value-type="float">
            <text:p>0</text:p>
          </table:table-cell>
          <table:table-cell table:number-columns-repeated="2"/>
          <table:table-cell table:style-name="ce5" table:formula="of:=AVERAGE([.K5:.L5])" office:value-type="string" office:string-value="" calcext:value-type="error">
            <text:p>#DIV/0!</text:p>
          </table:table-cell>
          <table:table-cell table:formula="of:=272+[.M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6]/[.J6]" office:value-type="string" office:string-value="" calcext:value-type="error">
            <text:p>#DIV/0!</text:p>
          </table:table-cell>
          <table:table-cell table:number-columns-repeated="4"/>
          <table:table-cell table:formula="of:=AVERAGE([.C6:.E6])" office:value-type="string" office:string-value="" calcext:value-type="error">
            <text:p>#DIV/0!</text:p>
          </table:table-cell>
          <table:table-cell table:number-columns-repeated="3"/>
          <table:table-cell table:formula="of:=10^(-3)*SUM([.G6:.I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6:.L6])" office:value-type="string" office:string-value="" calcext:value-type="error">
            <text:p>#DIV/0!</text:p>
          </table:table-cell>
          <table:table-cell table:formula="of:=272+[.M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9" table:formula="of:=[.F7]/[.J7]" office:value-type="string" office:string-value="" calcext:value-type="error">
            <text:p>#DIV/0!</text:p>
          </table:table-cell>
          <table:table-cell table:number-columns-repeated="4"/>
          <table:table-cell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10^(-3)*SUM([.G7:.I7])/3" office:value-type="float" office:value="0" calcext:value-type="float">
            <text:p>0</text:p>
          </table:table-cell>
          <table:table-cell table:number-columns-repeated="2"/>
          <table:table-cell table:style-name="ce19" table:formula="of:=AVERAGE([.K7:.L7])" office:value-type="string" office:string-value="" calcext:value-type="error">
            <text:p>#DIV/0!</text:p>
          </table:table-cell>
          <table:table-cell table:formula="of:=272+[.M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8]/[.J8]" office:value-type="string" office:string-value="" calcext:value-type="error">
            <text:p>#DIV/0!</text:p>
          </table:table-cell>
          <table:table-cell table:number-columns-repeated="4"/>
          <table:table-cell table:formula="of:=AVERAGE([.C8:.E8])" office:value-type="string" office:string-value="" calcext:value-type="error">
            <text:p>#DIV/0!</text:p>
          </table:table-cell>
          <table:table-cell table:style-name="ce17"/>
          <table:table-cell table:number-columns-repeated="2"/>
          <table:table-cell table:formula="of:=10^(-3)*SUM([.G8:.I8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8:.L8])" office:value-type="string" office:string-value="" calcext:value-type="error">
            <text:p>#DIV/0!</text:p>
          </table:table-cell>
          <table:table-cell table:formula="of:=272+[.M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table:formula="of:=[.F9]/[.J9]" office:value-type="string" office:string-value="" calcext:value-type="error">
            <text:p>#DIV/0!</text:p>
          </table:table-cell>
          <table:table-cell table:number-columns-repeated="4"/>
          <table:table-cell table:formula="of:=AVERAGE([.C9:.E9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9:.I9])/3" office:value-type="float" office:value="0" calcext:value-type="float">
            <text:p>0</text:p>
          </table:table-cell>
          <table:table-cell table:number-columns-repeated="2"/>
          <table:table-cell table:style-name="ce7" table:formula="of:=AVERAGE([.K9:.L9])" office:value-type="string" office:string-value="" calcext:value-type="error">
            <text:p>#DIV/0!</text:p>
          </table:table-cell>
          <table:table-cell table:formula="of:=272+[.M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0]/[.J10]" office:value-type="string" office:string-value="" calcext:value-type="error">
            <text:p>#DIV/0!</text:p>
          </table:table-cell>
          <table:table-cell table:number-columns-repeated="2"/>
          <table:table-cell table:style-name="ce24"/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0:.I10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0:.L10])" office:value-type="string" office:string-value="" calcext:value-type="error">
            <text:p>#DIV/0!</text:p>
          </table:table-cell>
          <table:table-cell table:formula="of:=272+[.M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1" table:formula="of:=[.F11]/[.J11]" office:value-type="string" office:string-value="" calcext:value-type="error">
            <text:p>#DIV/0!</text:p>
          </table:table-cell>
          <table:table-cell table:number-columns-repeated="4"/>
          <table:table-cell table:formula="of:=AVERAGE([.C11:.E11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1:.I11])/3" office:value-type="float" office:value="0" calcext:value-type="float">
            <text:p>0</text:p>
          </table:table-cell>
          <table:table-cell table:number-columns-repeated="2"/>
          <table:table-cell table:style-name="ce11" table:formula="of:=AVERAGE([.K11:.L11])" office:value-type="string" office:string-value="" calcext:value-type="error">
            <text:p>#DIV/0!</text:p>
          </table:table-cell>
          <table:table-cell table:formula="of:=272+[.M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2]/[.J12]" office:value-type="string" office:string-value="" calcext:value-type="error">
            <text:p>#DIV/0!</text:p>
          </table:table-cell>
          <table:table-cell table:number-columns-repeated="4"/>
          <table:table-cell table:formula="of:=AVERAGE([.C12:.E12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2:.I12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2:.L12])" office:value-type="string" office:string-value="" calcext:value-type="error">
            <text:p>#DIV/0!</text:p>
          </table:table-cell>
          <table:table-cell table:formula="of:=272+[.M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9" table:formula="of:=[.F13]/[.J13]" office:value-type="string" office:string-value="" calcext:value-type="error">
            <text:p>#DIV/0!</text:p>
          </table:table-cell>
          <table:table-cell table:number-columns-repeated="4"/>
          <table:table-cell table:formula="of:=AVERAGE([.C13:.E13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3:.I13])/3" office:value-type="float" office:value="0" calcext:value-type="float">
            <text:p>0</text:p>
          </table:table-cell>
          <table:table-cell table:number-columns-repeated="2"/>
          <table:table-cell table:style-name="ce9" table:formula="of:=AVERAGE([.K13:.L13])" office:value-type="string" office:string-value="" calcext:value-type="error">
            <text:p>#DIV/0!</text:p>
          </table:table-cell>
          <table:table-cell table:formula="of:=272+[.M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4]/[.J14]" office:value-type="string" office:string-value="" calcext:value-type="error">
            <text:p>#DIV/0!</text:p>
          </table:table-cell>
          <table:table-cell table:number-columns-repeated="4"/>
          <table:table-cell table:formula="of:=AVERAGE([.C14:.E14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4:.I1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4:.L14])" office:value-type="string" office:string-value="" calcext:value-type="error">
            <text:p>#DIV/0!</text:p>
          </table:table-cell>
          <table:table-cell table:formula="of:=272+[.M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0" table:formula="of:=[.F15]/[.J15]" office:value-type="string" office:string-value="" calcext:value-type="error">
            <text:p>#DIV/0!</text:p>
          </table:table-cell>
          <table:table-cell table:number-columns-repeated="4"/>
          <table:table-cell table:formula="of:=AVERAGE([.C15:.E15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5:.I15])/3" office:value-type="float" office:value="0" calcext:value-type="float">
            <text:p>0</text:p>
          </table:table-cell>
          <table:table-cell table:number-columns-repeated="2"/>
          <table:table-cell table:style-name="ce20" table:formula="of:=AVERAGE([.K15:.L15])" office:value-type="string" office:string-value="" calcext:value-type="error">
            <text:p>#DIV/0!</text:p>
          </table:table-cell>
          <table:table-cell table:formula="of:=272+[.M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6]/[.J16]" office:value-type="string" office:string-value="" calcext:value-type="error">
            <text:p>#DIV/0!</text:p>
          </table:table-cell>
          <table:table-cell table:number-columns-repeated="4"/>
          <table:table-cell table:formula="of:=AVERAGE([.C16:.E16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6:.I1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6:.L16])" office:value-type="string" office:string-value="" calcext:value-type="error">
            <text:p>#DIV/0!</text:p>
          </table:table-cell>
          <table:table-cell table:formula="of:=272+[.M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7]/[.J17]" office:value-type="string" office:string-value="" calcext:value-type="error">
            <text:p>#DIV/0!</text:p>
          </table:table-cell>
          <table:table-cell table:number-columns-repeated="4"/>
          <table:table-cell table:formula="of:=AVERAGE([.C17:.E17])" office:value-type="string" office:string-value="" calcext:value-type="error">
            <text:p>#DIV/0!</text:p>
          </table:table-cell>
          <table:table-cell table:number-columns-repeated="3"/>
          <table:table-cell table:formula="of:=SUM([.G17:.I17])/3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formula="of:=AVERAGE([.K17:.L17])" office:value-type="string" office:string-value="" calcext:value-type="error">
            <text:p>#DIV/0!</text:p>
          </table:table-cell>
          <table:table-cell table:formula="of:=272+[.M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8]/[.J18]" office:value-type="string" office:string-value="" calcext:value-type="error">
            <text:p>#DIV/0!</text:p>
          </table:table-cell>
          <table:table-cell table:number-columns-repeated="4"/>
          <table:table-cell table:formula="of:=AVERAGE([.C18:.E18])" office:value-type="string" office:string-value="" calcext:value-type="error">
            <text:p>#DIV/0!</text:p>
          </table:table-cell>
          <table:table-cell table:number-columns-repeated="3"/>
          <table:table-cell table:formula="of:=SUM([.G18:.I18])/3" office:value-type="float" office:value="0" calcext:value-type="float">
            <text:p>0</text:p>
          </table:table-cell>
          <table:table-cell table:number-columns-repeated="2"/>
          <table:table-cell table:formula="of:=AVERAGE([.K18:.L18])" office:value-type="string" office:string-value="" calcext:value-type="error">
            <text:p>#DIV/0!</text:p>
          </table:table-cell>
          <table:table-cell table:formula="of:=272+[.M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9]/[.J19]" office:value-type="string" office:string-value="" calcext:value-type="error">
            <text:p>#DIV/0!</text:p>
          </table:table-cell>
          <table:table-cell table:number-columns-repeated="4"/>
          <table:table-cell table:formula="of:=AVERAGE([.C19:.E19])" office:value-type="string" office:string-value="" calcext:value-type="error">
            <text:p>#DIV/0!</text:p>
          </table:table-cell>
          <table:table-cell table:number-columns-repeated="3"/>
          <table:table-cell table:formula="of:=SUM([.G19:.I19])/3" office:value-type="float" office:value="0" calcext:value-type="float">
            <text:p>0</text:p>
          </table:table-cell>
          <table:table-cell table:number-columns-repeated="2"/>
          <table:table-cell table:formula="of:=AVERAGE([.K19:.L19])" office:value-type="string" office:string-value="" calcext:value-type="error">
            <text:p>#DIV/0!</text:p>
          </table:table-cell>
          <table:table-cell table:formula="of:=272+[.M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0]/[.J20]" office:value-type="string" office:string-value="" calcext:value-type="error">
            <text:p>#DIV/0!</text:p>
          </table:table-cell>
          <table:table-cell table:number-columns-repeated="4"/>
          <table:table-cell table:formula="of:=AVERAGE([.C20:.E20])" office:value-type="string" office:string-value="" calcext:value-type="error">
            <text:p>#DIV/0!</text:p>
          </table:table-cell>
          <table:table-cell table:number-columns-repeated="3"/>
          <table:table-cell table:formula="of:=SUM([.G20:.I20])/3" office:value-type="float" office:value="0" calcext:value-type="float">
            <text:p>0</text:p>
          </table:table-cell>
          <table:table-cell table:number-columns-repeated="2"/>
          <table:table-cell table:formula="of:=AVERAGE([.K20:.L20])" office:value-type="string" office:string-value="" calcext:value-type="error">
            <text:p>#DIV/0!</text:p>
          </table:table-cell>
          <table:table-cell table:formula="of:=272+[.M2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1]/[.J21]" office:value-type="string" office:string-value="" calcext:value-type="error">
            <text:p>#DIV/0!</text:p>
          </table:table-cell>
          <table:table-cell table:number-columns-repeated="4"/>
          <table:table-cell table:formula="of:=AVERAGE([.C21:.E21])" office:value-type="string" office:string-value="" calcext:value-type="error">
            <text:p>#DIV/0!</text:p>
          </table:table-cell>
          <table:table-cell table:number-columns-repeated="3"/>
          <table:table-cell table:formula="of:=SUM([.G21:.I21])/3" office:value-type="float" office:value="0" calcext:value-type="float">
            <text:p>0</text:p>
          </table:table-cell>
          <table:table-cell table:number-columns-repeated="2"/>
          <table:table-cell table:formula="of:=AVERAGE([.K21:.L21])" office:value-type="string" office:string-value="" calcext:value-type="error">
            <text:p>#DIV/0!</text:p>
          </table:table-cell>
          <table:table-cell table:formula="of:=272+[.M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2]/[.J22]" office:value-type="string" office:string-value="" calcext:value-type="error">
            <text:p>#DIV/0!</text:p>
          </table:table-cell>
          <table:table-cell table:number-columns-repeated="4"/>
          <table:table-cell table:formula="of:=AVERAGE([.C22:.E22])" office:value-type="string" office:string-value="" calcext:value-type="error">
            <text:p>#DIV/0!</text:p>
          </table:table-cell>
          <table:table-cell table:number-columns-repeated="3"/>
          <table:table-cell table:formula="of:=SUM([.G22:.I22])/3" office:value-type="float" office:value="0" calcext:value-type="float">
            <text:p>0</text:p>
          </table:table-cell>
          <table:table-cell table:number-columns-repeated="2"/>
          <table:table-cell table:formula="of:=AVERAGE([.K22:.L22])" office:value-type="string" office:string-value="" calcext:value-type="error">
            <text:p>#DIV/0!</text:p>
          </table:table-cell>
          <table:table-cell table:formula="of:=272+[.M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3]/[.J23]" office:value-type="string" office:string-value="" calcext:value-type="error">
            <text:p>#DIV/0!</text:p>
          </table:table-cell>
          <table:table-cell table:number-columns-repeated="4"/>
          <table:table-cell table:formula="of:=AVERAGE([.C23:.E23])" office:value-type="string" office:string-value="" calcext:value-type="error">
            <text:p>#DIV/0!</text:p>
          </table:table-cell>
          <table:table-cell table:number-columns-repeated="3"/>
          <table:table-cell table:formula="of:=SUM([.G23:.I23])/3" office:value-type="float" office:value="0" calcext:value-type="float">
            <text:p>0</text:p>
          </table:table-cell>
          <table:table-cell table:number-columns-repeated="3"/>
          <table:table-cell table:formula="of:=272+[.M23]" office:value-type="float" office:value="272" calcext:value-type="float">
            <text:p>272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7">
      <number:day/>
      <number:text>-</number:text>
      <number:month number:textual="true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59">
      <number:month/>
      <number:text>/</number:text>
      <number:day/>
      <number:text>/</number:text>
      <number:year number:style="long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58">
      <number:day/>
      <number:text>-</number:text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56">
      <number:month number:textual="true"/>
      <number:text>-</number:text>
      <number:year/>
    </number:dat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55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53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λPoly" style:display-name="PageStyle_λ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Mono" style:display-name="PageStyle_λ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Org" style:display-name="PageStyle_λO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" style:display-name="PageStyle_Draf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Poly" style:display-name="PageStyle_R-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2" style:display-name="PageStyle_Draf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Mono" style:display-name="PageStyle_R-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standinos Shiakallis</meta:initial-creator>
    <meta:creation-date>2023-11-21T15:18:44</meta:creation-date>
    <dc:date>2023-12-08T17:18:11.903859014</dc:date>
    <meta:generator>LibreOffice/7.3.7.2$Linux_X86_64 LibreOffice_project/30$Build-2</meta:generator>
    <meta:editing-duration>PT43M34S</meta:editing-duration>
    <meta:editing-cycles>6</meta:editing-cycles>
    <meta:document-statistic meta:table-count="7" meta:cell-count="2061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306cm" svg:height="5.625cm" xlink:href=".." xlink:type="simple" chart:class="chart:scatter" chart:style-name="ch1">
        <chart:title svg:x="3.048cm" svg:y="0.248cm" chart:style-name="ch2">
          <text:p>Chart Title</text:p>
        </chart:title>
        <chart:plot-area chart:style-name="ch3" table:cell-range-address="λPoly.B5:λPoly.C11" svg:x="0.166cm" svg:y="1.143cm" svg:width="7.974cm" svg:height="4.37cm">
          <chart:coordinate-region svg:x="0.436cm" svg:y="1.303cm" svg:width="7.448cm" svg:height="3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Poly.C5:λPoly.C11" chart:class="chart:scatter">
            <chart:domain table:cell-range-address="λPoly.B5:λPoly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Poly.B5:λPoly.B11</svg:desc>
                </draw:g>
              </table:table-cell>
              <table:table-cell office:value-type="float" office:value="5.428">
                <text:p>5.428</text:p>
                <draw:g>
                  <svg:desc>λPoly.C5:λPoly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5.302">
                <text:p>5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991cm" svg:height="5.583cm" xlink:href=".." xlink:type="simple" chart:class="chart:scatter" chart:style-name="ch1">
        <chart:title svg:x="2.39cm" svg:y="0.247cm" chart:style-name="ch2">
          <text:p>Chart Title</text:p>
        </chart:title>
        <chart:plot-area chart:style-name="ch3" table:cell-range-address="λMono.B5:λMono.C11" svg:x="0.139cm" svg:y="1.141cm" svg:width="6.713cm" svg:height="4.331cm">
          <chart:coordinate-region svg:x="0.663cm" svg:y="1.301cm" svg:width="5.933cm" svg:height="3.7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Mono.C5:λMono.C11" chart:class="chart:scatter">
            <chart:domain table:cell-range-address="λMono.B5:λMono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Mono.B5:λMono.B11</svg:desc>
                </draw:g>
              </table:table-cell>
              <table:table-cell office:value-type="float" office:value="2.017">
                <text:p>2.017</text:p>
                <draw:g>
                  <svg:desc>λMono.C5:λMono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136cm" svg:height="5.541cm" xlink:href=".." xlink:type="simple" chart:class="chart:scatter" chart:style-name="ch1">
        <chart:title svg:x="2.963cm" svg:y="0.246cm" chart:style-name="ch2">
          <text:p>Chart Title</text:p>
        </chart:title>
        <chart:plot-area chart:style-name="ch3" table:cell-range-address="λOrg.B5:λOrg.C11" svg:x="0.162cm" svg:y="1.139cm" svg:width="7.812cm" svg:height="4.292cm">
          <chart:coordinate-region svg:x="0.686cm" svg:y="1.3cm" svg:width="7.032cm" svg:height="3.7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Org.C5:λOrg.C11" chart:class="chart:scatter">
            <chart:domain table:cell-range-address="λOrg.B5:λOrg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Org.B5:λOrg.B11</svg:desc>
                </draw:g>
              </table:table-cell>
              <table:table-cell office:value-type="float" office:value="4.38">
                <text:p>4.38</text:p>
                <draw:g>
                  <svg:desc>λOrg.C5:λOrg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4.347">
                <text:p>4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3.043">
                <text:p>3.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616cm" svg:height="7.51cm" xlink:href=".." xlink:type="simple" chart:class="chart:scatter" chart:style-name="ch1">
        <chart:title svg:x="6.203cm" svg:y="0.286cm" chart:style-name="ch2">
          <text:p>Chart Title</text:p>
        </chart:title>
        <chart:plot-area chart:style-name="ch3" table:cell-range-address="'R-Mono'.T4:'R-Mono'.U19" svg:x="0.292cm" svg:y="1.219cm" svg:width="14.032cm" svg:height="6.141cm">
          <chart:coordinate-region svg:x="0.562cm" svg:y="1.379cm" svg:width="13.506cm" svg:height="5.5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Mono'.U4:'R-Mono'.U19" chart:class="chart:scatter">
            <chart:domain table:cell-range-address="'R-Mono'.T4:'R-Mono'.T19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.8">
                <text:p>370.8</text:p>
                <draw:g>
                  <svg:desc>'R-Mono'.T4:'R-Mono'.T19</svg:desc>
                </draw:g>
              </table:table-cell>
              <table:table-cell office:value-type="float" office:value="0.528732076817658">
                <text:p>0.528732076817658</text:p>
                <draw:g>
                  <svg:desc>'R-Mono'.U4:'R-Mono'.U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5">
                <text:p>355.5</text:p>
              </table:table-cell>
              <table:table-cell office:value-type="float" office:value="0.434250556484722">
                <text:p>0.434250556484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.36769356994048">
                <text:p>1.36769356994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">
                <text:p>334.8</text:p>
              </table:table-cell>
              <table:table-cell office:value-type="float" office:value="1.55480545519896">
                <text:p>1.5548054551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.2">
                <text:p>325.2</text:p>
              </table:table-cell>
              <table:table-cell office:value-type="float" office:value="1.61395666109086">
                <text:p>1.61395666109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3">
                <text:p>321.3</text:p>
              </table:table-cell>
              <table:table-cell office:value-type="float" office:value="3.03760289985602">
                <text:p>3.0376028998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75">
                <text:p>315.75</text:p>
              </table:table-cell>
              <table:table-cell office:value-type="float" office:value="2.12853712360606">
                <text:p>2.128537123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.2">
                <text:p>311.2</text:p>
              </table:table-cell>
              <table:table-cell office:value-type="float" office:value="3.71814836444381">
                <text:p>3.7181483644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.15">
                <text:p>278.15</text:p>
              </table:table-cell>
              <table:table-cell office:value-type="float" office:value="8.24356908991626">
                <text:p>8.2435690899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35">
                <text:p>281.35</text:p>
              </table:table-cell>
              <table:table-cell office:value-type="float" office:value="8.46988777216664">
                <text:p>8.46988777216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7.55717958369594">
                <text:p>7.5571795836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8.07223847531024">
                <text:p>8.0722384753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.10566818282634">
                <text:p>8.1056681828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.7">
                <text:p>291.7</text:p>
              </table:table-cell>
              <table:table-cell office:value-type="float" office:value="7.05346001786753">
                <text:p>7.05346001786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.55">
                <text:p>305.55</text:p>
              </table:table-cell>
              <table:table-cell office:value-type="float" office:value="4.55568036471531">
                <text:p>4.55568036471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25">
                <text:p>299.25</text:p>
              </table:table-cell>
              <table:table-cell office:value-type="float" office:value="4.42073955298233">
                <text:p>4.42073955298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04cm" svg:height="7.583cm" xlink:href=".." xlink:type="simple" chart:class="chart:scatter" chart:style-name="ch1">
        <chart:title svg:x="5.747cm" svg:y="0.287cm" chart:style-name="ch2">
          <text:p>Chart Title</text:p>
        </chart:title>
        <chart:plot-area chart:style-name="ch3" table:cell-range-address="'R-Poly'.T4:'R-Poly'.U23" svg:x="0.274cm" svg:y="1.221cm" svg:width="13.156cm" svg:height="6.211cm">
          <chart:coordinate-region svg:x="0.545cm" svg:y="1.381cm" svg:width="12.63cm" svg:height="5.6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Poly'.U4:'R-Poly'.U23" chart:class="chart:scatter">
            <chart:domain table:cell-range-address="'R-Poly'.T4:'R-Poly'.T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85">
                <text:p>359.85</text:p>
                <draw:g>
                  <svg:desc>'R-Poly'.T4:'R-Poly'.T23</svg:desc>
                </draw:g>
              </table:table-cell>
              <table:table-cell office:value-type="float" office:value="3.74575743147208">
                <text:p>3.74575743147208</text:p>
                <draw:g>
                  <svg:desc>'R-Poly'.U4:'R-Poly'.U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85">
                <text:p>348.85</text:p>
              </table:table-cell>
              <table:table-cell office:value-type="float" office:value="4.24854655049194">
                <text:p>4.2485465504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7">
                <text:p>341.7</text:p>
              </table:table-cell>
              <table:table-cell office:value-type="float" office:value="4.75762707417505">
                <text:p>4.7576270741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4.77972652443585">
                <text:p>4.7797265244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.25">
                <text:p>326.25</text:p>
              </table:table-cell>
              <table:table-cell office:value-type="float" office:value="5.05751187425323">
                <text:p>5.0575118742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65">
                <text:p>323.65</text:p>
              </table:table-cell>
              <table:table-cell office:value-type="float" office:value="5.16321704199201">
                <text:p>5.16321704199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.1">
                <text:p>320.1</text:p>
              </table:table-cell>
              <table:table-cell office:value-type="float" office:value="5.32359946276725">
                <text:p>5.3235994627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4">
                <text:p>316.4</text:p>
              </table:table-cell>
              <table:table-cell office:value-type="float" office:value="5.20598905514912">
                <text:p>5.2059890551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.4">
                <text:p>312.4</text:p>
              </table:table-cell>
              <table:table-cell office:value-type="float" office:value="5.51073104486507">
                <text:p>5.51073104486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.6">
                <text:p>308.6</text:p>
              </table:table-cell>
              <table:table-cell office:value-type="float" office:value="5.57293940323182">
                <text:p>5.572939403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.05">
                <text:p>279.05</text:p>
              </table:table-cell>
              <table:table-cell office:value-type="float" office:value="6.54816670090088">
                <text:p>6.5481667009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.1">
                <text:p>281.1</text:p>
              </table:table-cell>
              <table:table-cell office:value-type="float" office:value="6.63595942339598">
                <text:p>6.63595942339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.4">
                <text:p>282.4</text:p>
              </table:table-cell>
              <table:table-cell office:value-type="float" office:value="6.4613820491687">
                <text:p>6.4613820491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.15">
                <text:p>284.15</text:p>
              </table:table-cell>
              <table:table-cell office:value-type="float" office:value="5.93195166652558">
                <text:p>5.93195166652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9">
                <text:p>285.9</text:p>
              </table:table-cell>
              <table:table-cell office:value-type="float" office:value="6.20189052939035">
                <text:p>6.20189052939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2">
                <text:p>287.2</text:p>
              </table:table-cell>
              <table:table-cell office:value-type="float" office:value="6.15975152987664">
                <text:p>6.15975152987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65">
                <text:p>288.65</text:p>
              </table:table-cell>
              <table:table-cell office:value-type="float" office:value="6.00917126496752">
                <text:p>6.00917126496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1">
                <text:p>306.1</text:p>
              </table:table-cell>
              <table:table-cell office:value-type="float" office:value="5.82772486289941">
                <text:p>5.8277248628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9">
                <text:p>303.9</text:p>
              </table:table-cell>
              <table:table-cell office:value-type="float" office:value="5.88447581021293">
                <text:p>5.88447581021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15">
                <text:p>302.15</text:p>
              </table:table-cell>
              <table:table-cell office:value-type="float" office:value="5.86920789034716">
                <text:p>5.86920789034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